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T5" style:parent-style-name="Fuentedepárrafopredeter." style:family="text">
      <style:text-properties style:font-name="Wingdings" style:font-name-asian="Wingdings" style:font-name-complex="Wingdings"/>
    </style:style>
    <style:style style:name="T6" style:parent-style-name="Fuentedepárrafopredeter." style:family="text">
      <style:text-properties style:font-name="Wingdings" style:font-name-asian="Wingdings" style:font-name-complex="Wingdings"/>
    </style:style>
    <style:style style:name="T7" style:parent-style-name="Fuentedepárrafopredeter." style:family="text">
      <style:text-properties style:font-name="Wingdings" style:font-name-asian="Wingdings" style:font-name-complex="Wingdings"/>
    </style:style>
    <style:style style:name="P8" style:parent-style-name="Normal" style:family="paragraph">
      <style:text-properties fo:font-weight="bold" style:font-weight-asian="bold" style:font-weight-complex="bold"/>
    </style:style>
    <style:style style:name="P9" style:parent-style-name="Normal" style:list-style-name="LFO2" style:family="paragraph"/>
    <style:style style:name="P10" style:parent-style-name="Normal" style:list-style-name="LFO2" style:family="paragraph"/>
    <style:style style:name="P11" style:parent-style-name="Normal" style:list-style-name="LFO2" style:family="paragraph"/>
    <style:style style:name="P12" style:parent-style-name="Normal" style:list-style-name="LFO2" style:family="paragraph"/>
    <style:style style:name="T13" style:parent-style-name="Fuentedepárrafopredeter." style:family="text">
      <style:text-properties fo:font-style="italic" style:font-style-asian="italic" style:font-style-complex="italic"/>
    </style:style>
    <style:style style:name="T14" style:parent-style-name="Fuentedepárrafopredeter." style:family="text">
      <style:text-properties style:font-name="Wingdings" style:font-name-asian="Wingdings" style:font-name-complex="Wingdings"/>
    </style:style>
    <style:style style:name="T15" style:parent-style-name="Fuentedepárrafopredeter." style:family="text">
      <style:text-properties style:font-name="Wingdings" style:font-name-asian="Wingdings" style:font-name-complex="Wingdings"/>
    </style:style>
    <style:style style:name="T16" style:parent-style-name="Fuentedepárrafopredeter." style:family="text">
      <style:text-properties style:font-name="Wingdings" style:font-name-asian="Wingdings" style:font-name-complex="Wingdings"/>
    </style:style>
    <style:style style:name="T17" style:parent-style-name="Fuentedepárrafopredeter." style:family="text">
      <style:text-properties style:font-name="Wingdings" style:font-name-asian="Wingdings" style:font-name-complex="Wingdings"/>
    </style:style>
    <style:style style:name="T18" style:parent-style-name="Fuentedepárrafopredeter." style:family="text">
      <style:text-properties style:font-name="Wingdings" style:font-name-asian="Wingdings" style:font-name-complex="Wingdings"/>
    </style:style>
    <style:style style:name="P19" style:parent-style-name="Normal" style:family="paragraph">
      <style:text-properties fo:font-weight="bold" style:font-weight-asian="bold" style:font-weight-complex="bold"/>
    </style:style>
    <style:style style:name="P20" style:parent-style-name="Normal" style:list-style-name="LFO3" style:family="paragraph"/>
    <style:style style:name="P21" style:parent-style-name="Normal" style:list-style-name="LFO3" style:family="paragraph"/>
    <style:style style:name="P22" style:parent-style-name="Normal" style:list-style-name="LFO3" style:family="paragraph"/>
    <style:style style:name="P23" style:parent-style-name="Normal" style:list-style-name="LFO3" style:family="paragraph"/>
    <style:style style:name="P24" style:parent-style-name="Normal" style:list-style-name="LFO3" style:family="paragraph"/>
    <style:style style:name="P25" style:parent-style-name="Normal" style:list-style-name="LFO3" style:family="paragraph"/>
    <style:style style:name="P26" style:parent-style-name="Normal" style:list-style-name="LFO3" style:family="paragraph"/>
    <style:style style:name="P27" style:parent-style-name="Normal" style:list-style-name="LFO3" style:family="paragraph"/>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style="italic" style:font-style-asian="italic" style:font-style-complex="italic"/>
    </style:style>
    <style:style style:name="T35" style:parent-style-name="Fuentedepárrafopredeter." style:family="text">
      <style:text-properties fo:font-style="italic" style:font-style-asian="italic" style:font-style-complex="italic"/>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style="italic" style:font-style-asian="italic" style:font-style-complex="italic"/>
    </style:style>
    <style:style style:name="T38" style:parent-style-name="Fuentedepárrafopredeter." style:family="text">
      <style:text-properties style:font-name="Wingdings" style:font-name-asian="Wingdings" style:font-name-complex="Wingdings"/>
    </style:style>
    <style:style style:name="T39" style:parent-style-name="Fuentedepárrafopredeter." style:family="text">
      <style:text-properties style:font-name="Wingdings" style:font-name-asian="Wingdings" style:font-name-complex="Wingdings"/>
    </style:style>
    <style:style style:name="T40" style:parent-style-name="Fuentedepárrafopredeter." style:family="text">
      <style:text-properties style:font-name="Wingdings" style:font-name-asian="Wingdings" style:font-name-complex="Wingdings"/>
    </style:style>
    <style:style style:name="T41" style:parent-style-name="Fuentedepárrafopredeter." style:family="text">
      <style:text-properties style:font-name="Wingdings" style:font-name-asian="Wingdings" style:font-name-complex="Wingdings"/>
    </style:style>
    <style:style style:name="P42" style:parent-style-name="Normal" style:family="paragraph">
      <style:text-properties fo:font-weight="bold" style:font-weight-asian="bold" style:font-weight-complex="bold"/>
    </style:style>
    <style:style style:name="P43" style:parent-style-name="Normal" style:list-style-name="LFO4" style:family="paragraph"/>
    <style:style style:name="P44" style:parent-style-name="Normal" style:list-style-name="LFO4" style:family="paragraph"/>
    <style:style style:name="T45" style:parent-style-name="Fuentedepárrafopredeter." style:family="text">
      <style:text-properties fo:font-style="italic" style:font-style-asian="italic" style:font-style-complex="italic"/>
    </style:style>
    <style:style style:name="P46" style:parent-style-name="Normal" style:list-style-name="LFO4" style:family="paragraph"/>
    <style:style style:name="T47" style:parent-style-name="Fuentedepárrafopredeter." style:family="text">
      <style:text-properties fo:font-style="italic" style:font-style-asian="italic" style:font-style-complex="italic"/>
    </style:style>
    <style:style style:name="P48" style:parent-style-name="Normal" style:list-style-name="LFO4" style:family="paragraph"/>
    <style:style style:name="T49" style:parent-style-name="Fuentedepárrafopredeter." style:family="text">
      <style:text-properties fo:font-style="italic" style:font-style-asian="italic" style:font-style-complex="italic"/>
    </style:style>
    <style:style style:name="P50" style:parent-style-name="Normal" style:list-style-name="LFO4" style:family="paragraph"/>
    <style:style style:name="T51" style:parent-style-name="Fuentedepárrafopredeter." style:family="text">
      <style:text-properties fo:language="en" fo:country="GB"/>
    </style:style>
    <style:style style:name="T52" style:parent-style-name="Fuentedepárrafopredeter." style:family="text">
      <style:text-properties fo:font-style="italic" style:font-style-asian="italic" style:font-style-complex="italic" fo:language="en" fo:country="GB"/>
    </style:style>
    <style:style style:name="T53" style:parent-style-name="Fuentedepárrafopredeter." style:family="text">
      <style:text-properties fo:language="en" fo:country="GB"/>
    </style:style>
    <style:style style:name="T54" style:parent-style-name="Fuentedepárrafopredeter." style:family="text">
      <style:text-properties fo:font-style="italic" style:font-style-asian="italic" style:font-style-complex="italic" fo:language="en" fo:country="GB"/>
    </style:style>
    <style:style style:name="T55" style:parent-style-name="Fuentedepárrafopredeter." style:family="text">
      <style:text-properties fo:language="en" fo:country="GB"/>
    </style:style>
    <style:style style:name="P56" style:parent-style-name="Normal" style:list-style-name="LFO4" style:family="paragraph"/>
    <style:style style:name="P57" style:parent-style-name="Normal" style:list-style-name="LFO4" style:family="paragraph"/>
    <style:style style:name="P58" style:parent-style-name="Normal" style:list-style-name="LFO4" style:family="paragraph"/>
    <style:style style:name="T59" style:parent-style-name="Fuentedepárrafopredeter." style:family="text">
      <style:text-properties fo:font-style="italic" style:font-style-asian="italic" style:font-style-complex="italic"/>
    </style:style>
    <style:style style:name="T60" style:parent-style-name="Fuentedepárrafopredeter." style:family="text">
      <style:text-properties fo:font-style="italic" style:font-style-asian="italic" style:font-style-complex="italic"/>
    </style:style>
    <style:style style:name="T61" style:parent-style-name="Fuentedepárrafopredeter." style:family="text">
      <style:text-properties fo:font-style="italic" style:font-style-asian="italic" style:font-style-complex="italic"/>
    </style:style>
    <style:style style:name="P62" style:parent-style-name="Normal" style:family="paragraph">
      <style:text-properties fo:font-weight="bold" style:font-weight-asian="bold" style:font-weight-complex="bold"/>
    </style:style>
    <style:style style:name="P63" style:parent-style-name="Normal" style:family="paragraph">
      <style:paragraph-properties fo:margin-bottom="0.0694in" fo:line-height="90%"/>
    </style:style>
    <style:style style:name="T64" style:parent-style-name="Fuentedepárrafopredeter." style:family="text">
      <style:text-properties style:font-name-complex="Calibri" fo:color="#000000" style:letter-kerning="true" fo:language="en" fo:country="US"/>
    </style:style>
    <style:style style:name="T65" style:parent-style-name="Fuentedepárrafopredeter." style:family="text">
      <style:text-properties style:font-name-complex="Calibri" fo:font-style="italic" style:font-style-asian="italic" style:font-style-complex="italic" fo:color="#000000" style:letter-kerning="true" fo:language="en" fo:country="US"/>
    </style:style>
    <style:style style:name="T66" style:parent-style-name="Fuentedepárrafopredeter." style:family="text">
      <style:text-properties style:font-name-complex="Calibri" fo:color="#000000" style:letter-kerning="true" fo:language="en" fo:country="US"/>
    </style:style>
    <style:style style:name="P67" style:parent-style-name="Normal" style:family="paragraph">
      <style:paragraph-properties fo:margin-bottom="0.0833in" fo:line-height="90%"/>
    </style:style>
    <style:style style:name="T68" style:parent-style-name="Fuentedepárrafopredeter." style:family="text">
      <style:text-properties style:font-name-complex="Calibri" fo:font-weight="bold" style:font-weight-asian="bold" style:font-weight-complex="bold" fo:color="#000000" style:letter-kerning="true" fo:font-size="14.5pt" style:font-size-asian="14.5pt" style:font-size-complex="14.5pt" fo:language="en" fo:country="US"/>
    </style:style>
    <style:style style:name="P69" style:parent-style-name="Normal" style:family="paragraph">
      <style:paragraph-properties fo:margin-bottom="0.0694in" fo:line-height="90%"/>
    </style:style>
    <style:style style:name="T70" style:parent-style-name="Fuentedepárrafopredeter." style:family="text">
      <style:text-properties style:font-name-complex="Calibri" fo:color="#000000" style:letter-kerning="true" fo:language="en" fo:country="US"/>
    </style:style>
    <style:style style:name="P71" style:parent-style-name="Normal" style:family="paragraph">
      <style:paragraph-properties fo:margin-bottom="0.0833in" fo:line-height="90%"/>
    </style:style>
    <style:style style:name="T72" style:parent-style-name="Fuentedepárrafopredeter." style:family="text">
      <style:text-properties style:font-name-complex="Calibri" fo:font-weight="bold" style:font-weight-asian="bold" style:font-weight-complex="bold" fo:color="#000000" style:letter-kerning="true" fo:font-size="14.5pt" style:font-size-asian="14.5pt" style:font-size-complex="14.5pt" fo:language="en" fo:country="US"/>
    </style:style>
    <style:style style:name="P73" style:parent-style-name="Normal" style:family="paragraph">
      <style:paragraph-properties fo:margin-bottom="0.0694in" fo:line-height="90%"/>
    </style:style>
    <style:style style:name="T74" style:parent-style-name="Fuentedepárrafopredeter." style:family="text">
      <style:text-properties style:font-name-complex="Calibri" fo:color="#000000" style:letter-kerning="true"/>
    </style:style>
    <style:style style:name="T75" style:parent-style-name="Fuentedepárrafopredeter." style:family="text">
      <style:text-properties style:font-name-complex="Calibri" fo:font-style="italic" style:font-style-asian="italic" style:font-style-complex="italic" fo:color="#000000" style:letter-kerning="true"/>
    </style:style>
    <style:style style:name="T76" style:parent-style-name="Fuentedepárrafopredeter." style:family="text">
      <style:text-properties style:font-name-complex="Calibri" fo:color="#000000" style:letter-kerning="true"/>
    </style:style>
    <style:style style:name="T77" style:parent-style-name="Fuentedepárrafopredeter." style:family="text">
      <style:text-properties style:font-name-complex="Calibri" fo:color="#000000" style:letter-kerning="true" fo:language="en" fo:country="US"/>
    </style:style>
    <style:style style:name="P78" style:parent-style-name="Normal" style:family="paragraph">
      <style:paragraph-properties fo:margin-bottom="0.0833in" fo:line-height="90%"/>
    </style:style>
    <style:style style:name="T79" style:parent-style-name="Fuentedepárrafopredeter." style:family="text">
      <style:text-properties style:font-name-complex="Calibri" fo:font-weight="bold" style:font-weight-asian="bold" style:font-weight-complex="bold" fo:color="#000000" style:letter-kerning="true" fo:font-size="14.5pt" style:font-size-asian="14.5pt" style:font-size-complex="14.5pt" fo:language="en" fo:country="US"/>
    </style:style>
    <style:style style:name="P80" style:parent-style-name="Normal" style:family="paragraph">
      <style:text-properties fo:font-weight="bold" style:font-weight-asian="bold" style:font-weight-complex="bold"/>
    </style:style>
    <style:style style:name="P81" style:parent-style-name="Normal" style:list-style-name="LFO5" style:family="paragraph"/>
    <style:style style:name="P82" style:parent-style-name="Normal" style:list-style-name="LFO6" style:family="paragraph"/>
    <style:style style:name="P83" style:parent-style-name="Normal" style:list-style-name="LFO7" style:family="paragraph"/>
    <style:style style:name="P84" style:parent-style-name="Normal" style:list-style-name="LFO8" style:family="paragraph"/>
    <style:style style:name="P85" style:parent-style-name="Normal" style:list-style-name="LFO8" style:family="paragraph"/>
    <style:style style:name="T86" style:parent-style-name="Fuentedepárrafopredeter." style:family="text">
      <style:text-properties fo:language="en" fo:country="GB"/>
    </style:style>
    <style:style style:name="P87" style:parent-style-name="Normal" style:list-style-name="LFO8" style:family="paragraph"/>
    <style:style style:name="P88" style:parent-style-name="Normal" style:list-style-name="LFO8" style:family="paragraph"/>
    <style:style style:name="P89" style:parent-style-name="Normal" style:list-style-name="LFO8" style:family="paragraph"/>
    <style:style style:name="P90" style:parent-style-name="Normal" style:list-style-name="LFO8" style:family="paragraph"/>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fo:font-weight="bold" style:font-weight-asian="bold" style:font-weight-complex="bold" fo:font-style="italic" style:font-style-asian="italic" style:font-style-complex="italic"/>
    </style:style>
    <style:style style:name="T93" style:parent-style-name="Fuentedepárrafopredeter." style:family="text">
      <style:text-properties fo:font-weight="bold" style:font-weight-asian="bold" style:font-weight-complex="bold"/>
    </style:style>
    <style:style style:name="P94" style:parent-style-name="Normal" style:list-style-name="LFO9" style:family="paragraph"/>
    <style:style style:name="P95" style:parent-style-name="Normal" style:list-style-name="LFO9" style:family="paragraph"/>
    <style:style style:name="P96" style:parent-style-name="Normal" style:list-style-name="LFO9" style:family="paragraph"/>
    <style:style style:name="T97" style:parent-style-name="Fuentedepárrafopredeter." style:family="text">
      <style:text-properties fo:language="en" fo:country="GB"/>
    </style:style>
    <style:style style:name="T98" style:parent-style-name="Fuentedepárrafopredeter." style:family="text">
      <style:text-properties fo:font-style="italic" style:font-style-asian="italic" style:font-style-complex="italic" fo:language="en" fo:country="GB"/>
    </style:style>
    <style:style style:name="T99" style:parent-style-name="Fuentedepárrafopredeter." style:family="text">
      <style:text-properties fo:font-style="italic" style:font-style-asian="italic" style:font-style-complex="italic"/>
    </style:style>
    <style:style style:name="T100" style:parent-style-name="Fuentedepárrafopredeter." style:family="text">
      <style:text-properties fo:font-weight="bold" style:font-weight-asian="bold" style:font-weight-complex="bold"/>
    </style:style>
    <style:style style:name="T101" style:parent-style-name="Fuentedepárrafopredeter." style:family="text">
      <style:text-properties fo:font-weight="bold" style:font-weight-asian="bold" style:font-weight-complex="bold" fo:font-style="italic" style:font-style-asian="italic" style:font-style-complex="italic"/>
    </style:style>
    <style:style style:name="T102" style:parent-style-name="Fuentedepárrafopredeter." style:family="text">
      <style:text-properties fo:font-weight="bold" style:font-weight-asian="bold" style:font-weight-complex="bold"/>
    </style:style>
    <style:style style:name="T103" style:parent-style-name="Fuentedepárrafopredeter." style:family="text">
      <style:text-properties fo:font-weight="bold" style:font-weight-asian="bold" style:font-weight-complex="bold" fo:font-style="italic" style:font-style-asian="italic" style:font-style-complex="italic"/>
    </style:style>
    <style:style style:name="T104" style:parent-style-name="Fuentedepárrafopredeter." style:family="text">
      <style:text-properties fo:font-weight="bold" style:font-weight-asian="bold" style:font-weight-complex="bold"/>
    </style:style>
    <style:style style:name="P105" style:parent-style-name="Normal" style:list-style-name="LFO10" style:family="paragraph">
      <style:text-properties fo:font-style="italic" style:font-style-asian="italic" style:font-style-complex="italic" style:text-underline-type="single" style:text-underline-style="solid" style:text-underline-width="auto" style:text-underline-mode="continuous"/>
    </style:style>
    <style:style style:name="P106" style:parent-style-name="Normal" style:list-style-name="LFO10" style:family="paragraph"/>
    <style:style style:name="T107" style:parent-style-name="Fuentedepárrafopredeter." style:family="text">
      <style:text-properties fo:font-style="italic" style:font-style-asian="italic" style:font-style-complex="italic"/>
    </style:style>
    <style:style style:name="P108" style:parent-style-name="Normal" style:list-style-name="LFO10" style:family="paragraph"/>
    <style:style style:name="T109" style:parent-style-name="Fuentedepárrafopredeter." style:family="text">
      <style:text-properties fo:font-style="italic" style:font-style-asian="italic" style:font-style-complex="italic"/>
    </style:style>
    <style:style style:name="T110" style:parent-style-name="Fuentedepárrafopredeter." style:family="text">
      <style:text-properties fo:font-style="italic" style:font-style-asian="italic" style:font-style-complex="italic"/>
    </style:style>
    <style:style style:name="P111" style:parent-style-name="Normal" style:list-style-name="LFO10" style:family="paragraph"/>
    <style:style style:name="P112" style:parent-style-name="Normal" style:list-style-name="LFO10" style:family="paragraph"/>
    <style:style style:name="T113" style:parent-style-name="Fuentedepárrafopredeter." style:family="text">
      <style:text-properties fo:font-style="italic" style:font-style-asian="italic" style:font-style-complex="italic"/>
    </style:style>
    <style:style style:name="T114" style:parent-style-name="Fuentedepárrafopredeter." style:family="text">
      <style:text-properties fo:font-style="italic" style:font-style-asian="italic" style:font-style-complex="italic"/>
    </style:style>
    <style:style style:name="P115" style:parent-style-name="Normal" style:list-style-name="LFO10" style:family="paragraph"/>
    <style:style style:name="P116" style:parent-style-name="Normal" style:list-style-name="LFO10" style:family="paragraph">
      <style:text-properties fo:language="en" fo:country="GB"/>
    </style:style>
    <style:style style:name="T117" style:parent-style-name="Fuentedepárrafopredeter." style:family="text">
      <style:text-properties fo:font-weight="bold" style:font-weight-asian="bold" style:font-weight-complex="bold"/>
    </style:style>
    <style:style style:name="T118" style:parent-style-name="Fuentedepárrafopredeter." style:family="text">
      <style:text-properties fo:font-weight="bold" style:font-weight-asian="bold" style:font-weight-complex="bold" fo:font-style="italic" style:font-style-asian="italic" style:font-style-complex="italic"/>
    </style:style>
    <style:style style:name="T119" style:parent-style-name="Fuentedepárrafopredeter." style:family="text">
      <style:text-properties fo:font-weight="bold" style:font-weight-asian="bold" style:font-weight-complex="bold"/>
    </style:style>
    <style:style style:name="P120" style:parent-style-name="Normal" style:list-style-name="LFO11" style:family="paragraph"/>
    <style:style style:name="T121" style:parent-style-name="Fuentedepárrafopredeter." style:family="text">
      <style:text-properties fo:font-style="italic" style:font-style-asian="italic" style:font-style-complex="italic"/>
    </style:style>
    <style:style style:name="T122" style:parent-style-name="Fuentedepárrafopredeter." style:family="text">
      <style:text-properties fo:font-style="italic" style:font-style-asian="italic" style:font-style-complex="italic"/>
    </style:style>
    <style:style style:name="P123" style:parent-style-name="Normal" style:list-style-name="LFO11" style:family="paragraph"/>
    <style:style style:name="T124" style:parent-style-name="Fuentedepárrafopredeter." style:family="text">
      <style:text-properties fo:font-weight="bold" style:font-weight-asian="bold" style:font-weight-complex="bold" fo:language="en" fo:country="GB"/>
    </style:style>
    <style:style style:name="T125" style:parent-style-name="Fuentedepárrafopredeter." style:family="text">
      <style:text-properties fo:font-weight="bold" style:font-weight-asian="bold" style:font-weight-complex="bold" fo:font-style="italic" style:font-style-asian="italic" style:font-style-complex="italic" fo:language="en" fo:country="GB"/>
    </style:style>
    <style:style style:name="T126" style:parent-style-name="Fuentedepárrafopredeter." style:family="text">
      <style:text-properties fo:font-weight="bold" style:font-weight-asian="bold" style:font-weight-complex="bold" fo:language="en" fo:country="GB"/>
    </style:style>
    <style:style style:name="T127" style:parent-style-name="Fuentedepárrafopredeter." style:family="text">
      <style:text-properties fo:font-weight="bold" style:font-weight-asian="bold" style:font-weight-complex="bold" fo:font-style="italic" style:font-style-asian="italic" style:font-style-complex="italic" fo:language="en" fo:country="GB"/>
    </style:style>
    <style:style style:name="T128" style:parent-style-name="Fuentedepárrafopredeter." style:family="text">
      <style:text-properties fo:font-weight="bold" style:font-weight-asian="bold" style:font-weight-complex="bold" fo:language="en" fo:country="GB"/>
    </style:style>
    <style:style style:name="T129" style:parent-style-name="Fuentedepárrafopredeter." style:family="text">
      <style:text-properties fo:font-weight="bold" style:font-weight-asian="bold" style:font-weight-complex="bold"/>
    </style:style>
    <style:style style:name="P130" style:parent-style-name="Normal" style:list-style-name="LFO12" style:family="paragraph"/>
    <style:style style:name="P131" style:parent-style-name="Normal" style:list-style-name="LFO12" style:family="paragraph"/>
    <style:style style:name="T132" style:parent-style-name="Fuentedepárrafopredeter." style:family="text">
      <style:text-properties fo:font-style="italic" style:font-style-asian="italic" style:font-style-complex="italic" fo:language="en" fo:country="GB"/>
    </style:style>
    <style:style style:name="T133" style:parent-style-name="Fuentedepárrafopredeter." style:family="text">
      <style:text-properties fo:language="en" fo:country="GB"/>
    </style:style>
    <style:style style:name="P134" style:parent-style-name="Normal" style:list-style-name="LFO12" style:family="paragraph"/>
    <style:style style:name="T135" style:parent-style-name="Fuentedepárrafopredeter." style:family="text">
      <style:text-properties fo:font-style="italic" style:font-style-asian="italic" style:font-style-complex="italic" fo:language="en" fo:country="GB"/>
    </style:style>
    <style:style style:name="T136" style:parent-style-name="Fuentedepárrafopredeter." style:family="text">
      <style:text-properties fo:language="en" fo:country="GB"/>
    </style:style>
    <style:style style:name="T137" style:parent-style-name="Fuentedepárrafopredeter." style:family="text">
      <style:text-properties fo:font-style="italic" style:font-style-asian="italic" style:font-style-complex="italic"/>
    </style:style>
    <style:style style:name="P138" style:parent-style-name="Normal" style:family="paragraph">
      <style:text-properties fo:font-weight="bold" style:font-weight-asian="bold" style:font-weight-complex="bold"/>
    </style:style>
    <style:style style:name="P139" style:parent-style-name="Normal" style:list-style-name="LFO13" style:family="paragraph"/>
    <style:style style:name="T140" style:parent-style-name="Fuentedepárrafopredeter." style:family="text">
      <style:text-properties fo:font-style="italic" style:font-style-asian="italic" style:font-style-complex="italic" fo:language="en" fo:country="GB"/>
    </style:style>
    <style:style style:name="T141" style:parent-style-name="Fuentedepárrafopredeter." style:family="text">
      <style:text-properties fo:language="en" fo:country="GB"/>
    </style:style>
    <style:style style:name="P142" style:parent-style-name="Normal" style:list-style-name="LFO13" style:family="paragraph"/>
    <style:style style:name="T143" style:parent-style-name="Fuentedepárrafopredeter." style:family="text">
      <style:text-properties fo:font-style="italic" style:font-style-asian="italic" style:font-style-complex="italic" fo:language="en" fo:country="GB"/>
    </style:style>
    <style:style style:name="T144" style:parent-style-name="Fuentedepárrafopredeter." style:family="text">
      <style:text-properties fo:language="en" fo:country="GB"/>
    </style:style>
    <style:style style:name="P145" style:parent-style-name="Normal" style:list-style-name="LFO13" style:family="paragraph"/>
    <style:style style:name="T146" style:parent-style-name="Fuentedepárrafopredeter." style:family="text">
      <style:text-properties fo:font-style="italic" style:font-style-asian="italic" style:font-style-complex="italic" fo:language="en" fo:country="GB"/>
    </style:style>
    <style:style style:name="T147" style:parent-style-name="Fuentedepárrafopredeter." style:family="text">
      <style:text-properties fo:language="en" fo:country="GB"/>
    </style:style>
    <style:style style:name="T148" style:parent-style-name="Fuentedepárrafopredeter." style:family="text">
      <style:text-properties fo:language="en" fo:country="GB"/>
    </style:style>
    <style:style style:name="T149" style:parent-style-name="Fuentedepárrafopredeter." style:family="text">
      <style:text-properties fo:font-style="italic" style:font-style-asian="italic" style:font-style-complex="italic"/>
    </style:style>
    <style:style style:name="P150" style:parent-style-name="Normal" style:family="paragraph">
      <style:text-properties fo:font-weight="bold" style:font-weight-asian="bold" style:font-weight-complex="bold"/>
    </style:style>
    <style:style style:name="P151" style:parent-style-name="Normal" style:list-style-name="LFO14" style:family="paragraph"/>
    <style:style style:name="P152" style:parent-style-name="Normal" style:list-style-name="LFO14" style:family="paragraph"/>
    <style:style style:name="T153" style:parent-style-name="Fuentedepárrafopredeter." style:family="text">
      <style:text-properties fo:font-style="italic" style:font-style-asian="italic" style:font-style-complex="italic"/>
    </style:style>
    <style:style style:name="T154" style:parent-style-name="Fuentedepárrafopredeter." style:family="text">
      <style:text-properties fo:font-style="italic" style:font-style-asian="italic" style:font-style-complex="italic"/>
    </style:style>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font-style-complex="italic"/>
    </style:style>
    <style:style style:name="P157" style:parent-style-name="Normal" style:list-style-name="LFO14" style:family="paragraph"/>
    <style:style style:name="T158" style:parent-style-name="Fuentedepárrafopredeter." style:family="text">
      <style:text-properties fo:font-style="italic" style:font-style-asian="italic" style:font-style-complex="italic"/>
    </style:style>
    <style:style style:name="P159" style:parent-style-name="Normal" style:list-style-name="LFO14" style:family="paragraph"/>
    <style:style style:name="P160" style:parent-style-name="Normal" style:list-style-name="LFO14" style:family="paragraph"/>
    <style:style style:name="T161" style:parent-style-name="Fuentedepárrafopredeter." style:family="text">
      <style:text-properties fo:font-style="italic" style:font-style-asian="italic" style:font-style-complex="italic"/>
    </style:style>
    <style:style style:name="T162" style:parent-style-name="Fuentedepárrafopredeter." style:family="text">
      <style:text-properties fo:font-style="italic" style:font-style-asian="italic" style:font-style-complex="italic"/>
    </style:style>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fo:font-weight="bold" style:font-weight-asian="bold" style:font-weight-complex="bold"/>
    </style:style>
    <style:style style:name="T165" style:parent-style-name="Fuentedepárrafopredeter." style:family="text">
      <style:text-properties fo:font-weight="bold" style:font-weight-asian="bold" style:font-weight-complex="bold" fo:font-style="italic" style:font-style-asian="italic" style:font-style-complex="italic"/>
    </style:style>
    <style:style style:name="T166" style:parent-style-name="Fuentedepárrafopredeter." style:family="text">
      <style:text-properties fo:font-weight="bold" style:font-weight-asian="bold" style:font-weight-complex="bold"/>
    </style:style>
    <style:style style:name="T167" style:parent-style-name="Fuentedepárrafopredeter." style:family="text">
      <style:text-properties fo:font-weight="bold" style:font-weight-asian="bold" style:font-weight-complex="bold" fo:font-style="italic" style:font-style-asian="italic" style:font-style-complex="italic"/>
    </style:style>
    <style:style style:name="T168" style:parent-style-name="Fuentedepárrafopredeter." style:family="text">
      <style:text-properties fo:font-weight="bold" style:font-weight-asian="bold" style:font-weight-complex="bold"/>
    </style:style>
    <style:style style:name="P169" style:parent-style-name="Normal" style:list-style-name="LFO15" style:family="paragraph"/>
    <style:style style:name="T170" style:parent-style-name="Fuentedepárrafopredeter." style:family="text">
      <style:text-properties fo:font-style="italic" style:font-style-asian="italic" style:font-style-complex="italic" fo:language="en" fo:country="GB"/>
    </style:style>
    <style:style style:name="T171" style:parent-style-name="Fuentedepárrafopredeter." style:family="text">
      <style:text-properties fo:language="en" fo:country="GB"/>
    </style:style>
    <style:style style:name="P172" style:parent-style-name="Normal" style:list-style-name="LFO15" style:family="paragraph"/>
    <style:style style:name="T173" style:parent-style-name="Fuentedepárrafopredeter." style:family="text">
      <style:text-properties fo:language="en" fo:country="GB"/>
    </style:style>
    <style:style style:name="T174" style:parent-style-name="Fuentedepárrafopredeter." style:family="text">
      <style:text-properties fo:font-style="italic" style:font-style-asian="italic" style:font-style-complex="italic" fo:language="en" fo:country="GB"/>
    </style:style>
    <style:style style:name="T175" style:parent-style-name="Fuentedepárrafopredeter." style:family="text">
      <style:text-properties fo:language="en" fo:country="GB"/>
    </style:style>
    <style:style style:name="P176" style:parent-style-name="Normal" style:list-style-name="LFO15" style:family="paragraph"/>
    <style:style style:name="P177" style:parent-style-name="Normal" style:list-style-name="LFO15" style:family="paragraph"/>
    <style:style style:name="P178" style:parent-style-name="Normal" style:list-style-name="LFO15" style:family="paragraph"/>
    <style:style style:name="T179" style:parent-style-name="Fuentedepárrafopredeter." style:family="text">
      <style:text-properties fo:language="en" fo:country="GB"/>
    </style:style>
    <style:style style:name="T180" style:parent-style-name="Fuentedepárrafopredeter." style:family="text">
      <style:text-properties fo:font-style="italic" style:font-style-asian="italic" style:font-style-complex="italic" fo:language="en" fo:country="GB"/>
    </style:style>
    <style:style style:name="T181" style:parent-style-name="Fuentedepárrafopredeter." style:family="text">
      <style:text-properties fo:language="en" fo:country="GB"/>
    </style:style>
    <style:style style:name="P182" style:parent-style-name="Normal" style:list-style-name="LFO15" style:family="paragraph"/>
    <style:style style:name="T183" style:parent-style-name="Fuentedepárrafopredeter." style:family="text">
      <style:text-properties fo:language="en" fo:country="GB"/>
    </style:style>
    <style:style style:name="P184" style:parent-style-name="Normal" style:list-style-name="LFO15" style:family="paragraph"/>
    <style:style style:name="T185" style:parent-style-name="Fuentedepárrafopredeter." style:family="text">
      <style:text-properties fo:language="en" fo:country="GB"/>
    </style:style>
    <style:style style:name="T186" style:parent-style-name="Fuentedepárrafopredeter." style:family="text">
      <style:text-properties fo:font-style="italic" style:font-style-asian="italic" style:font-style-complex="italic" fo:language="en" fo:country="GB"/>
    </style:style>
    <style:style style:name="T187" style:parent-style-name="Fuentedepárrafopredeter." style:family="text">
      <style:text-properties fo:language="en" fo:country="GB"/>
    </style:style>
    <style:style style:name="P188" style:parent-style-name="Normal" style:list-style-name="LFO15" style:family="paragraph">
      <style:text-properties fo:language="en" fo:country="GB"/>
    </style:style>
    <style:style style:name="P189" style:parent-style-name="Normal" style:list-style-name="LFO15" style:family="paragraph"/>
    <style:style style:name="P190" style:parent-style-name="Normal" style:list-style-name="LFO15" style:family="paragraph"/>
    <style:style style:name="T191" style:parent-style-name="Fuentedepárrafopredeter." style:family="text">
      <style:text-properties fo:language="en" fo:country="US"/>
    </style:style>
    <style:style style:name="T192" style:parent-style-name="Fuentedepárrafopredeter." style:family="text">
      <style:text-properties fo:font-weight="bold" style:font-weight-asian="bold" style:font-weight-complex="bold" fo:language="en" fo:country="US"/>
    </style:style>
    <style:style style:name="T193" style:parent-style-name="Fuentedepárrafopredeter." style:family="text">
      <style:text-properties fo:font-weight="bold" style:font-weight-asian="bold" style:font-weight-complex="bold" fo:font-style="italic" style:font-style-asian="italic" style:font-style-complex="italic" fo:language="en" fo:country="US"/>
    </style:style>
    <style:style style:name="P194" style:parent-style-name="Normal" style:family="paragraph">
      <style:paragraph-properties fo:text-align="center" fo:margin-bottom="0.0555in" fo:line-height="90%"/>
    </style:style>
    <style:style style:name="T195" style:parent-style-name="Fuentedepárrafopredeter." style:family="text">
      <style:text-properties style:font-name-complex="Calibri" fo:color="#FFFFFF" style:letter-kerning="true" fo:font-size="9pt" style:font-size-asian="9pt" style:font-size-complex="9pt"/>
    </style:style>
    <style:style style:name="P196" style:parent-style-name="Normal" style:family="paragraph">
      <style:paragraph-properties fo:text-align="center" fo:margin-bottom="0.0555in" fo:line-height="90%"/>
    </style:style>
    <style:style style:name="T197" style:parent-style-name="Fuentedepárrafopredeter." style:family="text">
      <style:text-properties style:font-name-complex="Calibri" fo:color="#FFFFFF" style:letter-kerning="true" fo:font-size="9pt" style:font-size-asian="9pt" style:font-size-complex="9pt"/>
    </style:style>
    <style:style style:name="P198" style:parent-style-name="Normal" style:family="paragraph">
      <style:paragraph-properties fo:text-align="center" fo:margin-bottom="0.0555in" fo:line-height="90%"/>
    </style:style>
    <style:style style:name="T199" style:parent-style-name="Fuentedepárrafopredeter." style:family="text">
      <style:text-properties style:font-name-complex="Calibri" fo:color="#FFFFFF" style:letter-kerning="true" fo:font-size="9pt" style:font-size-asian="9pt" style:font-size-complex="9pt"/>
    </style:style>
    <style:style style:name="P200" style:parent-style-name="Normal" style:family="paragraph">
      <style:paragraph-properties fo:text-align="center" fo:margin-bottom="0.0555in" fo:line-height="90%"/>
    </style:style>
    <style:style style:name="T201" style:parent-style-name="Fuentedepárrafopredeter." style:family="text">
      <style:text-properties style:font-name-complex="Calibri" fo:color="#FFFFFF" style:letter-kerning="true" fo:font-size="9pt" style:font-size-asian="9pt" style:font-size-complex="9pt"/>
    </style:style>
    <style:style style:name="P202" style:parent-style-name="Normal" style:family="paragraph">
      <style:paragraph-properties fo:text-align="center" fo:margin-bottom="0.0555in" fo:line-height="90%"/>
    </style:style>
    <style:style style:name="T203" style:parent-style-name="Fuentedepárrafopredeter." style:family="text">
      <style:text-properties style:font-name-complex="Calibri" fo:color="#FFFFFF" style:letter-kerning="true" fo:font-size="9pt" style:font-size-asian="9pt" style:font-size-complex="9pt"/>
    </style:style>
    <style:style style:name="P204" style:parent-style-name="Normal" style:family="paragraph">
      <style:paragraph-properties fo:text-align="center" fo:margin-bottom="0.0555in" fo:line-height="90%"/>
    </style:style>
    <style:style style:name="T205" style:parent-style-name="Fuentedepárrafopredeter." style:family="text">
      <style:text-properties style:font-name-complex="Calibri" fo:color="#FFFFFF" style:letter-kerning="true" fo:font-size="9pt" style:font-size-asian="9pt" style:font-size-complex="9pt"/>
    </style:style>
    <style:style style:name="P206" style:parent-style-name="Normal" style:family="paragraph">
      <style:paragraph-properties fo:text-align="center" fo:margin-bottom="0.0555in" fo:line-height="90%"/>
    </style:style>
    <style:style style:name="T207" style:parent-style-name="Fuentedepárrafopredeter." style:family="text">
      <style:text-properties style:font-name-complex="Calibri" fo:color="#FFFFFF" style:letter-kerning="true" fo:font-size="9pt" style:font-size-asian="9pt" style:font-size-complex="9pt"/>
    </style:style>
    <style:style style:name="P208" style:parent-style-name="Normal" style:family="paragraph">
      <style:paragraph-properties fo:text-align="center" fo:margin-bottom="0.0555in" fo:line-height="90%"/>
    </style:style>
    <style:style style:name="T209" style:parent-style-name="Fuentedepárrafopredeter." style:family="text">
      <style:text-properties style:font-name-complex="Calibri" fo:color="#FFFFFF" style:letter-kerning="true" fo:font-size="9pt" style:font-size-asian="9pt" style:font-size-complex="9pt"/>
    </style:style>
    <style:style style:name="P210" style:parent-style-name="Normal" style:family="paragraph">
      <style:paragraph-properties fo:text-align="center" fo:margin-bottom="0.0555in" fo:line-height="90%"/>
    </style:style>
    <style:style style:name="T211" style:parent-style-name="Fuentedepárrafopredeter." style:family="text">
      <style:text-properties style:font-name-complex="Calibri" fo:color="#FFFFFF" style:letter-kerning="true" fo:font-size="9pt" style:font-size-asian="9pt" style:font-size-complex="9pt"/>
    </style:style>
    <style:style style:name="P212" style:parent-style-name="Normal" style:family="paragraph">
      <style:paragraph-properties fo:text-align="center" fo:margin-bottom="0.0555in" fo:line-height="90%"/>
    </style:style>
    <style:style style:name="T213" style:parent-style-name="Fuentedepárrafopredeter." style:family="text">
      <style:text-properties style:font-name-complex="Calibri" fo:color="#FFFFFF" style:letter-kerning="true" fo:font-size="9pt" style:font-size-asian="9pt" style:font-size-complex="9pt"/>
    </style:style>
    <style:style style:name="P214" style:parent-style-name="Normal" style:list-style-name="LFO16" style:family="paragraph"/>
    <style:style style:name="T215" style:parent-style-name="Fuentedepárrafopredeter." style:family="text">
      <style:text-properties style:rfc-language-tag="es-ES_tradnl" fo:language="es"/>
    </style:style>
    <style:style style:name="P216" style:parent-style-name="Normal" style:list-style-name="LFO16" style:family="paragraph"/>
    <style:style style:name="T217" style:parent-style-name="Fuentedepárrafopredeter." style:family="text">
      <style:text-properties style:rfc-language-tag="es-ES_tradnl" fo:language="es"/>
    </style:style>
    <style:style style:name="P218" style:parent-style-name="Normal" style:list-style-name="LFO16" style:family="paragraph"/>
    <style:style style:name="T219" style:parent-style-name="Fuentedepárrafopredeter." style:family="text">
      <style:text-properties style:rfc-language-tag="es-ES_tradnl" fo:language="es"/>
    </style:style>
    <style:style style:name="P220" style:parent-style-name="Normal" style:list-style-name="LFO16" style:family="paragraph"/>
    <style:style style:name="T221" style:parent-style-name="Fuentedepárrafopredeter." style:family="text">
      <style:text-properties style:rfc-language-tag="es-ES_tradnl" fo:language="es"/>
    </style:style>
    <style:style style:name="P222" style:parent-style-name="Normal" style:list-style-name="LFO16" style:family="paragraph"/>
    <style:style style:name="T223" style:parent-style-name="Fuentedepárrafopredeter." style:family="text">
      <style:text-properties style:rfc-language-tag="es-ES_tradnl" fo:language="es"/>
    </style:style>
    <style:style style:name="P224" style:parent-style-name="Normal" style:family="paragraph">
      <style:paragraph-properties fo:margin-bottom="0.0833in" fo:line-height="90%"/>
    </style:style>
    <style:style style:name="T225" style:parent-style-name="Fuentedepárrafopredeter." style:family="text">
      <style:text-properties style:font-name-complex="Calibri" fo:color="#FFFFFF" style:letter-kerning="true" fo:font-size="14.5pt" style:font-size-asian="14.5pt" style:font-size-complex="14.5pt"/>
    </style:style>
    <style:style style:name="T226" style:parent-style-name="Fuentedepárrafopredeter." style:family="text">
      <style:text-properties style:font-name-complex="Calibri" fo:font-style="italic" style:font-style-asian="italic" style:font-style-complex="italic" fo:color="#FFFFFF" style:letter-kerning="true" fo:font-size="14.5pt" style:font-size-asian="14.5pt" style:font-size-complex="14.5pt"/>
    </style:style>
    <style:style style:name="T227" style:parent-style-name="Fuentedepárrafopredeter." style:family="text">
      <style:text-properties style:font-name-complex="Calibri" fo:color="#FFFFFF" style:letter-kerning="true" fo:font-size="14.5pt" style:font-size-asian="14.5pt" style:font-size-complex="14.5pt"/>
    </style:style>
    <style:style style:name="T228" style:parent-style-name="Fuentedepárrafopredeter." style:family="text">
      <style:text-properties style:font-name-complex="Calibri" fo:font-style="italic" style:font-style-asian="italic" style:font-style-complex="italic" fo:color="#FFFFFF" style:letter-kerning="true" fo:font-size="14.5pt" style:font-size-asian="14.5pt" style:font-size-complex="14.5pt"/>
    </style:style>
    <style:style style:name="T229" style:parent-style-name="Fuentedepárrafopredeter." style:family="text">
      <style:text-properties style:font-name-complex="Calibri" fo:color="#FFFFFF" style:letter-kerning="true" fo:font-size="14.5pt" style:font-size-asian="14.5pt" style:font-size-complex="14.5pt"/>
    </style:style>
    <style:style style:name="T230" style:parent-style-name="Fuentedepárrafopredeter." style:family="text">
      <style:text-properties style:font-name-complex="Calibri" fo:font-style="italic" style:font-style-asian="italic" style:font-style-complex="italic" fo:color="#FFFFFF" style:letter-kerning="true" fo:font-size="14.5pt" style:font-size-asian="14.5pt" style:font-size-complex="14.5pt"/>
    </style:style>
    <style:style style:name="T231" style:parent-style-name="Fuentedepárrafopredeter." style:family="text">
      <style:text-properties style:font-name-complex="Calibri" fo:color="#FFFFFF" style:letter-kerning="true" fo:font-size="14.5pt" style:font-size-asian="14.5pt" style:font-size-complex="14.5pt"/>
    </style:style>
    <style:style style:name="P232" style:parent-style-name="Normal" style:family="paragraph">
      <style:paragraph-properties fo:margin-bottom="0.0833in" fo:line-height="90%"/>
    </style:style>
    <style:style style:name="T233" style:parent-style-name="Fuentedepárrafopredeter." style:family="text">
      <style:text-properties style:font-name-complex="Calibri" fo:font-style="italic" style:font-style-asian="italic" style:font-style-complex="italic" fo:color="#FFFFFF" style:letter-kerning="true" fo:font-size="14.5pt" style:font-size-asian="14.5pt" style:font-size-complex="14.5pt" fo:language="en" fo:country="GB"/>
    </style:style>
    <style:style style:name="T234" style:parent-style-name="Fuentedepárrafopredeter." style:family="text">
      <style:text-properties style:font-name-complex="Calibri" fo:color="#FFFFFF" style:letter-kerning="true" fo:font-size="14.5pt" style:font-size-asian="14.5pt" style:font-size-complex="14.5pt" fo:language="en" fo:country="GB"/>
    </style:style>
    <style:style style:name="T235" style:parent-style-name="Fuentedepárrafopredeter." style:family="text">
      <style:text-properties fo:font-weight="bold" style:font-weight-asian="bold" style:font-weight-complex="bold" style:rfc-language-tag="es-ES_tradnl" fo:language="es"/>
    </style:style>
    <style:style style:name="T236" style:parent-style-name="Fuentedepárrafopredeter." style:family="text">
      <style:text-properties fo:font-weight="bold" style:font-weight-asian="bold" style:font-weight-complex="bold" fo:font-style="italic" style:font-style-asian="italic" style:font-style-complex="italic" style:rfc-language-tag="es-ES_tradnl" fo:language="es"/>
    </style:style>
    <style:style style:name="P237" style:parent-style-name="Normal" style:list-style-name="LFO17" style:family="paragraph"/>
    <style:style style:name="T238" style:parent-style-name="Fuentedepárrafopredeter." style:family="text">
      <style:text-properties style:rfc-language-tag="es-ES_tradnl" fo:language="es"/>
    </style:style>
    <style:style style:name="P239" style:parent-style-name="Normal" style:list-style-name="LFO17" style:family="paragraph"/>
    <style:style style:name="T240" style:parent-style-name="Fuentedepárrafopredeter." style:family="text">
      <style:text-properties fo:font-style="italic" style:font-style-asian="italic" style:font-style-complex="italic" style:rfc-language-tag="es-ES_tradnl" fo:language="es"/>
    </style:style>
    <style:style style:name="T241" style:parent-style-name="Fuentedepárrafopredeter." style:family="text">
      <style:text-properties style:rfc-language-tag="es-ES_tradnl" fo:language="es"/>
    </style:style>
    <style:style style:name="P242" style:parent-style-name="Normal" style:list-style-name="LFO17" style:family="paragraph"/>
    <style:style style:name="T243" style:parent-style-name="Fuentedepárrafopredeter." style:family="text">
      <style:text-properties style:rfc-language-tag="es-ES_tradnl" fo:language="es"/>
    </style:style>
    <style:style style:name="T244" style:parent-style-name="Fuentedepárrafopredeter." style:family="text">
      <style:text-properties fo:font-style="italic" style:font-style-asian="italic" style:font-style-complex="italic" style:rfc-language-tag="es-ES_tradnl" fo:language="es"/>
    </style:style>
    <style:style style:name="T245" style:parent-style-name="Fuentedepárrafopredeter." style:family="text">
      <style:text-properties style:rfc-language-tag="es-ES_tradnl" fo:language="es"/>
    </style:style>
    <style:style style:name="T246" style:parent-style-name="Fuentedepárrafopredeter." style:family="text">
      <style:text-properties fo:font-weight="bold" style:font-weight-asian="bold" style:font-weight-complex="bold"/>
    </style:style>
    <style:style style:name="T247" style:parent-style-name="Fuentedepárrafopredeter." style:family="text">
      <style:text-properties fo:font-weight="bold" style:font-weight-asian="bold" style:font-weight-complex="bold" style:rfc-language-tag="es-ES_tradnl" fo:language="es"/>
    </style:style>
    <style:style style:name="T248" style:parent-style-name="Fuentedepárrafopredeter." style:family="text">
      <style:text-properties fo:font-weight="bold" style:font-weight-asian="bold" style:font-weight-complex="bold" fo:font-style="italic" style:font-style-asian="italic" style:font-style-complex="italic" style:rfc-language-tag="es-ES_tradnl" fo:language="es"/>
    </style:style>
    <style:style style:name="T249" style:parent-style-name="Fuentedepárrafopredeter." style:family="text">
      <style:text-properties fo:font-weight="bold" style:font-weight-asian="bold" style:font-weight-complex="bold" style:rfc-language-tag="es-ES_tradnl" fo:language="es"/>
    </style:style>
    <style:style style:name="P250" style:parent-style-name="Normal" style:list-style-name="LFO18" style:family="paragraph"/>
    <style:style style:name="T251" style:parent-style-name="Fuentedepárrafopredeter." style:family="text">
      <style:text-properties style:rfc-language-tag="es-ES_tradnl" fo:language="es"/>
    </style:style>
    <style:style style:name="T252" style:parent-style-name="Fuentedepárrafopredeter." style:family="text">
      <style:text-properties fo:font-style="italic" style:font-style-asian="italic" style:font-style-complex="italic" style:rfc-language-tag="es-ES_tradnl" fo:language="es"/>
    </style:style>
    <style:style style:name="T253" style:parent-style-name="Fuentedepárrafopredeter." style:family="text">
      <style:text-properties style:rfc-language-tag="es-ES_tradnl" fo:language="es"/>
    </style:style>
    <style:style style:name="T254" style:parent-style-name="Fuentedepárrafopredeter." style:family="text">
      <style:text-properties fo:font-weight="bold" style:font-weight-asian="bold" style:font-weight-complex="bold" style:rfc-language-tag="es-ES_tradnl" fo:language="es"/>
    </style:style>
    <style:style style:name="T255" style:parent-style-name="Fuentedepárrafopredeter." style:family="text">
      <style:text-properties fo:font-weight="bold" style:font-weight-asian="bold" style:font-weight-complex="bold"/>
    </style:style>
    <style:style style:name="T256" style:parent-style-name="Fuentedepárrafopredeter." style:family="text">
      <style:text-properties fo:font-weight="bold" style:font-weight-asian="bold" style:font-weight-complex="bold" style:rfc-language-tag="es-ES_tradnl" fo:language="es"/>
    </style:style>
    <style:style style:name="T257" style:parent-style-name="Fuentedepárrafopredeter." style:family="text">
      <style:text-properties fo:font-weight="bold" style:font-weight-asian="bold" style:font-weight-complex="bold" fo:font-style="italic" style:font-style-asian="italic" style:font-style-complex="italic" style:rfc-language-tag="es-ES_tradnl" fo:language="es"/>
    </style:style>
    <style:style style:name="T258" style:parent-style-name="Fuentedepárrafopredeter." style:family="text">
      <style:text-properties fo:font-weight="bold" style:font-weight-asian="bold" style:font-weight-complex="bold" style:rfc-language-tag="es-ES_tradnl" fo:language="es"/>
    </style:style>
    <style:style style:name="P259" style:parent-style-name="Normal" style:list-style-name="LFO19" style:family="paragraph"/>
    <style:style style:name="T260" style:parent-style-name="Fuentedepárrafopredeter." style:family="text">
      <style:text-properties style:rfc-language-tag="es-ES_tradnl" fo:language="es"/>
    </style:style>
    <style:style style:name="P261" style:parent-style-name="Normal" style:family="paragraph">
      <style:paragraph-properties fo:margin-bottom="0.0694in" fo:line-height="90%"/>
    </style:style>
    <style:style style:name="T262" style:parent-style-name="Fuentedepárrafopredeter." style:family="text">
      <style:text-properties style:font-name-complex="Calibri" fo:color="#000000" style:letter-kerning="true"/>
    </style:style>
    <style:style style:name="T263" style:parent-style-name="Fuentedepárrafopredeter." style:family="text">
      <style:text-properties style:font-name-complex="Calibri" fo:font-style="italic" style:font-style-asian="italic" style:font-style-complex="italic" fo:color="#000000" style:letter-kerning="true"/>
    </style:style>
    <style:style style:name="T264" style:parent-style-name="Fuentedepárrafopredeter." style:family="text">
      <style:text-properties style:font-name-complex="Calibri" fo:color="#000000" style:letter-kerning="true"/>
    </style:style>
    <style:style style:name="P265" style:parent-style-name="Normal" style:family="paragraph">
      <style:paragraph-properties fo:margin-bottom="0.0694in" fo:line-height="90%"/>
    </style:style>
    <style:style style:name="T266" style:parent-style-name="Fuentedepárrafopredeter." style:family="text">
      <style:text-properties style:font-name-complex="Calibri" fo:color="#000000" style:letter-kerning="true"/>
    </style:style>
    <style:style style:name="P267" style:parent-style-name="Normal" style:family="paragraph">
      <style:paragraph-properties fo:margin-bottom="0.0694in" fo:line-height="90%"/>
    </style:style>
    <style:style style:name="T268" style:parent-style-name="Fuentedepárrafopredeter." style:family="text">
      <style:text-properties style:font-name-complex="Calibri" fo:color="#000000" style:letter-kerning="true"/>
    </style:style>
    <style:style style:name="P269" style:parent-style-name="Normal" style:family="paragraph">
      <style:paragraph-properties fo:margin-bottom="0.0694in" fo:line-height="90%"/>
    </style:style>
    <style:style style:name="T270" style:parent-style-name="Fuentedepárrafopredeter." style:family="text">
      <style:text-properties style:font-name-complex="Calibri" fo:color="#000000" style:letter-kerning="true"/>
    </style:style>
    <style:style style:name="P271" style:parent-style-name="Normal" style:family="paragraph">
      <style:paragraph-properties fo:margin-bottom="0.0694in" fo:line-height="90%"/>
    </style:style>
    <style:style style:name="T272" style:parent-style-name="Fuentedepárrafopredeter." style:family="text">
      <style:text-properties style:font-name-complex="Calibri" fo:color="#000000" style:letter-kerning="true"/>
    </style:style>
    <style:style style:name="P273" style:parent-style-name="Normal" style:family="paragraph">
      <style:text-properties fo:font-weight="bold" style:font-weight-asian="bold" style:font-weight-complex="bold" fo:language="en" fo:country="US"/>
    </style:style>
    <style:style style:name="P274" style:parent-style-name="Normal" style:family="paragraph">
      <style:text-properties fo:font-weight="bold" style:font-weight-asian="bold" style:font-weight-complex="bold"/>
    </style:style>
    <style:style style:name="P275" style:parent-style-name="Normal" style:list-style-name="LFO20" style:family="paragraph"/>
    <style:style style:name="T276" style:parent-style-name="Fuentedepárrafopredeter." style:family="text">
      <style:text-properties fo:font-style="italic" style:font-style-asian="italic" style:font-style-complex="italic"/>
    </style:style>
    <style:style style:name="P277" style:parent-style-name="Normal" style:list-style-name="LFO20" style:family="paragraph"/>
    <style:style style:name="P278" style:parent-style-name="Normal" style:list-style-name="LFO20" style:family="paragraph"/>
    <style:style style:name="P279" style:parent-style-name="Normal" style:list-style-name="LFO20" style:family="paragraph"/>
    <style:style style:name="P280" style:parent-style-name="Normal" style:list-style-name="LFO20" style:family="paragraph"/>
    <style:style style:name="P281" style:parent-style-name="Normal" style:list-style-name="LFO20" style:family="paragraph"/>
    <style:style style:name="P282" style:parent-style-name="Normal" style:list-style-name="LFO20" style:family="paragraph"/>
    <style:style style:name="P283" style:parent-style-name="Normal" style:list-style-name="LFO20" style:family="paragraph"/>
    <style:style style:name="P284" style:parent-style-name="Normal" style:list-style-name="LFO20" style:family="paragraph"/>
    <style:style style:name="P285" style:parent-style-name="Normal" style:list-style-name="LFO20" style:family="paragraph"/>
    <style:style style:name="P286" style:parent-style-name="Normal" style:list-style-name="LFO20" style:family="paragraph"/>
    <style:style style:name="P287" style:parent-style-name="Normal" style:family="paragraph">
      <style:text-properties fo:font-weight="bold" style:font-weight-asian="bold" style:font-weight-complex="bold"/>
    </style:style>
    <style:style style:name="P288" style:parent-style-name="Normal" style:list-style-name="LFO21" style:family="paragraph"/>
    <style:style style:name="T289" style:parent-style-name="Fuentedepárrafopredeter." style:family="text">
      <style:text-properties fo:font-weight="bold" style:font-weight-asian="bold" style:font-weight-complex="bold"/>
    </style:style>
    <style:style style:name="T290" style:parent-style-name="Fuentedepárrafopredeter." style:family="text">
      <style:text-properties fo:font-weight="bold" style:font-weight-asian="bold" style:font-weight-complex="bold" fo:font-style="italic" style:font-style-asian="italic" style:font-style-complex="italic"/>
    </style:style>
    <style:style style:name="T291" style:parent-style-name="Fuentedepárrafopredeter." style:family="text">
      <style:text-properties fo:font-weight="bold" style:font-weight-asian="bold" style:font-weight-complex="bold"/>
    </style:style>
    <style:style style:name="P292" style:parent-style-name="Normal" style:list-style-name="LFO22" style:family="paragraph"/>
    <style:style style:name="T293" style:parent-style-name="Fuentedepárrafopredeter." style:family="text">
      <style:text-properties fo:font-style="italic" style:font-style-asian="italic" style:font-style-complex="italic"/>
    </style:style>
    <style:style style:name="P294" style:parent-style-name="Normal" style:list-style-name="LFO22" style:family="paragraph"/>
    <style:style style:name="P295" style:parent-style-name="Normal" style:list-style-name="LFO22" style:family="paragraph"/>
    <style:style style:name="T296" style:parent-style-name="Fuentedepárrafopredeter." style:family="text">
      <style:text-properties fo:font-weight="bold" style:font-weight-asian="bold" style:font-weight-complex="bold"/>
    </style:style>
    <style:style style:name="T297" style:parent-style-name="Fuentedepárrafopredeter." style:family="text">
      <style:text-properties fo:font-weight="bold" style:font-weight-asian="bold" style:font-weight-complex="bold" fo:font-style="italic" style:font-style-asian="italic" style:font-style-complex="italic"/>
    </style:style>
    <style:style style:name="P298" style:parent-style-name="Normal" style:family="paragraph">
      <style:text-properties fo:font-weight="bold" style:font-weight-asian="bold" style:font-weight-complex="bold"/>
    </style:style>
    <style:style style:name="P299" style:parent-style-name="Normal" style:list-style-name="LFO23" style:family="paragraph"/>
    <style:style style:name="P300" style:parent-style-name="Normal" style:list-style-name="LFO23" style:family="paragraph"/>
    <style:style style:name="T301" style:parent-style-name="Fuentedepárrafopredeter." style:family="text">
      <style:text-properties fo:language="en" fo:country="GB"/>
    </style:style>
    <style:style style:name="T302" style:parent-style-name="Fuentedepárrafopredeter." style:family="text">
      <style:text-properties fo:font-style="italic" style:font-style-asian="italic" style:font-style-complex="italic" fo:language="en" fo:country="GB"/>
    </style:style>
    <style:style style:name="T303" style:parent-style-name="Fuentedepárrafopredeter." style:family="text">
      <style:text-properties fo:language="en" fo:country="GB"/>
    </style:style>
    <style:style style:name="P304" style:parent-style-name="Normal" style:list-style-name="LFO23" style:family="paragraph"/>
    <style:style style:name="T305" style:parent-style-name="Fuentedepárrafopredeter." style:family="text">
      <style:text-properties fo:font-style="italic" style:font-style-asian="italic" style:font-style-complex="italic"/>
    </style:style>
    <style:style style:name="P306" style:parent-style-name="Normal" style:list-style-name="LFO23" style:family="paragraph"/>
    <style:style style:name="T307" style:parent-style-name="Fuentedepárrafopredeter." style:family="text">
      <style:text-properties fo:font-style="italic" style:font-style-asian="italic" style:font-style-complex="italic"/>
    </style:style>
    <style:style style:name="T308" style:parent-style-name="Fuentedepárrafopredeter." style:family="text">
      <style:text-properties fo:font-style="italic" style:font-style-asian="italic" style:font-style-complex="italic"/>
    </style:style>
    <style:style style:name="T309" style:parent-style-name="Fuentedepárrafopredeter." style:family="text">
      <style:text-properties fo:font-style="italic" style:font-style-asian="italic" style:font-style-complex="italic"/>
    </style:style>
    <style:style style:name="T310" style:parent-style-name="Fuentedepárrafopredeter." style:family="text">
      <style:text-properties fo:font-style="italic" style:font-style-asian="italic" style:font-style-complex="italic"/>
    </style:style>
    <style:style style:name="T311" style:parent-style-name="Fuentedepárrafopredeter." style:family="text">
      <style:text-properties fo:font-style="italic" style:font-style-asian="italic" style:font-style-complex="italic"/>
    </style:style>
    <style:style style:name="P312" style:parent-style-name="Normal" style:list-style-name="LFO23" style:family="paragraph"/>
    <style:style style:name="P313" style:parent-style-name="Normal" style:list-style-name="LFO23" style:family="paragraph"/>
    <style:style style:name="P314" style:parent-style-name="Normal" style:list-style-name="LFO23" style:family="paragraph"/>
    <style:style style:name="P315" style:parent-style-name="Normal" style:list-style-name="LFO23" style:family="paragraph"/>
    <style:style style:name="P316" style:parent-style-name="Normal" style:list-style-name="LFO23" style:family="paragraph"/>
    <style:style style:name="P317" style:parent-style-name="Normal" style:list-style-name="LFO23" style:family="paragraph"/>
    <style:style style:name="P318" style:parent-style-name="Normal" style:list-style-name="LFO23" style:family="paragraph"/>
    <style:style style:name="T319" style:parent-style-name="Fuentedepárrafopredeter." style:family="text">
      <style:text-properties fo:font-weight="bold" style:font-weight-asian="bold" style:font-weight-complex="bold" fo:language="en" fo:country="GB"/>
    </style:style>
    <style:style style:name="T320" style:parent-style-name="Hipervínculo" style:family="text">
      <style:text-properties fo:font-weight="bold" style:font-weight-asian="bold" style:font-weight-complex="bold" fo:language="en" fo:country="GB"/>
    </style:style>
    <style:style style:name="T321" style:parent-style-name="Hipervínculo" style:family="text">
      <style:text-properties fo:font-weight="bold" style:font-weight-asian="bold" style:font-weight-complex="bold" fo:language="en" fo:country="GB"/>
    </style:style>
    <style:style style:name="T322" style:parent-style-name="Hipervínculo" style:family="text">
      <style:text-properties fo:font-weight="bold" style:font-weight-asian="bold" style:font-weight-complex="bold" fo:language="en" fo:country="GB"/>
    </style:style>
    <style:style style:name="T323" style:parent-style-name="Fuentedepárrafopredeter." style:family="text">
      <style:text-properties fo:font-weight="bold" style:font-weight-asian="bold" style:font-weight-complex="bold" fo:language="en" fo:country="GB"/>
    </style:style>
    <style:style style:name="T324" style:parent-style-name="Hipervínculo" style:family="text">
      <style:text-properties fo:font-weight="bold" style:font-weight-asian="bold" style:font-weight-complex="bold" fo:language="en" fo:country="GB"/>
    </style:style>
    <style:style style:name="T325" style:parent-style-name="Hipervínculo" style:family="text">
      <style:text-properties fo:font-weight="bold" style:font-weight-asian="bold" style:font-weight-complex="bold" fo:language="en" fo:country="GB"/>
    </style:style>
    <style:style style:name="T326" style:parent-style-name="Fuentedepárrafopredeter." style:family="text">
      <style:text-properties fo:language="en" fo:country="GB"/>
    </style:style>
    <style:style style:name="P327" style:parent-style-name="Normal" style:list-style-name="LFO24" style:family="paragraph"/>
    <style:style style:name="P328" style:parent-style-name="Normal" style:list-style-name="LFO24" style:family="paragraph"/>
    <style:style style:name="P329" style:parent-style-name="Normal" style:list-style-name="LFO24" style:family="paragraph"/>
    <style:style style:name="P330" style:parent-style-name="Normal" style:list-style-name="LFO24" style:family="paragraph"/>
    <style:style style:name="P331" style:parent-style-name="Normal" style:list-style-name="LFO24" style:family="paragraph"/>
    <style:style style:name="P332" style:parent-style-name="Normal" style:family="paragraph">
      <style:text-properties fo:font-weight="bold" style:font-weight-asian="bold" style:font-weight-complex="bold"/>
    </style:style>
    <style:style style:name="P333" style:parent-style-name="Normal" style:list-style-name="LFO25" style:family="paragraph"/>
    <style:style style:name="T334" style:parent-style-name="Fuentedepárrafopredeter." style:family="text">
      <style:text-properties style:font-name="Wingdings" style:font-name-asian="Wingdings" style:font-name-complex="Wingdings"/>
    </style:style>
    <style:style style:name="T335" style:parent-style-name="Fuentedepárrafopredeter." style:family="text">
      <style:text-properties style:font-name="Wingdings" style:font-name-asian="Wingdings" style:font-name-complex="Wingdings"/>
    </style:style>
    <style:style style:name="T336" style:parent-style-name="Fuentedepárrafopredeter." style:family="text">
      <style:text-properties style:font-name="Wingdings" style:font-name-asian="Wingdings" style:font-name-complex="Wingdings"/>
    </style:style>
    <style:style style:family="graphic" style:name="a37">
      <style:graphic-properties/>
    </style:style>
    <style:style style:family="graphic" style:name="a38">
      <style:graphic-properties draw:fill="none" draw:stroke="solid" svg:stroke-width="0.01389in" svg:stroke-color="#4472c4" svg:stroke-opacity="100%" draw:stroke-linejoin="miter" svg:stroke-linecap="butt"/>
    </style:style>
    <style:style style:family="graphic" style:name="a39">
      <style:graphic-properties fo:wrap-option="wrap" fo:padding-top="0.04583in" fo:padding-bottom="0.04583in" fo:padding-left="0.04583in" fo:padding-right="0.04583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draw:fill="none" draw:stroke="dash" draw:stroke-dash="a20" svg:stroke-width="0.01389in" svg:stroke-color="#a5a5a5" svg:stroke-opacity="100%" draw:stroke-linejoin="miter" svg:stroke-linecap="butt"/>
    </style:style>
    <style:style style:family="graphic" style:name="a22">
      <style:graphic-properties draw:fill="solid" draw:fill-color="#a5a5a5" draw:opacity="100%" draw:stroke="solid" svg:stroke-width="0.00694in" svg:stroke-color="#ffffff" svg:stroke-opacity="100%" draw:stroke-linejoin="miter" svg:stroke-linecap="butt"/>
    </style:style>
    <style:style style:family="graphic" style:name="a23">
      <style:graphic-properties/>
    </style:style>
    <style:style style:family="graphic" style:name="a24">
      <style:graphic-properties fo:wrap-option="wrap" fo:padding-top="0.0375in" fo:padding-bottom="0.0375in" fo:padding-left="0.0375in" fo:padding-right="0.0375in" draw:textarea-vertical-align="middle" draw:textarea-horizontal-align="center" draw:fill="solid" draw:fill-color="#ed7d3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5">
      <style:graphic-properties fo:wrap-option="wrap" fo:padding-top="0.0375in" fo:padding-bottom="0.0375in" fo:padding-left="0.0375in" fo:padding-right="0.0375in" draw:textarea-vertical-align="middle" draw:textarea-horizontal-align="center" draw:fill="solid" draw:fill-color="#e37a4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0375in" fo:padding-bottom="0.0375in" fo:padding-left="0.0375in" fo:padding-right="0.0375in" draw:textarea-vertical-align="middle" draw:textarea-horizontal-align="center" draw:fill="solid" draw:fill-color="#da7a4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375in" fo:padding-bottom="0.0375in" fo:padding-left="0.0375in" fo:padding-right="0.0375in" draw:textarea-vertical-align="middle" draw:textarea-horizontal-align="center" draw:fill="solid" draw:fill-color="#d17b5c"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375in" fo:padding-bottom="0.0375in" fo:padding-left="0.0375in" fo:padding-right="0.0375in" draw:textarea-vertical-align="middle" draw:textarea-horizontal-align="center" draw:fill="solid" draw:fill-color="#c87f69"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9">
      <style:graphic-properties fo:wrap-option="wrap" fo:padding-top="0.0375in" fo:padding-bottom="0.0375in" fo:padding-left="0.0375in" fo:padding-right="0.0375in" draw:textarea-vertical-align="middle" draw:textarea-horizontal-align="center" draw:fill="solid" draw:fill-color="#c08376"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0">
      <style:graphic-properties draw:fill="solid" draw:fill-color="#ffffff" draw:opacity="90%" draw:stroke="none"/>
    </style:style>
    <style:style style:family="graphic" style:name="a11">
      <style:graphic-properties fo:wrap-option="wrap" fo:padding-top="0.11458in" fo:padding-bottom="0.07639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10417in" draw:textarea-vertical-align="middle" draw:textarea-horizontal-align="left" draw:fill="none" draw:stroke="none" draw:auto-grow-width="false" draw:auto-grow-height="false"/>
      <style:paragraph-properties style:font-independent-line-spacing="false" style:writing-mode="lr-tb"/>
    </style:style>
    <style:style style:family="graphic" style:name="a14">
      <style:graphic-properties draw:fill="none" draw:stroke="dash" draw:stroke-dash="a13" svg:stroke-width="0.01389in" svg:stroke-color="#c48170" svg:stroke-opacity="100%" draw:stroke-linejoin="miter" svg:stroke-linecap="butt"/>
    </style:style>
    <style:style style:family="graphic" style:name="a15">
      <style:graphic-properties draw:fill="solid" draw:fill-color="#c48170" draw:opacity="100%" draw:stroke="solid" svg:stroke-width="0.00694in" svg:stroke-color="#ffffff" svg:stroke-opacity="100%" draw:stroke-linejoin="miter" svg:stroke-linecap="butt"/>
    </style:style>
    <style:style style:family="graphic" style:name="a16">
      <style:graphic-properties draw:fill="solid" draw:fill-color="#a5a5a5" draw:opacity="100%" draw:stroke="solid" svg:stroke-width="0.01389in" svg:stroke-color="#a5a5a5" svg:stroke-opacity="100%" draw:stroke-linejoin="miter" svg:stroke-linecap="butt"/>
    </style:style>
    <style:style style:family="graphic" style:name="a17">
      <style:graphic-properties draw:fill="solid" draw:fill-color="#ffffff" draw:opacity="90%" draw:stroke="none"/>
    </style:style>
    <style:style style:family="graphic" style:name="a18">
      <style:graphic-properties fo:wrap-option="wrap" fo:padding-top="0.07639in" fo:padding-bottom="0.11458in" fo:padding-left="0in" fo:padding-right="0.07639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10417in" draw:textarea-vertical-align="middle"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2083in" svg:stroke-color="#ed7d31" draw:marker-end="a0" svg:stroke-opacity="100%" draw:stroke-linejoin="miter" svg:stroke-linecap="butt"/>
    </style:style>
    <style:style style:family="graphic" style:name="a2">
      <style:graphic-properties draw:fill="solid" draw:fill-color="#ed7d31" draw:opacity="100%" draw:stroke="solid" svg:stroke-width="0.01389in" svg:stroke-color="#ed7d31" svg:stroke-opacity="100%" draw:stroke-linejoin="miter" svg:stroke-linecap="butt"/>
    </style:style>
    <style:style style:family="graphic" style:name="a40">
      <style:graphic-properties draw:fill="none" draw:stroke="solid" svg:stroke-width="0.01389in" svg:stroke-color="#4472c4" svg:stroke-opacity="100%" draw:stroke-linejoin="miter" svg:stroke-linecap="butt"/>
    </style:style>
    <style:style style:family="graphic" style:name="a3">
      <style:graphic-properties draw:fill="solid" draw:fill-color="#ffffff" draw:opacity="90%" draw:stroke="none"/>
    </style:style>
    <style:style style:family="graphic" style:name="a41">
      <style:graphic-properties fo:wrap-option="wrap" fo:padding-top="0.04583in" fo:padding-bottom="0.04583in" fo:padding-left="0.04583in" fo:padding-right="0.04583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07639in" fo:padding-bottom="0.11458in" fo:padding-left="0in" fo:padding-right="0.07639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draw:fill="none" draw:stroke="solid" svg:stroke-width="0.01389in" svg:stroke-color="#4472c4" svg:stroke-opacity="100%" draw:stroke-linejoin="miter" svg:stroke-linecap="butt"/>
    </style:style>
    <style:style style:family="graphic" style:name="a5">
      <style:graphic-properties fo:wrap-option="wrap" fo:padding-top="0in" fo:padding-bottom="0in" fo:padding-left="0in" fo:padding-right="0.10417in" draw:textarea-vertical-align="middle"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04583in" fo:padding-bottom="0.04583in" fo:padding-left="0.04583in" fo:padding-right="0.04583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draw:fill="none" draw:stroke="solid" svg:stroke-width="0.01389in" svg:stroke-color="#4472c4" svg:stroke-opacity="100%" draw:stroke-linejoin="miter" svg:stroke-linecap="butt"/>
    </style:style>
    <style:style style:family="graphic" style:name="a7">
      <style:graphic-properties draw:fill="none" draw:stroke="dash" draw:stroke-dash="a6" svg:stroke-width="0.01389in" svg:stroke-color="#ed7d31" svg:stroke-opacity="100%" draw:stroke-linejoin="miter" svg:stroke-linecap="butt"/>
    </style:style>
    <style:style style:family="graphic" style:name="a45">
      <style:graphic-properties fo:wrap-option="wrap" fo:padding-top="0.04583in" fo:padding-bottom="0.04583in" fo:padding-left="0.04583in" fo:padding-right="0.0458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draw:fill="solid" draw:fill-color="#ed7d31" draw:opacity="100%" draw:stroke="solid" svg:stroke-width="0.00694in" svg:stroke-color="#ffffff" svg:stroke-opacity="100%" draw:stroke-linejoin="miter" svg:stroke-linecap="butt"/>
    </style:style>
    <style:style style:family="graphic" style:name="a46">
      <style:graphic-properties draw:fill="none" draw:stroke="solid" svg:stroke-width="0.01389in" svg:stroke-color="#4472c4" svg:stroke-opacity="100%" draw:stroke-linejoin="miter" svg:stroke-linecap="butt"/>
    </style:style>
    <style:style style:family="graphic" style:name="a9">
      <style:graphic-properties draw:fill="solid" draw:fill-color="#c48170" draw:opacity="100%" draw:stroke="solid" svg:stroke-width="0.01389in" svg:stroke-color="#c48170" svg:stroke-opacity="100%" draw:stroke-linejoin="miter" svg:stroke-linecap="butt"/>
    </style:style>
    <style:style style:family="graphic" style:name="a47">
      <style:graphic-properties fo:wrap-option="wrap" fo:padding-top="0.04583in" fo:padding-bottom="0.04583in" fo:padding-left="0.04583in" fo:padding-right="0.04583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style:style>
    <style:style style:family="graphic" style:name="a30">
      <style:graphic-properties fo:wrap-option="wrap" fo:padding-top="0.0375in" fo:padding-bottom="0.0375in" fo:padding-left="0.0375in" fo:padding-right="0.0375in" draw:textarea-vertical-align="middle" draw:textarea-horizontal-align="center" draw:fill="solid" draw:fill-color="#b98a82"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375in" fo:padding-bottom="0.0375in" fo:padding-left="0.0375in" fo:padding-right="0.0375in" draw:textarea-vertical-align="middle" draw:textarea-horizontal-align="center" draw:fill="solid" draw:fill-color="#b2928e"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0375in" fo:padding-bottom="0.0375in" fo:padding-left="0.0375in" fo:padding-right="0.0375in" draw:textarea-vertical-align="middle" draw:textarea-horizontal-align="center" draw:fill="solid" draw:fill-color="#ab9b9a"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375in" fo:padding-bottom="0.0375in" fo:padding-left="0.0375in" fo:padding-right="0.0375in" draw:textarea-vertical-align="middle" draw:textarea-horizontal-align="center" draw:fill="solid" draw:fill-color="#a5a5a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4">
      <style:graphic-properties/>
    </style:style>
    <style:style style:family="graphic" style:name="a35">
      <style:graphic-properties fo:wrap-option="wrap" fo:padding-top="0.09435in" fo:padding-bottom="0.09435in" fo:padding-left="0.09435in" fo:padding-right="0.09435in" draw:textarea-vertical-align="middle" draw:textarea-horizontal-align="left"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6">
      <style:graphic-properties fo:wrap-option="wrap" fo:padding-top="0.09435in" fo:padding-bottom="0.09435in" fo:padding-left="0.09435in" fo:padding-right="0.09435in" draw:textarea-vertical-align="middle" draw:textarea-horizontal-align="left" draw:fill="solid" draw:fill-color="#70ad47"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SEMANA 11: XÉNERO. Introdución</text:p>
      <text:p text:style-name="P2">1. Cuerpo</text:p>
      <text:list text:style-name="LFO1" text:continue-numbering="true">
        <text:list-item>
          <text:p text:style-name="P3">“El cuerpo se constituye en problema teórico y en herramienta metodológica para los estudios culturales en torno a una operación básica: la que lo piensa como resultado de procesos históricos y de lógicas políticas. En este sentido puede decirse que los estudios culturales aspiran, en gran medida, a responder a la pregunta por la historia política de los cuerpos” (Giorgi 65)</text:p>
        </text:list-item>
        <text:list-item>
          <text:p text:style-name="P4">“Cuerpo, historia y política forman así un mapa recurrente en las prácticas críticas de los estudios culturales: el cuerpo se convierte en un material que exhibe los dispositivos políticos y las series históricas que lo producen y lo transforman” (Giorgi 66)</text:p>
        </text:list-item>
      </text:list>
      <text:p text:style-name="Normal">-Sirve para pensar en la sociedad en la que se inscribe.</text:p>
      <text:p text:style-name="Normal">-Cuerpo como problema teórico</text:p>
      <text:p text:style-name="Normal">-Para los estudios culturales, el cuerpo no es solamente un conjunto de órganos, piel y tejido, si no que es el resultado de historia y tecnologías que constantemente problematizan su lugar y condición en un mundo social en un determinado orden cultural, sin olvidar su componente natural.</text:p>
      <text:p text:style-name="Normal">-El cuerpo permite comprender las prácticas culturales que han definido y representado los cuerpos<text:s/><text:span text:style-name="T5"></text:span><text:s/>disciplinamiento de los cuerpos.</text:p>
      <text:p text:style-name="Normal">-Cuerpo<text:s/><text:span text:style-name="T6"></text:span><text:s/>género<text:s/><text:span text:style-name="T7"></text:span><text:s/>construcción sociocultural<text:s/></text:p>
      <text:p text:style-name="P8">2. Género</text:p>
      <text:list text:style-name="LFO2" text:continue-numbering="true">
        <text:list-item>
          <text:p text:style-name="P9">“El género es una de las categorías centrales para el feminismo y los estudios sobre las mujeres debido a la claridad con que evidencia de qué forma la sociedad se organiza de manera binaria y oposicional. La perspectiva de género reveló cómo se construían culturalmente características específicas atribuibles a la masculinidad y a la feminidad, en virtud de una supuesta correspondencia con sus rasgos biológicos” (Castro 110)</text:p>
        </text:list-item>
        <text:list-item>
          <text:p text:style-name="P10">“La reflexión sobre que ni el sexo era algo ‘dado’ ni el género, algo ‘alcanzado’, puso en entredicho a la interacción social y a las instituciones como las variables determinantes para la constitución genérica del sujeto y su distancia en relación con su sexuación” (Castro 110)</text:p>
        </text:list-item>
        <text:list-item>
          <text:p text:style-name="P11">“Esta categoría analítica surgió para explicar las desigualdades entre hombres y mujeres, poniendo el énfasis en la noción de multiplicidad de identidades. Lo femenino y lo masculino se conforman a partir de una relación mutua, cultural e histórica. El género es una categoría transdisciplinaria que desarrolla un enfoque globalizador y remite a los rasgos y funciones psicológicos y socioculturales que se atribuye a cada uno de los sexos en cada momento histórico y en cada sociedad. Las elaboraciones históricas de los géneros son sistemas de poder, con un discurso hegemónico, y pueden dar cuenta de la existencia de los conflictos sociales” (Gamba 119)</text:p>
        </text:list-item>
        <text:list-item>
          <text:p text:style-name="P12">“Judith Butler, en su influyente<text:s/><text:span text:style-name="T13">Gender Trouble<text:s/></text:span>(1990) […] al acuñar el concepto de ‘performatividad de género’, a través del cual reconoce la capacidad del sujeto en intervenir en la estructuración de su subjetividad, resignificando las prácticas<text:s/><text:soft-page-break/>regulatorias que obran sobre la construcción de su identidad. Debido a las variadas y repetidas maneras como se interpretan los mandatos de género, este ya no es algo ‘dado’ o ‘alcanzado’ y sí una categoría flexible, en donde se abre el espacio para las contradicciones, las afirmaciones, las novedades, los rechazos y los cambios tanto en la subjetividad como en las prácticas, los gestos y los comportamientos de los individuos” (Castro 112)</text:p>
        </text:list-item>
      </text:list>
      <text:p text:style-name="Normal">-Diferencia género-sexo</text:p>
      <text:p text:style-name="Normal">-Diferencias biológicas</text:p>
      <text:p text:style-name="Normal">-Judith Butler<text:s/><text:span text:style-name="T14"></text:span><text:s/>desnaturalización del cuerpo social en un sentido que no sea el cultural<text:s/><text:span text:style-name="T15"></text:span><text:s/>a parte de lo binario hombre-mujer, hay una serie de construcciones culturales que producen que esa visión natural hombre-mujer sea totalmente asimilada de un modo incontrovertible y naturalizado.</text:p>
      <text:p text:style-name="Normal">-Performatividad<text:s/><text:span text:style-name="T16"></text:span><text:s/>capacidad del sujeto de intervenir en la estructuración de su subjetividad personificando las practicas regulatorias que obran sobre la construcción de su identidad.</text:p>
      <text:p text:style-name="Normal">-Género<text:s/><text:span text:style-name="T17"></text:span><text:s/>se va haciendo con actos en el día a día<text:s/></text:p>
      <text:p text:style-name="Normal">-Género como performance</text:p>
      <text:p text:style-name="Normal">-Género<text:s/><text:span text:style-name="T18"></text:span><text:s/>perspectiva biológica + carácter histórico y social que daba lugar a una serie de roles [lo marcado como “masculino” o “femenino”]</text:p>
      <text:p text:style-name="Normal">-Categoría transversal, inclusión y búsqueda de equidad que solo es posible a través de ejercer el poder en un sentido amplio.<text:s/></text:p>
      <text:p text:style-name="P19">3. Pluralismo, crítica feminista y esencialismo estratégico</text:p>
      <text:list text:style-name="LFO3" text:continue-numbering="true">
        <text:list-item>
          <text:p text:style-name="P20">“Las teorías sobre la escritura femenina hacen uso, en la actualidad, de cuatro modelos de diferencia: biológico, lingüístico, psicoanalítico y cultural. Cada uno constituye un esfuerzo por definir y diferenciar los rasgos distintivos de una escritora y de un texto escrito por una mujer [..]</text:p>
          <text:list text:continue-numbering="true">
            <text:list-item>
              <text:p text:style-name="P21">LA CRÍTICA ORGÁNICA O BIOLÓGICA:<text:s/></text:p>
              <text:list text:continue-numbering="true">
                <text:list-item>
                  <text:p text:style-name="P22">“es la declaración más extrema de la diferencia de género, de un texto marcado con la huella indeleble del cuerpo: anatomía es textualidad […]. Al invocar sin más la anatomía, se arriesga el regreso a un descarnado esencialismo: las teorías fálicas y ováricas del arte que sometieron a la mujer en el pasado” (Showalter 388)</text:p>
                </text:list-item>
                <text:list-item>
                  <text:p text:style-name="P23">“El estudio de imágenes biológicas en la escritura feminista resulta útil e importante mientras entendemos que abarca otros factores que no son anatómicos. Las ideas acerca del cuerpo son fundamentales para comprender cómo las mujeres conceptualizan su situación en la sociedad; pero no puede haber expresión del cuerpo sin que esté mediada por estructuras lingüísticas, sociales y literarias” (Showalter 390)</text:p>
                </text:list-item>
              </text:list>
            </text:list-item>
            <text:list-item>
              <text:p text:style-name="P24">TEORÍAS LINGÜÍSTICAS Y TEXTUALES:</text:p>
              <text:soft-page-break/>
              <text:list text:continue-numbering="true">
                <text:list-item>
                  <text:p text:style-name="P25">“se preguntan si hombres y mujeres emplean el lenguaje de manera distinta; si las diferencias sexuales en el uso del lenguaje pueden teorizarse en términos de la biología, la socialización o la cultura; si las mujeres pueden crear nuevos lenguajes propios; y si hablar, leer y escribir están marcados por el género” (Showalter 391)</text:p>
                </text:list-item>
              </text:list>
            </text:list-item>
            <text:list-item>
              <text:p text:style-name="P26">CRÍTICA LITERARIA PSICOANALÍTICA:<text:s/></text:p>
              <text:list text:continue-numbering="true">
                <text:list-item>
                  <text:p text:style-name="P27">“ubica la diferencia de la escritura femenina en la psique de la autora y en relación del género con el proceso creativo. Incorpora los modelos biológicos y lingüísticos de diferencia de género en una teoría sobre la psique o el ser femenino, configurada por el cuerpo, el desarrollo del lenguaje y el papel que los sexos desempeñan en la sociedad” (Showalter 394)</text:p>
                </text:list-item>
              </text:list>
            </text:list-item>
            <text:list-item>
              <text:p text:style-name="P28">TEORÍAS CULTURALES:</text:p>
              <text:list text:continue-numbering="true">
                <text:list-item>
                  <text:p text:style-name="P29">“Una teoría que se base en un modelo de cultura femenina puede brindar, en mi opinión, una forma más completa y satisfactoria para hablar sobre la especificidad y la diferencia de la escritura femenina […]. Las maneras en que las mujeres conceptualizan sus cuerpos y sus funciones sexuales y reproductivas están estrechamente relacionadas con sus ambientes culturales. La psique femenina puede estudiarse como el producto o la construcción de fuerzas culturales. El lenguaje vuelve a formar parte del cuadro si tomamos en consideración las dimensiones sociales y los factores que determinan el uso del lenguaje, y los ideales culturales que dan forma a los comportamientos lingüísticos. Una teoría de la cultura reconoce que existen diferencias importantes entre las mujeres como escritoras: clase social, raza, nacionalidad e historia constituyen determinantes literarios tan significativos como el género. Sin embargo, la cultura femenina conforma una experiencia colectiva inmersa en la totalidad cultural, una experiencia que une a las escritoras a través del tiempo y el espacio” (Showalter 397-398)</text:p>
                </text:list-item>
              </text:list>
            </text:list-item>
          </text:list>
        </text:list-item>
        <text:list-item>
          <text:p text:style-name="P30">Crítica ginocéntrica: “la primera tarea debe ser la de delinear el lugar cultural preciso de la identidad literaria femenina, y la de describir las fuerzas que intersectan el campo cultural de la escritora. Una crítica ginocéntrica ubicaría también a la mujer en relación con las variables de la cultura literaria, tales como los modos de producción y distribución, las relaciones entre la autora y el público, las relaciones entre la alta cultura y la popular, y las jerarquías de género literaria […]. Al mismo tiempo, la historia continua de la escritura femenina ha sido suprimida, dejando enormes y misteriosos vacíos en los relatos sobre el desarrollo del género. La crítica ginocéntrica ha avanzado mucho en el camino de proporcionarnos una perspectiva diferente sobre la historia literaria” (Showalter 402)</text:p>
        </text:list-item>
        <text:list-item>
          <text:p text:style-name="P31">Esencialismo estratégico y<text:s/><text:span text:style-name="T32">location</text:span>:<text:s/><text:span text:style-name="T33">“entendido como una mera estrategia y no como el reconocimiento de una esencia de ‘mujer’</text:span>. Esto posibilita el discurso femenino también después de la llamada muerte del sujeto, pero debe ser compensado por el análisis constante de la situación y por la conciencia del riesgo implícito en la cuestión de esencialismo. El antídoto al esencialismo es el<text:s/><text:span text:style-name="T34">personal criticism<text:s/></text:span>o<text:s/><text:span text:style-name="T35">autobiographical<text:s/></text:span><text:soft-page-break/><text:span text:style-name="T36">criticism</text:span>: el distanciamiento y el ‘posicionamiento’ del sujeto que se producen mediante la recuperación continua de la propia experiencia personal […]. En contraposición al sujeto universal, racional y sin género, la política feminista del ‘posicionamiento’ (<text:span text:style-name="T37">location</text:span><text:s/>es el término usado por Homi Bhabha y Spivak) debe tener en cuenta las diferencias de raza, edad, clase y de todo lo que distingue a las mujeres entre sí” (Gajeri 469)</text:p>
        </text:list-item>
      </text:list>
      <text:p text:style-name="Normal">-Regreso del esencialismo<text:s/><text:span text:style-name="T38"></text:span><text:s/>la diferencia biológica abarcaría las diferencias culturales</text:p>
      <text:p text:style-name="Normal">-Pueden las diferencias sexuales materializarse en lenguajes o formas propias y si estas vienen marcadas por el género?</text:p>
      <text:p text:style-name="Normal">-Esencialismo estratégico<text:s/><text:span text:style-name="T39"></text:span><text:s/>ofrece una alternativa política viable capaz de vincular la fuerte reivindicación en términos de equidad e igualdad sin caer en una reformulación de ese esencialismo.<text:s/></text:p>
      <text:p text:style-name="Normal">-Estrategia<text:s/><text:span text:style-name="T40"></text:span><text:s/>forma de activismo colectivo [de carácter feminista] + acción política [lograr equidad]<text:s/></text:p>
      <text:p text:style-name="Normal">-Categorización género hombre-mujer [perspectiva esencialista]<text:s/><text:span text:style-name="T41"></text:span><text:s/>justificaría una serie de visiones, de diferencias identitarias.</text:p>
      <text:p text:style-name="Normal">-Aparición del concepto “masculinidad”<text:s/></text:p>
      <text:p text:style-name="P42">4. Teorías feministas</text:p>
      <text:list text:style-name="LFO4" text:continue-numbering="true">
        <text:list-item>
          <text:p text:style-name="P43">1. Feminismo, feminismos</text:p>
        </text:list-item>
        <text:list-item>
          <text:p text:style-name="P44">2<text:span text:style-name="T45">. Una habitación propia</text:span>. Virginia Woolf</text:p>
        </text:list-item>
        <text:list-item>
          <text:p text:style-name="P46">3.<text:s/><text:span text:style-name="T47">El segundo sexo</text:span>. Simone de Beauvoir</text:p>
        </text:list-item>
        <text:list-item>
          <text:p text:style-name="P48">4.<text:s/><text:span text:style-name="T49">La risa de la medusa</text:span>. H. Cixous</text:p>
        </text:list-item>
        <text:list-item>
          <text:p text:style-name="P50"><text:span text:style-name="T51">5.<text:s/></text:span><text:span text:style-name="T52">Thinking about Women<text:s/></text:span><text:span text:style-name="T53">(1968). Mary Ellmann y<text:s/></text:span><text:span text:style-name="T54">Sexual Politics</text:span><text:span text:style-name="T55">.<text:s/></text:span>Kate Millett (1969)</text:p>
        </text:list-item>
        <text:list-item>
          <text:p text:style-name="P56">6. Historias de la literatura escrita por mujeres</text:p>
        </text:list-item>
        <text:list-item>
          <text:p text:style-name="P57">7. La crítica literaria feminista y la escritura femenina</text:p>
        </text:list-item>
        <text:list-item>
          <text:p text:style-name="P58">8. Feminismo, materialismo cultural, estudios poscoloniales, crítica lesbiana y teoría<text:s/><text:span text:style-name="T59">queer,<text:s/></text:span>perspectiva bajtiniana<text:span text:style-name="T60">,<text:s/></text:span>semiótica de la cultura</text:p>
        </text:list-item>
      </text:list>
      <text:p text:style-name="Normal">a) Las teorías feministas no forman un conglomerado homogéneo en el campo de los Estudios literarios, pues existen direcciones tan diversas como las que se reconocen en deudas o proyecciones marxistas, lacanianas, semióticas, dialogistas, estilísticas, neohistoricistas, blackcentristas, coloniocentristas, lesbianistas, hermenéuticas, etc.<text:s/></text:p>
      <text:p text:style-name="Normal"><text:s text:c="6"/>b) Es importante abordar el proceso histórico del feminismo y la convergencia que este mantiene desde muy pronto con el ejercicio crítico-teórico. Hay que atender a la construcción del género, de la subjetividad y de la representación, coordenadas que se entrelazan, como muestra Carmen Blanco (1995) con complejos procesos discursivos que vinculan las esferas pública y privada o el devenir personal con el social.<text:s/></text:p>
      <text:p text:style-name="Normal"><text:s text:c="6"/>c) Proliferación de escuelas feministas., que ha desintegrado la construcción homogénea de un<text:s/><text:span text:style-name="T61">nosotras</text:span>, asentado en las afinidades y desconocedor de la enorme diversidad que proviene<text:s/><text:soft-page-break/>de esferas como la cultural, la social, la sexual o la étnica. Marco anglosajón (Millet, Firestone, Ellmann, Kolodny, Showalter, Jehlen, Mitchell, Greer…) y francés (Kristeva, Wittig, Irigaray, Cixous…) con características diferenciadas de naturaleza ya epistémica, sobre todo por la tendencia socio-pragmatista de las primeras, que contrasta con el teoricismo a veces ahistórico de las segundas.</text:p>
      <text:p text:style-name="Normal">-Termino feminista utilizado por primera vez en 1880 por una mujer francesa. En España aparece en 1889.</text:p>
      <text:p text:style-name="P62">1. Feminismo, feminismos</text:p>
      <text:p text:style-name="Normal"><draw:g draw:name="Diagrama 1" draw:id="id19" draw:style-name="a23" text:anchor-type="as-char"><svg:title/><svg:desc/><draw:custom-shape svg:x="0in" svg:y="1.00417in" svg:width="5.84375in" svg:height="0in" draw:id="id0" draw:style-name="a1" draw:name="Forma libre: forma 2"><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width="0.18461in" svg:height="0.18461in" draw:id="id1" draw:style-name="a2" draw:transform="translate(-0.0923in -0.0923in) rotate(-2.35619) translate(0.13108in 0.13054in)" draw:name="Forma libre: forma 3"><svg:title/><svg:desc/><draw:enhanced-geometry draw:path-stretchpoint-x="21600" draw:path-stretchpoint-y="21600" draw:type="non-primitive" svg:viewBox="0 0 21600 21600" draw:enhanced-path="M ?f10 ?f26 A ?f98 ?f99 ?f100 ?f101 ?f10 ?f26 ?f95 ?f97  W ?f102 ?f103 ?f104 ?f105 ?f10 ?f26 ?f95 ?f97 Q ?f57 ?f10 ?f49 ?f50 ?f20 ?f58 ?f20 ?f26 A ?f145 ?f146 ?f147 ?f148 ?f20 ?f26 ?f142 ?f144  W ?f149 ?f150 ?f151 ?f152 ?f20 ?f26 ?f142 ?f144 Z N" draw:text-areas="?f51 ?f53 ?f52 ?f54" draw:glue-points="?f52 ?f54 ?f51 ?f54 ?f51 ?f53 ?f49 ?f50"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sqrt(2)"/><draw:equation draw:name="f12" draw:formula="115000"/><draw:equation draw:name="f13" draw:formula="2700000 + ?f1"/><draw:equation draw:name="f14" draw:formula="?f13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2 / 2"/><draw:equation draw:name="f25" draw:formula="?f23 / 2"/><draw:equation draw:name="f26" draw:formula="?f10 + ?f24"/><draw:equation draw:name="f27" draw:formula="?f10 + ?f25"/><draw:equation draw:name="f28" draw:formula="?f25 * ?f11"/><draw:equation draw:name="f29" draw:formula="?f24 * ?f11"/><draw:equation draw:name="f30" draw:formula="?f25 * ?f19"/><draw:equation draw:name="f31" draw:formula="?f24 * ?f19"/><draw:equation draw:name="f32" draw:formula="?f28 * ?f12"/><draw:equation draw:name="f33" draw:formula="?f29 * ?f12"/><draw:equation draw:name="f34" draw:formula="?f32 / 100000"/><draw:equation draw:name="f35" draw:formula="?f33 / 100000"/><draw:equation draw:name="f36" draw:formula="?f14 + ?f1"/><draw:equation draw:name="f37" draw:formula="?f36 * ?f9 / ?f0"/><draw:equation draw:name="f38" draw:formula="0 - ?f37"/><draw:equation draw:name="f39" draw:formula="sin(?f38)"/><draw:equation draw:name="f40" draw:formula="0 - ?f39"/><draw:equation draw:name="f41" draw:formula="?f40"/><draw:equation draw:name="f42" draw:formula="cos(?f38)"/><draw:equation draw:name="f43" draw:formula="0 - ?f42"/><draw:equation draw:name="f44" draw:formula="?f43"/><draw:equation draw:name="f45" draw:formula="?f41 * ?f34"/><draw:equation draw:name="f46" draw:formula="?f44 * ?f35"/><draw:equation draw:name="f47" draw:formula="?f41 * ?f25"/><draw:equation draw:name="f48" draw:formula="?f44 * ?f24"/><draw:equation draw:name="f49" draw:formula="?f27 + ?f45"/><draw:equation draw:name="f50" draw:formula="?f26 - ?f46"/><draw:equation draw:name="f51" draw:formula="?f27 - ?f47"/><draw:equation draw:name="f52" draw:formula="?f27 + ?f47"/><draw:equation draw:name="f53" draw:formula="?f26 - ?f48"/><draw:equation draw:name="f54" draw:formula="?f26 + ?f48"/><draw:equation draw:name="f55" draw:formula="?f27 + ?f49"/><draw:equation draw:name="f56" draw:formula="?f26 + ?f50"/><draw:equation draw:name="f57" draw:formula="?f55 / 2"/><draw:equation draw:name="f58" draw:formula="?f56 / 2"/><draw:equation draw:name="f59" draw:formula="21550000 - ?f1"/><draw:equation draw:name="f60" draw:formula="if(?f59, ?f1, 21550000)"/><draw:equation draw:name="f61" draw:formula="-21550000 - ?f60"/><draw:equation draw:name="f62" draw:formula="if(?f61, -21550000, ?f60)"/><draw:equation draw:name="f63" draw:formula="?f0 + ?f62"/><draw:equation draw:name="f64" draw:formula="?f0 + ?f1"/><draw:equation draw:name="f65" draw:formula="?f64 * ?f9 / ?f0"/><draw:equation draw:name="f66" draw:formula="0 - ?f65"/><draw:equation draw:name="f67" draw:formula="cos(?f66)"/><draw:equation draw:name="f68" draw:formula="0 - ?f67"/><draw:equation draw:name="f69" draw:formula="?f68 * ?f30"/><draw:equation draw:name="f70" draw:formula="sin(?f66)"/><draw:equation draw:name="f71" draw:formula="0 - ?f70"/><draw:equation draw:name="f72" draw:formula="?f71 * ?f31"/><draw:equation draw:name="f73" draw:formula="sqrt(?f69 * ?f69 + ?f72 * ?f72 + 0 * 0)"/><draw:equation draw:name="f74" draw:formula="?f30 * ?f31 / ?f73"/><draw:equation draw:name="f75" draw:formula="?f71 * ?f74"/><draw:equation draw:name="f76" draw:formula="?f10 - ?f75"/><draw:equation draw:name="f77" draw:formula="?f68 * ?f74"/><draw:equation draw:name="f78" draw:formula="?f26 - ?f77"/><draw:equation draw:name="f79" draw:formula="?f76 - ?f30"/><draw:equation draw:name="f80" draw:formula="?f78 - ?f31"/><draw:equation draw:name="f81" draw:formula="?f76 + ?f30"/><draw:equation draw:name="f82" draw:formula="?f78 + ?f31"/><draw:equation draw:name="f83" draw:formula="?f63 + ?f1"/><draw:equation draw:name="f84" draw:formula="?f83 * ?f9 / ?f0"/><draw:equation draw:name="f85" draw:formula="0 - ?f84"/><draw:equation draw:name="f86" draw:formula="cos(?f85)"/><draw:equation draw:name="f87" draw:formula="0 - ?f86"/><draw:equation draw:name="f88" draw:formula="?f87 * ?f30"/><draw:equation draw:name="f89" draw:formula="sin(?f85)"/><draw:equation draw:name="f90" draw:formula="0 - ?f89"/><draw:equation draw:name="f91" draw:formula="?f90 * ?f31"/><draw:equation draw:name="f92" draw:formula="sqrt(?f88 * ?f88 + ?f91 * ?f91 + 0 * 0)"/><draw:equation draw:name="f93" draw:formula="?f30 * ?f31 / ?f92"/><draw:equation draw:name="f94" draw:formula="?f90 * ?f93"/><draw:equation draw:name="f95" draw:formula="?f76 + ?f94"/><draw:equation draw:name="f96" draw:formula="?f87 * ?f93"/><draw:equation draw:name="f97" draw:formula="?f78 + ?f96"/><draw:equation draw:name="f98" draw:formula="if(?f62, ?f10, ?f79)"/><draw:equation draw:name="f99" draw:formula="if(?f62, ?f26, ?f80)"/><draw:equation draw:name="f100" draw:formula="if(?f62, ?f10, ?f81)"/><draw:equation draw:name="f101" draw:formula="if(?f62, ?f26, ?f82)"/><draw:equation draw:name="f102" draw:formula="if(?f62, ?f79, ?f95)"/><draw:equation draw:name="f103" draw:formula="if(?f62, ?f80, ?f97)"/><draw:equation draw:name="f104" draw:formula="if(?f62, ?f81, ?f95)"/><draw:equation draw:name="f105" draw:formula="if(?f62, ?f82, ?f97)"/><draw:equation draw:name="f106" draw:formula="21550000 - ?f0"/><draw:equation draw:name="f107" draw:formula="if(?f106, ?f0, 21550000)"/><draw:equation draw:name="f108" draw:formula="-21550000 - ?f107"/><draw:equation draw:name="f109" draw:formula="if(?f108, -21550000, ?f107)"/><draw:equation draw:name="f110" draw:formula="?f10 + ?f109"/><draw:equation draw:name="f111" draw:formula="?f10 + ?f1"/><draw:equation draw:name="f112" draw:formula="?f111 * ?f9 / ?f0"/><draw:equation draw:name="f113" draw:formula="0 - ?f112"/><draw:equation draw:name="f114" draw:formula="cos(?f113)"/><draw:equation draw:name="f115" draw:formula="0 - ?f114"/><draw:equation draw:name="f116" draw:formula="?f115 * ?f30"/><draw:equation draw:name="f117" draw:formula="sin(?f113)"/><draw:equation draw:name="f118" draw:formula="0 - ?f117"/><draw:equation draw:name="f119" draw:formula="?f118 * ?f31"/><draw:equation draw:name="f120" draw:formula="sqrt(?f116 * ?f116 + ?f119 * ?f119 + 0 * 0)"/><draw:equation draw:name="f121" draw:formula="?f30 * ?f31 / ?f120"/><draw:equation draw:name="f122" draw:formula="?f118 * ?f121"/><draw:equation draw:name="f123" draw:formula="?f20 - ?f122"/><draw:equation draw:name="f124" draw:formula="?f115 * ?f121"/><draw:equation draw:name="f125" draw:formula="?f26 - ?f124"/><draw:equation draw:name="f126" draw:formula="?f123 - ?f30"/><draw:equation draw:name="f127" draw:formula="?f125 - ?f31"/><draw:equation draw:name="f128" draw:formula="?f123 + ?f30"/><draw:equation draw:name="f129" draw:formula="?f125 + ?f31"/><draw:equation draw:name="f130" draw:formula="?f110 + ?f1"/><draw:equation draw:name="f131" draw:formula="?f130 * ?f9 / ?f0"/><draw:equation draw:name="f132" draw:formula="0 - ?f131"/><draw:equation draw:name="f133" draw:formula="cos(?f132)"/><draw:equation draw:name="f134" draw:formula="0 - ?f133"/><draw:equation draw:name="f135" draw:formula="?f134 * ?f30"/><draw:equation draw:name="f136" draw:formula="sin(?f132)"/><draw:equation draw:name="f137" draw:formula="0 - ?f136"/><draw:equation draw:name="f138" draw:formula="?f137 * ?f31"/><draw:equation draw:name="f139" draw:formula="sqrt(?f135 * ?f135 + ?f138 * ?f138 + 0 * 0)"/><draw:equation draw:name="f140" draw:formula="?f30 * ?f31 / ?f139"/><draw:equation draw:name="f141" draw:formula="?f137 * ?f140"/><draw:equation draw:name="f142" draw:formula="?f123 + ?f141"/><draw:equation draw:name="f143" draw:formula="?f134 * ?f140"/><draw:equation draw:name="f144" draw:formula="?f125 + ?f143"/><draw:equation draw:name="f145" draw:formula="if(?f109, ?f20, ?f126)"/><draw:equation draw:name="f146" draw:formula="if(?f109, ?f26, ?f127)"/><draw:equation draw:name="f147" draw:formula="if(?f109, ?f20, ?f128)"/><draw:equation draw:name="f148" draw:formula="if(?f109, ?f26, ?f129)"/><draw:equation draw:name="f149" draw:formula="if(?f109, ?f126, ?f142)"/><draw:equation draw:name="f150" draw:formula="if(?f109, ?f127, ?f144)"/><draw:equation draw:name="f151" draw:formula="if(?f109, ?f128, ?f142)"/><draw:equation draw:name="f152" draw:formula="if(?f109, ?f129, ?f144)"/></draw:enhanced-geometry></draw:custom-shape><draw:custom-shape svg:x="0.05928in" svg:y="0.05874in" svg:width="0.1436in" svg:height="0.1436in" draw:id="id2" draw:style-name="a3" draw:name="Forma libre: forma 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26162in" svg:y="0.26108in" svg:width="2.4296in" svg:height="0.74308in" draw:id="id3" draw:style-name="a4" draw:name="Forma libre: forma 5"><svg:title/><svg:desc/><text:p text:style-name="P63"><text:span text:style-name="T64">Hubertine Auclert.<text:s/></text:span><text:span text:style-name="T65">La Citoyenne.<text:s/></text:span><text:span text:style-name="T66">Francia</text:span></text:p><draw:enhanced-geometry draw:type="non-primitive" svg:viewBox="0 0 2221623 679475" draw:enhanced-path="M ?f0 ?f0 L ?f1 ?f0 ?f1 ?f2 ?f0 ?f2 ?f0 ?f0 Z N" draw:text-areas="?f15 ?f17 ?f16 ?f18" draw:glue-points="?f19 ?f20 ?f21 ?f20 ?f21 ?f22 ?f19 ?f22 ?f19 ?f20" draw:glue-point-leaving-directions="-90, -90, -90, -90, -90"><draw:equation draw:name="f0" draw:formula="0"/><draw:equation draw:name="f1" draw:formula="2221623"/><draw:equation draw:name="f2" draw:formula="679475"/><draw:equation draw:name="f3" draw:formula="?f2 - ?f0"/><draw:equation draw:name="f4" draw:formula="?f1 - ?f0"/><draw:equation draw:name="f5" draw:formula="?f4 / 2221623"/><draw:equation draw:name="f6" draw:formula="?f3 / 679475"/><draw:equation draw:name="f7" draw:formula="0 * ?f4"/><draw:equation draw:name="f8" draw:formula="0 * ?f3"/><draw:equation draw:name="f9" draw:formula="2221623 * ?f4"/><draw:equation draw:name="f10" draw:formula="679475 * ?f3"/><draw:equation draw:name="f11" draw:formula="?f7 / 2221623"/><draw:equation draw:name="f12" draw:formula="?f8 / 679475"/><draw:equation draw:name="f13" draw:formula="?f9 / 2221623"/><draw:equation draw:name="f14" draw:formula="?f10 / 67947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26162in" svg:y="0in" svg:width="2.4296in" svg:height="0.26108in" draw:id="id4" draw:style-name="a5" draw:name="Forma libre: forma 6"><svg:title/><svg:desc/><text:p text:style-name="P67"><text:span text:style-name="T68">1880</text:span></text:p><draw:enhanced-geometry draw:type="non-primitive" svg:viewBox="0 0 2221623 238734" draw:enhanced-path="M ?f0 ?f0 L ?f1 ?f0 ?f1 ?f2 ?f0 ?f2 ?f0 ?f0 Z N" draw:text-areas="?f15 ?f17 ?f16 ?f18" draw:glue-points="?f19 ?f20 ?f21 ?f20 ?f21 ?f22 ?f19 ?f22 ?f19 ?f20" draw:glue-point-leaving-directions="-90, -90, -90, -90, -90"><draw:equation draw:name="f0" draw:formula="0"/><draw:equation draw:name="f1" draw:formula="2221623"/><draw:equation draw:name="f2" draw:formula="238734"/><draw:equation draw:name="f3" draw:formula="?f2 - ?f0"/><draw:equation draw:name="f4" draw:formula="?f1 - ?f0"/><draw:equation draw:name="f5" draw:formula="?f4 / 2221623"/><draw:equation draw:name="f6" draw:formula="?f3 / 238734"/><draw:equation draw:name="f7" draw:formula="0 * ?f4"/><draw:equation draw:name="f8" draw:formula="0 * ?f3"/><draw:equation draw:name="f9" draw:formula="2221623 * ?f4"/><draw:equation draw:name="f10" draw:formula="238734 * ?f3"/><draw:equation draw:name="f11" draw:formula="?f7 / 2221623"/><draw:equation draw:name="f12" draw:formula="?f8 / 238734"/><draw:equation draw:name="f13" draw:formula="?f9 / 2221623"/><draw:equation draw:name="f14" draw:formula="?f10 / 23873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13108in" svg:y="0.26108in" svg:width="0in" svg:height="0.74308in" draw:id="id5" draw:style-name="a7" draw:name="Forma libre: forma 7"><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0.10758in" svg:y="0.98067in" svg:width="0.04699in" svg:height="0.04699in" draw:id="id6" draw:style-name="a8" draw:name="Forma libre: forma 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width="0.18461in" svg:height="0.18461in" draw:id="id7" draw:style-name="a9" draw:transform="translate(-0.0923in -0.0923in) rotate(-5.49779) translate(1.5888in 1.87779in)" draw:name="Forma libre: forma 9"><svg:title/><svg:desc/><draw:enhanced-geometry draw:path-stretchpoint-x="21600" draw:path-stretchpoint-y="21600" draw:type="non-primitive" svg:viewBox="0 0 21600 21600" draw:enhanced-path="M ?f10 ?f26 A ?f98 ?f99 ?f100 ?f101 ?f10 ?f26 ?f95 ?f97  W ?f102 ?f103 ?f104 ?f105 ?f10 ?f26 ?f95 ?f97 Q ?f57 ?f10 ?f49 ?f50 ?f20 ?f58 ?f20 ?f26 A ?f145 ?f146 ?f147 ?f148 ?f20 ?f26 ?f142 ?f144  W ?f149 ?f150 ?f151 ?f152 ?f20 ?f26 ?f142 ?f144 Z N" draw:text-areas="?f51 ?f53 ?f52 ?f54" draw:glue-points="?f52 ?f54 ?f51 ?f54 ?f51 ?f53 ?f49 ?f50"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sqrt(2)"/><draw:equation draw:name="f12" draw:formula="115000"/><draw:equation draw:name="f13" draw:formula="2700000 + ?f1"/><draw:equation draw:name="f14" draw:formula="?f13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2 / 2"/><draw:equation draw:name="f25" draw:formula="?f23 / 2"/><draw:equation draw:name="f26" draw:formula="?f10 + ?f24"/><draw:equation draw:name="f27" draw:formula="?f10 + ?f25"/><draw:equation draw:name="f28" draw:formula="?f25 * ?f11"/><draw:equation draw:name="f29" draw:formula="?f24 * ?f11"/><draw:equation draw:name="f30" draw:formula="?f25 * ?f19"/><draw:equation draw:name="f31" draw:formula="?f24 * ?f19"/><draw:equation draw:name="f32" draw:formula="?f28 * ?f12"/><draw:equation draw:name="f33" draw:formula="?f29 * ?f12"/><draw:equation draw:name="f34" draw:formula="?f32 / 100000"/><draw:equation draw:name="f35" draw:formula="?f33 / 100000"/><draw:equation draw:name="f36" draw:formula="?f14 + ?f1"/><draw:equation draw:name="f37" draw:formula="?f36 * ?f9 / ?f0"/><draw:equation draw:name="f38" draw:formula="0 - ?f37"/><draw:equation draw:name="f39" draw:formula="sin(?f38)"/><draw:equation draw:name="f40" draw:formula="0 - ?f39"/><draw:equation draw:name="f41" draw:formula="?f40"/><draw:equation draw:name="f42" draw:formula="cos(?f38)"/><draw:equation draw:name="f43" draw:formula="0 - ?f42"/><draw:equation draw:name="f44" draw:formula="?f43"/><draw:equation draw:name="f45" draw:formula="?f41 * ?f34"/><draw:equation draw:name="f46" draw:formula="?f44 * ?f35"/><draw:equation draw:name="f47" draw:formula="?f41 * ?f25"/><draw:equation draw:name="f48" draw:formula="?f44 * ?f24"/><draw:equation draw:name="f49" draw:formula="?f27 + ?f45"/><draw:equation draw:name="f50" draw:formula="?f26 - ?f46"/><draw:equation draw:name="f51" draw:formula="?f27 - ?f47"/><draw:equation draw:name="f52" draw:formula="?f27 + ?f47"/><draw:equation draw:name="f53" draw:formula="?f26 - ?f48"/><draw:equation draw:name="f54" draw:formula="?f26 + ?f48"/><draw:equation draw:name="f55" draw:formula="?f27 + ?f49"/><draw:equation draw:name="f56" draw:formula="?f26 + ?f50"/><draw:equation draw:name="f57" draw:formula="?f55 / 2"/><draw:equation draw:name="f58" draw:formula="?f56 / 2"/><draw:equation draw:name="f59" draw:formula="21550000 - ?f1"/><draw:equation draw:name="f60" draw:formula="if(?f59, ?f1, 21550000)"/><draw:equation draw:name="f61" draw:formula="-21550000 - ?f60"/><draw:equation draw:name="f62" draw:formula="if(?f61, -21550000, ?f60)"/><draw:equation draw:name="f63" draw:formula="?f0 + ?f62"/><draw:equation draw:name="f64" draw:formula="?f0 + ?f1"/><draw:equation draw:name="f65" draw:formula="?f64 * ?f9 / ?f0"/><draw:equation draw:name="f66" draw:formula="0 - ?f65"/><draw:equation draw:name="f67" draw:formula="cos(?f66)"/><draw:equation draw:name="f68" draw:formula="0 - ?f67"/><draw:equation draw:name="f69" draw:formula="?f68 * ?f30"/><draw:equation draw:name="f70" draw:formula="sin(?f66)"/><draw:equation draw:name="f71" draw:formula="0 - ?f70"/><draw:equation draw:name="f72" draw:formula="?f71 * ?f31"/><draw:equation draw:name="f73" draw:formula="sqrt(?f69 * ?f69 + ?f72 * ?f72 + 0 * 0)"/><draw:equation draw:name="f74" draw:formula="?f30 * ?f31 / ?f73"/><draw:equation draw:name="f75" draw:formula="?f71 * ?f74"/><draw:equation draw:name="f76" draw:formula="?f10 - ?f75"/><draw:equation draw:name="f77" draw:formula="?f68 * ?f74"/><draw:equation draw:name="f78" draw:formula="?f26 - ?f77"/><draw:equation draw:name="f79" draw:formula="?f76 - ?f30"/><draw:equation draw:name="f80" draw:formula="?f78 - ?f31"/><draw:equation draw:name="f81" draw:formula="?f76 + ?f30"/><draw:equation draw:name="f82" draw:formula="?f78 + ?f31"/><draw:equation draw:name="f83" draw:formula="?f63 + ?f1"/><draw:equation draw:name="f84" draw:formula="?f83 * ?f9 / ?f0"/><draw:equation draw:name="f85" draw:formula="0 - ?f84"/><draw:equation draw:name="f86" draw:formula="cos(?f85)"/><draw:equation draw:name="f87" draw:formula="0 - ?f86"/><draw:equation draw:name="f88" draw:formula="?f87 * ?f30"/><draw:equation draw:name="f89" draw:formula="sin(?f85)"/><draw:equation draw:name="f90" draw:formula="0 - ?f89"/><draw:equation draw:name="f91" draw:formula="?f90 * ?f31"/><draw:equation draw:name="f92" draw:formula="sqrt(?f88 * ?f88 + ?f91 * ?f91 + 0 * 0)"/><draw:equation draw:name="f93" draw:formula="?f30 * ?f31 / ?f92"/><draw:equation draw:name="f94" draw:formula="?f90 * ?f93"/><draw:equation draw:name="f95" draw:formula="?f76 + ?f94"/><draw:equation draw:name="f96" draw:formula="?f87 * ?f93"/><draw:equation draw:name="f97" draw:formula="?f78 + ?f96"/><draw:equation draw:name="f98" draw:formula="if(?f62, ?f10, ?f79)"/><draw:equation draw:name="f99" draw:formula="if(?f62, ?f26, ?f80)"/><draw:equation draw:name="f100" draw:formula="if(?f62, ?f10, ?f81)"/><draw:equation draw:name="f101" draw:formula="if(?f62, ?f26, ?f82)"/><draw:equation draw:name="f102" draw:formula="if(?f62, ?f79, ?f95)"/><draw:equation draw:name="f103" draw:formula="if(?f62, ?f80, ?f97)"/><draw:equation draw:name="f104" draw:formula="if(?f62, ?f81, ?f95)"/><draw:equation draw:name="f105" draw:formula="if(?f62, ?f82, ?f97)"/><draw:equation draw:name="f106" draw:formula="21550000 - ?f0"/><draw:equation draw:name="f107" draw:formula="if(?f106, ?f0, 21550000)"/><draw:equation draw:name="f108" draw:formula="-21550000 - ?f107"/><draw:equation draw:name="f109" draw:formula="if(?f108, -21550000, ?f107)"/><draw:equation draw:name="f110" draw:formula="?f10 + ?f109"/><draw:equation draw:name="f111" draw:formula="?f10 + ?f1"/><draw:equation draw:name="f112" draw:formula="?f111 * ?f9 / ?f0"/><draw:equation draw:name="f113" draw:formula="0 - ?f112"/><draw:equation draw:name="f114" draw:formula="cos(?f113)"/><draw:equation draw:name="f115" draw:formula="0 - ?f114"/><draw:equation draw:name="f116" draw:formula="?f115 * ?f30"/><draw:equation draw:name="f117" draw:formula="sin(?f113)"/><draw:equation draw:name="f118" draw:formula="0 - ?f117"/><draw:equation draw:name="f119" draw:formula="?f118 * ?f31"/><draw:equation draw:name="f120" draw:formula="sqrt(?f116 * ?f116 + ?f119 * ?f119 + 0 * 0)"/><draw:equation draw:name="f121" draw:formula="?f30 * ?f31 / ?f120"/><draw:equation draw:name="f122" draw:formula="?f118 * ?f121"/><draw:equation draw:name="f123" draw:formula="?f20 - ?f122"/><draw:equation draw:name="f124" draw:formula="?f115 * ?f121"/><draw:equation draw:name="f125" draw:formula="?f26 - ?f124"/><draw:equation draw:name="f126" draw:formula="?f123 - ?f30"/><draw:equation draw:name="f127" draw:formula="?f125 - ?f31"/><draw:equation draw:name="f128" draw:formula="?f123 + ?f30"/><draw:equation draw:name="f129" draw:formula="?f125 + ?f31"/><draw:equation draw:name="f130" draw:formula="?f110 + ?f1"/><draw:equation draw:name="f131" draw:formula="?f130 * ?f9 / ?f0"/><draw:equation draw:name="f132" draw:formula="0 - ?f131"/><draw:equation draw:name="f133" draw:formula="cos(?f132)"/><draw:equation draw:name="f134" draw:formula="0 - ?f133"/><draw:equation draw:name="f135" draw:formula="?f134 * ?f30"/><draw:equation draw:name="f136" draw:formula="sin(?f132)"/><draw:equation draw:name="f137" draw:formula="0 - ?f136"/><draw:equation draw:name="f138" draw:formula="?f137 * ?f31"/><draw:equation draw:name="f139" draw:formula="sqrt(?f135 * ?f135 + ?f138 * ?f138 + 0 * 0)"/><draw:equation draw:name="f140" draw:formula="?f30 * ?f31 / ?f139"/><draw:equation draw:name="f141" draw:formula="?f137 * ?f140"/><draw:equation draw:name="f142" draw:formula="?f123 + ?f141"/><draw:equation draw:name="f143" draw:formula="?f134 * ?f140"/><draw:equation draw:name="f144" draw:formula="?f125 + ?f143"/><draw:equation draw:name="f145" draw:formula="if(?f109, ?f20, ?f126)"/><draw:equation draw:name="f146" draw:formula="if(?f109, ?f26, ?f127)"/><draw:equation draw:name="f147" draw:formula="if(?f109, ?f20, ?f128)"/><draw:equation draw:name="f148" draw:formula="if(?f109, ?f26, ?f129)"/><draw:equation draw:name="f149" draw:formula="if(?f109, ?f126, ?f142)"/><draw:equation draw:name="f150" draw:formula="if(?f109, ?f127, ?f144)"/><draw:equation draw:name="f151" draw:formula="if(?f109, ?f128, ?f142)"/><draw:equation draw:name="f152" draw:formula="if(?f109, ?f129, ?f144)"/></draw:enhanced-geometry></draw:custom-shape><draw:custom-shape svg:x="1.51701in" svg:y="1.806in" svg:width="0.1436in" svg:height="0.1436in" draw:id="id8" draw:style-name="a10" draw:name="Forma libre: forma 1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71934in" svg:y="1.00417in" svg:width="2.4296in" svg:height="0.74308in" draw:id="id9" draw:style-name="a11" draw:name="Forma libre: forma 11"><svg:title/><svg:desc/><text:p text:style-name="P69"><text:span text:style-name="T70">(Feminism)/Womanism). Inglaterra</text:span></text:p><draw:enhanced-geometry draw:type="non-primitive" svg:viewBox="0 0 2221623 679475" draw:enhanced-path="M ?f0 ?f0 L ?f1 ?f0 ?f1 ?f2 ?f0 ?f2 ?f0 ?f0 Z N" draw:text-areas="?f15 ?f17 ?f16 ?f18" draw:glue-points="?f19 ?f20 ?f21 ?f20 ?f21 ?f22 ?f19 ?f22 ?f19 ?f20" draw:glue-point-leaving-directions="-90, -90, -90, -90, -90"><draw:equation draw:name="f0" draw:formula="0"/><draw:equation draw:name="f1" draw:formula="2221623"/><draw:equation draw:name="f2" draw:formula="679475"/><draw:equation draw:name="f3" draw:formula="?f2 - ?f0"/><draw:equation draw:name="f4" draw:formula="?f1 - ?f0"/><draw:equation draw:name="f5" draw:formula="?f4 / 2221623"/><draw:equation draw:name="f6" draw:formula="?f3 / 679475"/><draw:equation draw:name="f7" draw:formula="0 * ?f4"/><draw:equation draw:name="f8" draw:formula="0 * ?f3"/><draw:equation draw:name="f9" draw:formula="2221623 * ?f4"/><draw:equation draw:name="f10" draw:formula="679475 * ?f3"/><draw:equation draw:name="f11" draw:formula="?f7 / 2221623"/><draw:equation draw:name="f12" draw:formula="?f8 / 679475"/><draw:equation draw:name="f13" draw:formula="?f9 / 2221623"/><draw:equation draw:name="f14" draw:formula="?f10 / 67947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71934in" svg:y="1.74725in" svg:width="2.4296in" svg:height="0.26108in" draw:id="id10" draw:style-name="a12" draw:name="Forma libre: forma 12"><svg:title/><svg:desc/><text:p text:style-name="P71"><text:span text:style-name="T72">1890</text:span></text:p><draw:enhanced-geometry draw:type="non-primitive" svg:viewBox="0 0 2221623 238734" draw:enhanced-path="M ?f0 ?f0 L ?f1 ?f0 ?f1 ?f2 ?f0 ?f2 ?f0 ?f0 Z N" draw:text-areas="?f15 ?f17 ?f16 ?f18" draw:glue-points="?f19 ?f20 ?f21 ?f20 ?f21 ?f22 ?f19 ?f22 ?f19 ?f20" draw:glue-point-leaving-directions="-90, -90, -90, -90, -90"><draw:equation draw:name="f0" draw:formula="0"/><draw:equation draw:name="f1" draw:formula="2221623"/><draw:equation draw:name="f2" draw:formula="238734"/><draw:equation draw:name="f3" draw:formula="?f2 - ?f0"/><draw:equation draw:name="f4" draw:formula="?f1 - ?f0"/><draw:equation draw:name="f5" draw:formula="?f4 / 2221623"/><draw:equation draw:name="f6" draw:formula="?f3 / 238734"/><draw:equation draw:name="f7" draw:formula="0 * ?f4"/><draw:equation draw:name="f8" draw:formula="0 * ?f3"/><draw:equation draw:name="f9" draw:formula="2221623 * ?f4"/><draw:equation draw:name="f10" draw:formula="238734 * ?f3"/><draw:equation draw:name="f11" draw:formula="?f7 / 2221623"/><draw:equation draw:name="f12" draw:formula="?f8 / 238734"/><draw:equation draw:name="f13" draw:formula="?f9 / 2221623"/><draw:equation draw:name="f14" draw:formula="?f10 / 23873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5888in" svg:y="1.00417in" svg:width="0in" svg:height="0.74308in" draw:id="id11" draw:style-name="a14" draw:name="Forma libre: forma 13"><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1.56531in" svg:y="0.98067in" svg:width="0.04699in" svg:height="0.04699in" draw:id="id12" draw:style-name="a15" draw:name="Forma libre: forma 1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width="0.18461in" svg:height="0.18461in" draw:id="id13" draw:style-name="a16" draw:transform="translate(-0.0923in -0.0923in) rotate(-2.35619) translate(3.04653in 0.13054in)" draw:name="Forma libre: forma 15"><svg:title/><svg:desc/><draw:enhanced-geometry draw:path-stretchpoint-x="21600" draw:path-stretchpoint-y="21600" draw:type="non-primitive" svg:viewBox="0 0 21600 21600" draw:enhanced-path="M ?f10 ?f26 A ?f98 ?f99 ?f100 ?f101 ?f10 ?f26 ?f95 ?f97  W ?f102 ?f103 ?f104 ?f105 ?f10 ?f26 ?f95 ?f97 Q ?f57 ?f10 ?f49 ?f50 ?f20 ?f58 ?f20 ?f26 A ?f145 ?f146 ?f147 ?f148 ?f20 ?f26 ?f142 ?f144  W ?f149 ?f150 ?f151 ?f152 ?f20 ?f26 ?f142 ?f144 Z N" draw:text-areas="?f51 ?f53 ?f52 ?f54" draw:glue-points="?f52 ?f54 ?f51 ?f54 ?f51 ?f53 ?f49 ?f50"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sqrt(2)"/><draw:equation draw:name="f12" draw:formula="115000"/><draw:equation draw:name="f13" draw:formula="2700000 + ?f1"/><draw:equation draw:name="f14" draw:formula="?f13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2 / 2"/><draw:equation draw:name="f25" draw:formula="?f23 / 2"/><draw:equation draw:name="f26" draw:formula="?f10 + ?f24"/><draw:equation draw:name="f27" draw:formula="?f10 + ?f25"/><draw:equation draw:name="f28" draw:formula="?f25 * ?f11"/><draw:equation draw:name="f29" draw:formula="?f24 * ?f11"/><draw:equation draw:name="f30" draw:formula="?f25 * ?f19"/><draw:equation draw:name="f31" draw:formula="?f24 * ?f19"/><draw:equation draw:name="f32" draw:formula="?f28 * ?f12"/><draw:equation draw:name="f33" draw:formula="?f29 * ?f12"/><draw:equation draw:name="f34" draw:formula="?f32 / 100000"/><draw:equation draw:name="f35" draw:formula="?f33 / 100000"/><draw:equation draw:name="f36" draw:formula="?f14 + ?f1"/><draw:equation draw:name="f37" draw:formula="?f36 * ?f9 / ?f0"/><draw:equation draw:name="f38" draw:formula="0 - ?f37"/><draw:equation draw:name="f39" draw:formula="sin(?f38)"/><draw:equation draw:name="f40" draw:formula="0 - ?f39"/><draw:equation draw:name="f41" draw:formula="?f40"/><draw:equation draw:name="f42" draw:formula="cos(?f38)"/><draw:equation draw:name="f43" draw:formula="0 - ?f42"/><draw:equation draw:name="f44" draw:formula="?f43"/><draw:equation draw:name="f45" draw:formula="?f41 * ?f34"/><draw:equation draw:name="f46" draw:formula="?f44 * ?f35"/><draw:equation draw:name="f47" draw:formula="?f41 * ?f25"/><draw:equation draw:name="f48" draw:formula="?f44 * ?f24"/><draw:equation draw:name="f49" draw:formula="?f27 + ?f45"/><draw:equation draw:name="f50" draw:formula="?f26 - ?f46"/><draw:equation draw:name="f51" draw:formula="?f27 - ?f47"/><draw:equation draw:name="f52" draw:formula="?f27 + ?f47"/><draw:equation draw:name="f53" draw:formula="?f26 - ?f48"/><draw:equation draw:name="f54" draw:formula="?f26 + ?f48"/><draw:equation draw:name="f55" draw:formula="?f27 + ?f49"/><draw:equation draw:name="f56" draw:formula="?f26 + ?f50"/><draw:equation draw:name="f57" draw:formula="?f55 / 2"/><draw:equation draw:name="f58" draw:formula="?f56 / 2"/><draw:equation draw:name="f59" draw:formula="21550000 - ?f1"/><draw:equation draw:name="f60" draw:formula="if(?f59, ?f1, 21550000)"/><draw:equation draw:name="f61" draw:formula="-21550000 - ?f60"/><draw:equation draw:name="f62" draw:formula="if(?f61, -21550000, ?f60)"/><draw:equation draw:name="f63" draw:formula="?f0 + ?f62"/><draw:equation draw:name="f64" draw:formula="?f0 + ?f1"/><draw:equation draw:name="f65" draw:formula="?f64 * ?f9 / ?f0"/><draw:equation draw:name="f66" draw:formula="0 - ?f65"/><draw:equation draw:name="f67" draw:formula="cos(?f66)"/><draw:equation draw:name="f68" draw:formula="0 - ?f67"/><draw:equation draw:name="f69" draw:formula="?f68 * ?f30"/><draw:equation draw:name="f70" draw:formula="sin(?f66)"/><draw:equation draw:name="f71" draw:formula="0 - ?f70"/><draw:equation draw:name="f72" draw:formula="?f71 * ?f31"/><draw:equation draw:name="f73" draw:formula="sqrt(?f69 * ?f69 + ?f72 * ?f72 + 0 * 0)"/><draw:equation draw:name="f74" draw:formula="?f30 * ?f31 / ?f73"/><draw:equation draw:name="f75" draw:formula="?f71 * ?f74"/><draw:equation draw:name="f76" draw:formula="?f10 - ?f75"/><draw:equation draw:name="f77" draw:formula="?f68 * ?f74"/><draw:equation draw:name="f78" draw:formula="?f26 - ?f77"/><draw:equation draw:name="f79" draw:formula="?f76 - ?f30"/><draw:equation draw:name="f80" draw:formula="?f78 - ?f31"/><draw:equation draw:name="f81" draw:formula="?f76 + ?f30"/><draw:equation draw:name="f82" draw:formula="?f78 + ?f31"/><draw:equation draw:name="f83" draw:formula="?f63 + ?f1"/><draw:equation draw:name="f84" draw:formula="?f83 * ?f9 / ?f0"/><draw:equation draw:name="f85" draw:formula="0 - ?f84"/><draw:equation draw:name="f86" draw:formula="cos(?f85)"/><draw:equation draw:name="f87" draw:formula="0 - ?f86"/><draw:equation draw:name="f88" draw:formula="?f87 * ?f30"/><draw:equation draw:name="f89" draw:formula="sin(?f85)"/><draw:equation draw:name="f90" draw:formula="0 - ?f89"/><draw:equation draw:name="f91" draw:formula="?f90 * ?f31"/><draw:equation draw:name="f92" draw:formula="sqrt(?f88 * ?f88 + ?f91 * ?f91 + 0 * 0)"/><draw:equation draw:name="f93" draw:formula="?f30 * ?f31 / ?f92"/><draw:equation draw:name="f94" draw:formula="?f90 * ?f93"/><draw:equation draw:name="f95" draw:formula="?f76 + ?f94"/><draw:equation draw:name="f96" draw:formula="?f87 * ?f93"/><draw:equation draw:name="f97" draw:formula="?f78 + ?f96"/><draw:equation draw:name="f98" draw:formula="if(?f62, ?f10, ?f79)"/><draw:equation draw:name="f99" draw:formula="if(?f62, ?f26, ?f80)"/><draw:equation draw:name="f100" draw:formula="if(?f62, ?f10, ?f81)"/><draw:equation draw:name="f101" draw:formula="if(?f62, ?f26, ?f82)"/><draw:equation draw:name="f102" draw:formula="if(?f62, ?f79, ?f95)"/><draw:equation draw:name="f103" draw:formula="if(?f62, ?f80, ?f97)"/><draw:equation draw:name="f104" draw:formula="if(?f62, ?f81, ?f95)"/><draw:equation draw:name="f105" draw:formula="if(?f62, ?f82, ?f97)"/><draw:equation draw:name="f106" draw:formula="21550000 - ?f0"/><draw:equation draw:name="f107" draw:formula="if(?f106, ?f0, 21550000)"/><draw:equation draw:name="f108" draw:formula="-21550000 - ?f107"/><draw:equation draw:name="f109" draw:formula="if(?f108, -21550000, ?f107)"/><draw:equation draw:name="f110" draw:formula="?f10 + ?f109"/><draw:equation draw:name="f111" draw:formula="?f10 + ?f1"/><draw:equation draw:name="f112" draw:formula="?f111 * ?f9 / ?f0"/><draw:equation draw:name="f113" draw:formula="0 - ?f112"/><draw:equation draw:name="f114" draw:formula="cos(?f113)"/><draw:equation draw:name="f115" draw:formula="0 - ?f114"/><draw:equation draw:name="f116" draw:formula="?f115 * ?f30"/><draw:equation draw:name="f117" draw:formula="sin(?f113)"/><draw:equation draw:name="f118" draw:formula="0 - ?f117"/><draw:equation draw:name="f119" draw:formula="?f118 * ?f31"/><draw:equation draw:name="f120" draw:formula="sqrt(?f116 * ?f116 + ?f119 * ?f119 + 0 * 0)"/><draw:equation draw:name="f121" draw:formula="?f30 * ?f31 / ?f120"/><draw:equation draw:name="f122" draw:formula="?f118 * ?f121"/><draw:equation draw:name="f123" draw:formula="?f20 - ?f122"/><draw:equation draw:name="f124" draw:formula="?f115 * ?f121"/><draw:equation draw:name="f125" draw:formula="?f26 - ?f124"/><draw:equation draw:name="f126" draw:formula="?f123 - ?f30"/><draw:equation draw:name="f127" draw:formula="?f125 - ?f31"/><draw:equation draw:name="f128" draw:formula="?f123 + ?f30"/><draw:equation draw:name="f129" draw:formula="?f125 + ?f31"/><draw:equation draw:name="f130" draw:formula="?f110 + ?f1"/><draw:equation draw:name="f131" draw:formula="?f130 * ?f9 / ?f0"/><draw:equation draw:name="f132" draw:formula="0 - ?f131"/><draw:equation draw:name="f133" draw:formula="cos(?f132)"/><draw:equation draw:name="f134" draw:formula="0 - ?f133"/><draw:equation draw:name="f135" draw:formula="?f134 * ?f30"/><draw:equation draw:name="f136" draw:formula="sin(?f132)"/><draw:equation draw:name="f137" draw:formula="0 - ?f136"/><draw:equation draw:name="f138" draw:formula="?f137 * ?f31"/><draw:equation draw:name="f139" draw:formula="sqrt(?f135 * ?f135 + ?f138 * ?f138 + 0 * 0)"/><draw:equation draw:name="f140" draw:formula="?f30 * ?f31 / ?f139"/><draw:equation draw:name="f141" draw:formula="?f137 * ?f140"/><draw:equation draw:name="f142" draw:formula="?f123 + ?f141"/><draw:equation draw:name="f143" draw:formula="?f134 * ?f140"/><draw:equation draw:name="f144" draw:formula="?f125 + ?f143"/><draw:equation draw:name="f145" draw:formula="if(?f109, ?f20, ?f126)"/><draw:equation draw:name="f146" draw:formula="if(?f109, ?f26, ?f127)"/><draw:equation draw:name="f147" draw:formula="if(?f109, ?f20, ?f128)"/><draw:equation draw:name="f148" draw:formula="if(?f109, ?f26, ?f129)"/><draw:equation draw:name="f149" draw:formula="if(?f109, ?f126, ?f142)"/><draw:equation draw:name="f150" draw:formula="if(?f109, ?f127, ?f144)"/><draw:equation draw:name="f151" draw:formula="if(?f109, ?f128, ?f142)"/><draw:equation draw:name="f152" draw:formula="if(?f109, ?f129, ?f144)"/></draw:enhanced-geometry></draw:custom-shape><draw:custom-shape svg:x="2.97473in" svg:y="0.05874in" svg:width="0.1436in" svg:height="0.1436in" draw:id="id14" draw:style-name="a17" draw:name="Forma libre: forma 1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17707in" svg:y="0.26108in" svg:width="2.4296in" svg:height="0.74308in" draw:id="id15" draw:style-name="a18" draw:name="Forma libre: forma 17"><svg:title/><svg:desc/><text:p text:style-name="P73"><text:span text:style-name="T74">Feminismo. Adolfo Posada y Miguel Romera Navarro.<text:s/></text:span><text:span text:style-name="T75">Ensayo de una filosofía feminista: (Refutación a Moebius)</text:span><text:span text:style-name="T76">, 1901.<text:s/></text:span><text:span text:style-name="T77">España</text:span></text:p><draw:enhanced-geometry draw:type="non-primitive" svg:viewBox="0 0 2221623 679475" draw:enhanced-path="M ?f0 ?f0 L ?f1 ?f0 ?f1 ?f2 ?f0 ?f2 ?f0 ?f0 Z N" draw:text-areas="?f15 ?f17 ?f16 ?f18" draw:glue-points="?f19 ?f20 ?f21 ?f20 ?f21 ?f22 ?f19 ?f22 ?f19 ?f20" draw:glue-point-leaving-directions="-90, -90, -90, -90, -90"><draw:equation draw:name="f0" draw:formula="0"/><draw:equation draw:name="f1" draw:formula="2221623"/><draw:equation draw:name="f2" draw:formula="679475"/><draw:equation draw:name="f3" draw:formula="?f2 - ?f0"/><draw:equation draw:name="f4" draw:formula="?f1 - ?f0"/><draw:equation draw:name="f5" draw:formula="?f4 / 2221623"/><draw:equation draw:name="f6" draw:formula="?f3 / 679475"/><draw:equation draw:name="f7" draw:formula="0 * ?f4"/><draw:equation draw:name="f8" draw:formula="0 * ?f3"/><draw:equation draw:name="f9" draw:formula="2221623 * ?f4"/><draw:equation draw:name="f10" draw:formula="679475 * ?f3"/><draw:equation draw:name="f11" draw:formula="?f7 / 2221623"/><draw:equation draw:name="f12" draw:formula="?f8 / 679475"/><draw:equation draw:name="f13" draw:formula="?f9 / 2221623"/><draw:equation draw:name="f14" draw:formula="?f10 / 67947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17707in" svg:y="0in" svg:width="2.4296in" svg:height="0.26108in" draw:id="id16" draw:style-name="a19" draw:name="Forma libre: forma 18"><svg:title/><svg:desc/><text:p text:style-name="P78"><text:span text:style-name="T79">1899</text:span></text:p><draw:enhanced-geometry draw:type="non-primitive" svg:viewBox="0 0 2221623 238734" draw:enhanced-path="M ?f0 ?f0 L ?f1 ?f0 ?f1 ?f2 ?f0 ?f2 ?f0 ?f0 Z N" draw:text-areas="?f15 ?f17 ?f16 ?f18" draw:glue-points="?f19 ?f20 ?f21 ?f20 ?f21 ?f22 ?f19 ?f22 ?f19 ?f20" draw:glue-point-leaving-directions="-90, -90, -90, -90, -90"><draw:equation draw:name="f0" draw:formula="0"/><draw:equation draw:name="f1" draw:formula="2221623"/><draw:equation draw:name="f2" draw:formula="238734"/><draw:equation draw:name="f3" draw:formula="?f2 - ?f0"/><draw:equation draw:name="f4" draw:formula="?f1 - ?f0"/><draw:equation draw:name="f5" draw:formula="?f4 / 2221623"/><draw:equation draw:name="f6" draw:formula="?f3 / 238734"/><draw:equation draw:name="f7" draw:formula="0 * ?f4"/><draw:equation draw:name="f8" draw:formula="0 * ?f3"/><draw:equation draw:name="f9" draw:formula="2221623 * ?f4"/><draw:equation draw:name="f10" draw:formula="238734 * ?f3"/><draw:equation draw:name="f11" draw:formula="?f7 / 2221623"/><draw:equation draw:name="f12" draw:formula="?f8 / 238734"/><draw:equation draw:name="f13" draw:formula="?f9 / 2221623"/><draw:equation draw:name="f14" draw:formula="?f10 / 23873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3.04653in" svg:y="0.26108in" svg:width="0in" svg:height="0.74308in" draw:id="id17" draw:style-name="a21" draw:name="Forma libre: forma 19"><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3.02303in" svg:y="0.98067in" svg:width="0.04699in" svg:height="0.04699in" draw:id="id18" draw:style-name="a22" draw:name="Forma libre: forma 2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p>
      <text:p text:style-name="P80">Tres olas</text:p>
      <text:list text:style-name="LFO5" text:continue-numbering="true">
        <text:list-item>
          <text:p text:style-name="P81">Primera ola. Finales del XIX y primeras décadas del XX: intento de lograr la igualdad en todos los órdenes, pero se centra especialmente en la obtención del derecho al sufragio.</text:p>
        </text:list-item>
      </text:list>
      <text:list text:style-name="LFO6" text:continue-numbering="true">
        <text:list-item>
          <text:p text:style-name="P82">Segunda ola. Años setenta: reflexión sobre la desigualdad de facto, la sexualidad, la familia, el trabajo etc</text:p>
        </text:list-item>
      </text:list>
      <text:list text:style-name="LFO7" text:continue-numbering="true">
        <text:list-item>
          <text:p text:style-name="P83">Tercera ola. Años noventa: rechazo de todo esencialismo e intenso cuestionamiento del concepto de feminidad y feminismo asociado a las mujeres blancas europeas y norteamericanas de clase media alta.</text:p>
        </text:list-item>
      </text:list>
      <text:list text:style-name="LFO8" text:continue-numbering="true">
        <text:list-item>
          <text:p text:style-name="P84">1848. Seneca Falls. Elisabeth Cady Staton y Lucretia Mott. Declaración de sentimientos de Seneca Falls</text:p>
        </text:list-item>
        <text:list-item>
          <text:p text:style-name="P85"><text:span text:style-name="T86">John Stuart Mill y Harriet Taylor Mill.<text:s/></text:span>La sujeción de la mujer (1896)<text:s/> primero en pedir el voto para las mujeres</text:p>
        </text:list-item>
        <text:list-item>
          <text:p text:style-name="P87">Simone de Beauvoir. El segundo sexo (1949)<text:s/> obra clave del feminismo contemporáneo<text:s/> socialismo como fin a la presión de la mujer<text:s/></text:p>
        </text:list-item>
        <text:list-item>
          <text:p text:style-name="P88">Betty Friedan. La mística de la feminidad (1963) Organización Nacional para las Mujeres (NOW)</text:p>
        </text:list-item>
        <text:list-item>
          <text:p text:style-name="P89">Años setenta. Movimiento de liberación de la mujer. Feminismo radical. Política sexual, Kate Millet y La dialéctica de la sexualidad, Sulamit Firestone<text:s/> transformación del espacio privado</text:p>
        </text:list-item>
        <text:list-item>
          <text:p text:style-name="P90">Feminismo de la diferencia (feminismo cultural en EE.UU.): Nancy Chodorow, Germaine Creer, Mary Daly, Andrea Dworkin. Feminismo francés de la diferencia:<text:s/><text:soft-page-break/>Hélène Cixous, Luce Irigaray y Annie Leclerc. Feministas italianas: Carla Lonzi y Luisa Muraro. Librería de mujeres de Milán.<text:s/> resaltacion de la sexualidad femenina ante la masculina<text:s/></text:p>
        </text:list-item>
      </text:list>
      <text:p text:style-name="Normal"><text:span text:style-name="T91">2</text:span><text:span text:style-name="T92">. Una habitación propia<text:s/></text:span><text:span text:style-name="T93">(1929). Virginia Woolf</text:span></text:p>
      <text:list text:style-name="LFO9" text:continue-numbering="true">
        <text:list-item>
          <text:p text:style-name="P94">I capítulo. “Un día en Oxbridge”</text:p>
        </text:list-item>
        <text:list-item>
          <text:p text:style-name="P95">British Museum</text:p>
        </text:list-item>
        <text:list-item>
          <text:p text:style-name="P96"><text:span text:style-name="T97">III capítulo.<text:s/></text:span><text:span text:style-name="T98">Androginia. A Literature of Their Own (1977) Elaine Showalter.<text:s/></text:span><text:span text:style-name="T99">¿Quién teme a Virginia Woolf? Lecturas feministas de Woolf<text:s/></text:span>(1988). Toril Moi. Julia Kristeva</text:p>
        </text:list-item>
      </text:list>
      <text:p text:style-name="Normal">-Como aparecen las mujeres en la literatura de los hombres<text:s/></text:p>
      <text:p text:style-name="Normal"><text:span text:style-name="T100">3.<text:s/></text:span><text:span text:style-name="T101">El segundo sexo<text:s/></text:span><text:span text:style-name="T102">(1949</text:span><text:span text:style-name="T103">)</text:span><text:span text:style-name="T104">. Simone de Beauvoir</text:span></text:p>
      <text:list text:style-name="LFO10" text:continue-numbering="true">
        <text:list-item>
          <text:p text:style-name="P105">¿Qué ha significado para mí el hecho de ser mujer?</text:p>
        </text:list-item>
        <text:list-item>
          <text:p text:style-name="P106">La mujer convertida en el<text:s/><text:span text:style-name="T107">Otro</text:span></text:p>
        </text:list-item>
        <text:list-item>
          <text:p text:style-name="P108">La ideología machista presenta a la mujer como<text:s/><text:span text:style-name="T109">inmanencia<text:s/></text:span>y al hombre como<text:s/><text:span text:style-name="T110">transcendencia</text:span></text:p>
        </text:list-item>
        <text:list-item>
          <text:p text:style-name="P111">“inautenticidad”, “mala fe”</text:p>
        </text:list-item>
        <text:list-item>
          <text:p text:style-name="P112">“<text:span text:style-name="T113">No se nace mujer: llega una a serlo</text:span>. Ningún destino biológico, físico o económico define la figura que reviste en el seno de la sociedad la hembra humana: la civilización en conjunto es quien elabora ese producto intermedio entre el macho y el castrado al que se califica como femenino. Sólo la mediación de un ajeno puede constituir a un individuo en<text:s/><text:span text:style-name="T114">Otro<text:s/></text:span>(Beauvoir, 1949: 13)</text:p>
        </text:list-item>
        <text:list-item>
          <text:p text:style-name="P115">¿Por qué las mujeres no cuestionan la soberanía masculina? <text:s/>¿De dónde le viene a la mujer tal sumisión? (1949: 77)</text:p>
        </text:list-item>
        <text:list-item>
          <text:p text:style-name="P116">“Mitos”. Montherland, D. H. Lawrence, Paul Claudel, André Breton, Stendhal</text:p>
        </text:list-item>
      </text:list>
      <text:p text:style-name="Normal">-Las mujeres han quedado reducidas a meros objetos de los hombres.</text:p>
      <text:p text:style-name="Normal">-La mujer aparece como que su único fin es la procreación<text:s/></text:p>
      <text:p text:style-name="Normal"><text:span text:style-name="T117">4.<text:s/></text:span><text:span text:style-name="T118">La risa de la medusa</text:span><text:span text:style-name="T119">. H. Cixous</text:span></text:p>
      <text:p text:style-name="Normal">PARTE SEGUNDA</text:p>
      <text:p text:style-name="Normal">SALIDAS</text:p>
      <text:p text:style-name="Normal">¿Dónde está ella?</text:p>
      <text:p text:style-name="Normal">Actividad/pasividad,</text:p>
      <text:p text:style-name="Normal">Sol/Luna,</text:p>
      <text:p text:style-name="Normal">Cultura/Naturaleza</text:p>
      <text:p text:style-name="Normal">Día/Noche,</text:p>
      <text:p text:style-name="Normal">Padre/Madre,</text:p>
      <text:soft-page-break/>
      <text:p text:style-name="Normal">Razón/sentimiento,</text:p>
      <text:p text:style-name="Normal">Inteligible/sensible,</text:p>
      <text:p text:style-name="Normal">Logos/Pathos</text:p>
      <text:p text:style-name="Normal">Forma, convexa, paso, avance, semilla, progreso.</text:p>
      <text:p text:style-name="Normal">Materia, cóncava, suelo –en el que se apoya al andar-,</text:p>
      <text:p text:style-name="Normal">receptáculo.</text:p>
      <text:p text:style-name="Normal">Hombre</text:p>
      <text:p text:style-name="Normal">____________</text:p>
      <text:p text:style-name="Normal">Mujer <text:s/>(p. 13)</text:p>
      <text:p text:style-name="Normal"/>
      <text:list text:style-name="LFO11" text:continue-numbering="true">
        <text:list-item>
          <text:p text:style-name="P120">“La jerarquización somete toda la organización conceptual al hombre. Privilegio masculino, que se distingue en la oposición que sostiene, entre la<text:s/><text:span text:style-name="T121">actividad</text:span><text:s/>y la<text:s/><text:span text:style-name="T122">pasividad</text:span>. Tradicionalmente, se habla de la cuestión de la diferencia sexual acoplándola a la oposición actividad/pasividad” (15)</text:p>
        </text:list-item>
        <text:list-item>
          <text:p text:style-name="P123">“Que en la filosofía, la mujer está siempre del lado de la pasividad”. “O la mujer es pasiva; o no existe” (15)</text:p>
        </text:list-item>
      </text:list>
      <text:p text:style-name="Normal"><text:span text:style-name="T124"><text:line-break/>5.<text:s/></text:span><text:span text:style-name="T125">Thinking about Women<text:s/></text:span><text:span text:style-name="T126">(1968). Mary Ellmann y<text:s/></text:span><text:span text:style-name="T127">Sexual Politics</text:span><text:span text:style-name="T128">.<text:s/></text:span><text:span text:style-name="T129">Kate Millett (1969)</text:span></text:p>
      <text:list text:style-name="LFO12" text:continue-numbering="true">
        <text:list-item>
          <text:p text:style-name="P130">Metodología crítica “imágenes de mujeres”</text:p>
        </text:list-item>
        <text:list-item>
          <text:p text:style-name="P131"><text:span text:style-name="T132">Thinking about Women<text:s/></text:span><text:span text:style-name="T133">(1968). Mary Ellman.<text:s/></text:span>“Pensamiento por analogía sexual.</text:p>
        </text:list-item>
        <text:list-item>
          <text:p text:style-name="P134">Capítulo segundo. “Phallic Criticism”. François Sagan. Once estereotipos de feminidad:</text:p>
        </text:list-item>
      </text:list>
      <text:p text:style-name="Normal">Indecisión, pasividad, <text:s/>inestabilidad, confinamiento, Piedad, materialidad <text:s/>espiritualidad,irracionalidad, Complicación, bruja, arpía</text:p>
      <text:p text:style-name="Normal"><text:span text:style-name="T135">Sexual Politics<text:s/></text:span><text:span text:style-name="T136">(1969). Kate Millet. Henry Miller, D. H. Lawrence, Norman Mailer, Jean Genet.</text:span></text:p>
      <text:p text:style-name="Normal">Tres partes:</text:p>
      <text:p text:style-name="Normal">-Política sexual</text:p>
      <text:p text:style-name="Normal">-Raíces históricas (Mill, Ruskin, Engels, Freud)</text:p>
      <text:p text:style-name="Normal">-Consideraciones literarias</text:p>
      <text:p text:style-name="Normal"><text:span text:style-name="T137">Resisting Reader<text:s/></text:span>(1978). Judith Fetterly</text:p>
      <text:p text:style-name="P138"><text:line-break/>6. Historias de la literatura escrita por mujeres</text:p>
      <text:list text:style-name="LFO13" text:continue-numbering="true">
        <text:list-item>
          <text:p text:style-name="P139"><text:span text:style-name="T140">Literary Women</text:span><text:span text:style-name="T141">. Ellen Moers (1976). George Eliot, Elisabeth Barrett Browning, Jane Austen, Mary Shelley, Harriet Beecher Stowe, Louis May Alcott, George Sand, Colette, Simone Weil, Virginia Woolf</text:span></text:p>
        </text:list-item>
        <text:list-item>
          <text:p text:style-name="P142"><text:span text:style-name="T143">A Literature of Their Own<text:s/></text:span><text:span text:style-name="T144">(1977). Elaine Showalter. Hermanas Brönte, Elisabeth Gaskell, Elisabeth Barrett Browning y George Eliot, Sarah Grand, George Egerton, Mona Cairo, Elisabeth Robins, Olive Schreiner</text:span></text:p>
        </text:list-item>
        <text:list-item>
          <text:p text:style-name="P145"><text:span text:style-name="T146">The Madwoman in the Atti</text:span><text:span text:style-name="T147">c (1979).<text:s/></text:span>Sandra M. Gilbert y Susan Gubar.<text:s/><text:span text:style-name="T148">Jane Austen, Mary Shelley, las Brönte, George Eliot, Elisabeth Barret Browning, Christina Rossetti, Emily Dickinson.<text:s/></text:span>La loca.<text:s/><text:span text:style-name="T149">Jane Eyre</text:span></text:p>
        </text:list-item>
      </text:list>
      <text:p text:style-name="P150"><text:line-break/>7. La crítica literaria feminista y la escritura femenina</text:p>
      <text:list text:style-name="LFO14" text:continue-numbering="true">
        <text:list-item>
          <text:p text:style-name="P151">Ginocrítica. Elaine Showalter. “Towards a Feminist Poetics” (1979), practicada en trabajos anteriores a la segunda mitad de los años sesenta y pendiente de la literatura escrita por mujeres, con atención a sus especificidades en ámbitos diversos. A partir del decenio referido la crítica feminista ha conocido tres etapas. La primera, anterior a los años setenta, es una práctica en negativo de la llamada lectura de mujer. La segunda, desarrollada en los setenta, corresponde a una praxis positiva de reconstrucción de la tradición literaria específica de la mujer y se orienta a la conformación de la identidad colectiva de género. La tercera, que es la propia de los años ochenta y noventa, combina las dos estrategias anteriores y escoge campos determinados sobre los que se aplica la variable género (el discurso, por ejemplo)<text:s/></text:p>
        </text:list-item>
        <text:list-item>
          <text:p text:style-name="P152">Hélène Cixous.<text:s/><text:span text:style-name="T153">La risa de la medusa</text:span><text:s/>(1975),<text:s/><text:span text:style-name="T154">La Jeune Née<text:s/></text:span>(1975),<text:s/><text:span text:style-name="T155">Le Sexe ou la Tête</text:span>” (1976),<text:s/><text:span text:style-name="T156">La venue a l’écriture<text:s/></text:span>(1977)</text:p>
        </text:list-item>
        <text:list-item>
          <text:p text:style-name="P157">Luce Irigaray.<text:s/><text:span text:style-name="T158">Spéculum de l’autre femme<text:s/></text:span>(1974)</text:p>
        </text:list-item>
        <text:list-item>
          <text:p text:style-name="P159">Librería de Mujeres de Milán</text:p>
        </text:list-item>
        <text:list-item>
          <text:p text:style-name="P160">Julia Kristeva.<text:s/><text:span text:style-name="T161">Semiotiké. Recherches pour une semanalyse</text:span><text:s/>(1969),<text:s/><text:span text:style-name="T162">La révolution du langage poétiqu</text:span>e (1974),<text:s/><text:span text:style-name="T163">Pouvoirs de l´horreur<text:s/></text:span>(1980). Orden simbólico</text:p>
        </text:list-item>
      </text:list>
      <text:p text:style-name="Normal"><text:span text:style-name="T164"><text:line-break/>8. Feminismo, materialismo cultural, estudios poscoloniales, crítica lesbiana y teoría<text:s/></text:span><text:span text:style-name="T165">queer,<text:s/></text:span><text:span text:style-name="T166">perspectiva bajtiniana</text:span><text:span text:style-name="T167">,<text:s/></text:span><text:span text:style-name="T168">semiótica de la cultura</text:span></text:p>
      <text:list text:style-name="LFO15" text:continue-numbering="true">
        <text:list-item>
          <text:p text:style-name="P169">Colectivo de Literatura Marxista Feminista.<text:s/><text:span text:style-name="T170">Women’s writing: Jane Eyre, Shirley, Villette, Aurora Lei</text:span><text:span text:style-name="T171">gh (1978)</text:span></text:p>
        </text:list-item>
        <text:list-item>
          <text:p text:style-name="P172"><text:span text:style-name="T173">Cora Kaplan.<text:s/></text:span><text:span text:style-name="T174">Aurora Leigh and Other Poems<text:s/></text:span><text:span text:style-name="T175">(1978)</text:span></text:p>
        </text:list-item>
        <text:list-item>
          <text:p text:style-name="P176">Judith Lodwer Newton</text:p>
        </text:list-item>
        <text:list-item>
          <text:p text:style-name="P177">Laura Donaldson</text:p>
        </text:list-item>
        <text:list-item>
          <text:p text:style-name="P178"><text:span text:style-name="T179">Ángela Davis.<text:s/></text:span><text:span text:style-name="T180">Women, Race and Class<text:s/></text:span><text:span text:style-name="T181">(1983)</text:span></text:p>
        </text:list-item>
        <text:list-item>
          <text:p text:style-name="P182"><text:span text:style-name="T183">Third World Feminism. Chandra Tapadle Mohanty.<text:s/></text:span>Gayatri Chakavorty Spivak</text:p>
        </text:list-item>
        <text:list-item>
          <text:p text:style-name="P184"><text:span text:style-name="T185">Lillian Faderman.<text:s/></text:span><text:span text:style-name="T186">Surpassing the Love of Men. Romantic Frienship and Love between Women from the Renaissance to the Present<text:s/></text:span><text:span text:style-name="T187">(1985)</text:span></text:p>
        </text:list-item>
        <text:list-item>
          <text:p text:style-name="P188">Diana Fuss, Eve Sedwick, Judith Butler</text:p>
        </text:list-item>
        <text:list-item>
          <text:p text:style-name="P189">Myriam Díaz Diocaretz</text:p>
        </text:list-item>
        <text:list-item>
          <text:p text:style-name="P190">Antonia Cabanilles</text:p>
        </text:list-item>
      </text:list>
      <text:p text:style-name="Normal"><text:span text:style-name="T191">5.<text:s/></text:span><text:span text:style-name="T192">Teoría<text:s/></text:span><text:span text:style-name="T193">Queer</text:span></text:p>
      <text:p text:style-name="Normal"><draw:g draw:name="Diagrama 2" draw:id="id30" draw:style-name="a34" text:anchor-type="as-char"><svg:title/><svg:desc/><draw:custom-shape svg:x="0in" svg:y="0in" svg:width="1.22893in" svg:height="0.73736in" draw:id="id20" draw:style-name="a24" draw:name="Forma libre: forma 22"><svg:title/><svg:desc/><text:p text:style-name="P194"><text:span text:style-name="T195">género,<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5182in" svg:y="0in" svg:width="1.22893in" svg:height="0.73736in" draw:id="id21" draw:style-name="a25" draw:name="Forma libre: forma 23"><svg:title/><svg:desc/><text:p text:style-name="P196"><text:span text:style-name="T197">identidad,<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70365in" svg:y="0in" svg:width="1.22893in" svg:height="0.73736in" draw:id="id22" draw:style-name="a26" draw:name="Forma libre: forma 24"><svg:title/><svg:desc/><text:p text:style-name="P198"><text:span text:style-name="T199">performatividad,<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05547in" svg:y="0in" svg:width="1.22893in" svg:height="0.73736in" draw:id="id23" draw:style-name="a27" draw:name="Forma libre: forma 25"><svg:title/><svg:desc/><text:p text:style-name="P200"><text:span text:style-name="T201">episteme,</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0.86025in" svg:width="1.22893in" svg:height="0.73736in" draw:id="id24" draw:style-name="a28" draw:name="Forma libre: forma 26"><svg:title/><svg:desc/><text:p text:style-name="P202"><text:span text:style-name="T203">régimen de la sexualidad,<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5182in" svg:y="0.86025in" svg:width="1.22893in" svg:height="0.73736in" draw:id="id25" draw:style-name="a29" draw:name="Forma libre: forma 27"><svg:title/><svg:desc/><text:p text:style-name="P204"><text:span text:style-name="T205">feminismo,<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70365in" svg:y="0.86025in" svg:width="1.22893in" svg:height="0.73736in" draw:id="id26" draw:style-name="a30" draw:name="Forma libre: forma 28"><svg:title/><svg:desc/><text:p text:style-name="P206"><text:span text:style-name="T207">homosexualidad,<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4.05547in" svg:y="0.86025in" svg:width="1.22893in" svg:height="0.73736in" draw:id="id27" draw:style-name="a31" draw:name="Forma libre: forma 29"><svg:title/><svg:desc/><text:p text:style-name="P208"><text:span text:style-name="T209">heteronormatividad,<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1.35182in" svg:y="1.7205in" svg:width="1.22893in" svg:height="0.73736in" draw:id="id28" draw:style-name="a32" draw:name="Forma libre: forma 30"><svg:title/><svg:desc/><text:p text:style-name="P210"><text:span text:style-name="T211">diferencia,<text:s/></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2.70365in" svg:y="1.7205in" svg:width="1.22893in" svg:height="0.73736in" draw:id="id29" draw:style-name="a33" draw:name="Forma libre: forma 31"><svg:title/><svg:desc/><text:p text:style-name="P212"><text:span text:style-name="T213">resignificación</text:span></text:p><draw:enhanced-geometry draw:type="non-primitive" svg:viewBox="0 0 1123733 674240" draw:enhanced-path="M ?f0 ?f0 L ?f1 ?f0 ?f1 ?f2 ?f0 ?f2 ?f0 ?f0 Z N" draw:text-areas="?f15 ?f17 ?f16 ?f18" draw:glue-points="?f19 ?f20 ?f21 ?f20 ?f21 ?f22 ?f19 ?f22 ?f19 ?f20" draw:glue-point-leaving-directions="-90, -90, -90, -90, -90"><draw:equation draw:name="f0" draw:formula="0"/><draw:equation draw:name="f1" draw:formula="1123733"/><draw:equation draw:name="f2" draw:formula="674240"/><draw:equation draw:name="f3" draw:formula="?f2 - ?f0"/><draw:equation draw:name="f4" draw:formula="?f1 - ?f0"/><draw:equation draw:name="f5" draw:formula="?f4 / 1123733"/><draw:equation draw:name="f6" draw:formula="?f3 / 674240"/><draw:equation draw:name="f7" draw:formula="0 * ?f4"/><draw:equation draw:name="f8" draw:formula="0 * ?f3"/><draw:equation draw:name="f9" draw:formula="1123733 * ?f4"/><draw:equation draw:name="f10" draw:formula="674240 * ?f3"/><draw:equation draw:name="f11" draw:formula="?f7 / 1123733"/><draw:equation draw:name="f12" draw:formula="?f8 / 674240"/><draw:equation draw:name="f13" draw:formula="?f9 / 1123733"/><draw:equation draw:name="f14" draw:formula="?f10 / 674240"/><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p>
      <text:list text:style-name="LFO16" text:continue-numbering="true">
        <text:list-item>
          <text:p text:style-name="P214"><text:span text:style-name="T215">Judith Butler,<text:s/></text:span></text:p>
        </text:list-item>
        <text:list-item>
          <text:p text:style-name="P216"><text:span text:style-name="T217">Eve Sedgwick Kosofsky<text:s/></text:span></text:p>
        </text:list-item>
        <text:list-item>
          <text:p text:style-name="P218"><text:span text:style-name="T219">Donna Haraway y<text:s/></text:span></text:p>
        </text:list-item>
        <text:list-item>
          <text:p text:style-name="P220"><text:span text:style-name="T221">Teresa de Lauretis</text:span></text:p>
        </text:list-item>
        <text:list-item>
          <text:p text:style-name="P222"><text:span text:style-name="T223">Las aportaciones novedosas se dan no tanto en el contenido de los conceptos mismos, sino en su resignificación. Con ello pretenden cobrar distancia del feminismo como disciplina con una genealogía, una historia, unos textos fundacionales, un cuerpo de doctrina y toda una serie de corrientes bien diferenciadas en sus componentes ideológicos y su geografía específica. Pero, también, porque pretenden referirse a los nuevos sujetos sociales que han desplazado, a su juicio, a “la mujer” como protagonista-concepto invariable del feminismo, como relato emancipador.</text:span></text:p>
        </text:list-item>
      </text:list>
      <text:p text:style-name="Normal"><draw:g draw:name="Diagrama 3" draw:id="id33" draw:style-name="a37" text:anchor-type="as-char"><svg:title/><svg:desc/><draw:custom-shape svg:x="0in" svg:y="0in" svg:width="4.69792in" svg:height="0.65256in" draw:id="id31" draw:style-name="a35" draw:name="Forma libre: forma 33"><svg:title/><svg:desc/><text:p text:style-name="P224"><text:span text:style-name="T225">Teresa de Lauretis publicado en la revista<text:s/></text:span><text:span text:style-name="T226">Differences</text:span><text:span text:style-name="T227"><text:s/>en 1991.<text:s/></text:span><text:span text:style-name="T228">Queer</text:span><text:span text:style-name="T229"><text:s/></text:span><text:span text:style-name="T230">theory<text:s/></text:span><text:span text:style-name="T231">de forma explícita.</text:span></text:p><draw:enhanced-geometry draw:type="non-primitive" svg:viewBox="0 0 4295775 59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4295775"/><draw:equation draw:name="f2" draw:formula="596700"/><draw:equation draw:name="f3" draw:formula="99452"/><draw:equation draw:name="f4" draw:formula="44526"/><draw:equation draw:name="f5" draw:formula="4196323"/><draw:equation draw:name="f6" draw:formula="4251249"/><draw:equation draw:name="f7" draw:formula="497248"/><draw:equation draw:name="f8" draw:formula="552174"/><draw:equation draw:name="f9" draw:formula="?f2 - ?f0"/><draw:equation draw:name="f10" draw:formula="?f1 - ?f0"/><draw:equation draw:name="f11" draw:formula="?f10 / 4295775"/><draw:equation draw:name="f12" draw:formula="?f9 / 596700"/><draw:equation draw:name="f13" draw:formula="0 * ?f10"/><draw:equation draw:name="f14" draw:formula="99452 * ?f9"/><draw:equation draw:name="f15" draw:formula="99452 * ?f10"/><draw:equation draw:name="f16" draw:formula="0 * ?f9"/><draw:equation draw:name="f17" draw:formula="4196323 * ?f10"/><draw:equation draw:name="f18" draw:formula="4295775 * ?f10"/><draw:equation draw:name="f19" draw:formula="497248 * ?f9"/><draw:equation draw:name="f20" draw:formula="596700 * ?f9"/><draw:equation draw:name="f21" draw:formula="?f13 / 4295775"/><draw:equation draw:name="f22" draw:formula="?f14 / 596700"/><draw:equation draw:name="f23" draw:formula="?f15 / 4295775"/><draw:equation draw:name="f24" draw:formula="?f16 / 596700"/><draw:equation draw:name="f25" draw:formula="?f17 / 4295775"/><draw:equation draw:name="f26" draw:formula="?f18 / 4295775"/><draw:equation draw:name="f27" draw:formula="?f19 / 596700"/><draw:equation draw:name="f28" draw:formula="?f20 / 5967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0.6998in" svg:width="4.69792in" svg:height="0.65256in" draw:id="id32" draw:style-name="a36" draw:name="Forma libre: forma 34"><svg:title/><svg:desc/><text:p text:style-name="P232"><text:span text:style-name="T233">Gender Trouble</text:span><text:span text:style-name="T234"><text:s/>(1990) de Judith Butler.</text:span></text:p><draw:enhanced-geometry draw:type="non-primitive" svg:viewBox="0 0 4295775 5967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4295775"/><draw:equation draw:name="f2" draw:formula="596700"/><draw:equation draw:name="f3" draw:formula="99452"/><draw:equation draw:name="f4" draw:formula="44526"/><draw:equation draw:name="f5" draw:formula="4196323"/><draw:equation draw:name="f6" draw:formula="4251249"/><draw:equation draw:name="f7" draw:formula="497248"/><draw:equation draw:name="f8" draw:formula="552174"/><draw:equation draw:name="f9" draw:formula="?f2 - ?f0"/><draw:equation draw:name="f10" draw:formula="?f1 - ?f0"/><draw:equation draw:name="f11" draw:formula="?f10 / 4295775"/><draw:equation draw:name="f12" draw:formula="?f9 / 596700"/><draw:equation draw:name="f13" draw:formula="0 * ?f10"/><draw:equation draw:name="f14" draw:formula="99452 * ?f9"/><draw:equation draw:name="f15" draw:formula="99452 * ?f10"/><draw:equation draw:name="f16" draw:formula="0 * ?f9"/><draw:equation draw:name="f17" draw:formula="4196323 * ?f10"/><draw:equation draw:name="f18" draw:formula="4295775 * ?f10"/><draw:equation draw:name="f19" draw:formula="497248 * ?f9"/><draw:equation draw:name="f20" draw:formula="596700 * ?f9"/><draw:equation draw:name="f21" draw:formula="?f13 / 4295775"/><draw:equation draw:name="f22" draw:formula="?f14 / 596700"/><draw:equation draw:name="f23" draw:formula="?f15 / 4295775"/><draw:equation draw:name="f24" draw:formula="?f16 / 596700"/><draw:equation draw:name="f25" draw:formula="?f17 / 4295775"/><draw:equation draw:name="f26" draw:formula="?f18 / 4295775"/><draw:equation draw:name="f27" draw:formula="?f19 / 596700"/><draw:equation draw:name="f28" draw:formula="?f20 / 59670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p>
      <text:p text:style-name="Normal"><text:span text:style-name="T235">¿Cuáles son las señas de identidad de la<text:s/></text:span><text:span text:style-name="T236">queer theory?</text:span></text:p>
      <text:list text:style-name="LFO17" text:continue-numbering="true">
        <text:list-item>
          <text:p text:style-name="P237"><text:span text:style-name="T238">La propuesta queer surge como un proceso de cuestionamiento de la sexualidad dominante que se amparaba en categorías binarias, mutuamente excluyentes, tales como, hombre/mujer, heterosexual/ homosexual, entre otros, que, a nivel conceptual, se configura mediante la lectura cruzada de Wittig y de Foucault</text:span></text:p>
        </text:list-item>
        <text:list-item>
          <text:p text:style-name="P239"><text:span text:style-name="T240">Manifiesto Cyborg</text:span><text:span text:style-name="T241"><text:s/>de Donna Haraway, que (1989) marcará un punto de inflexión para la repolitización de aquellos artefactos (lo femenino, lo animal, la naturaleza) que han sido pensados precisamente en la frontera misma de lo tecnológico.<text:s/></text:span></text:p>
        </text:list-item>
        <text:list-item>
          <text:p text:style-name="P242"><text:span text:style-name="T243">Históricamente el término queer ha encerrado un significado peyorativo. Hace referencia a culpas, a ocultas perversidades. En inglés,<text:s/></text:span><text:span text:style-name="T244">queer</text:span><text:span text:style-name="T245"><text:s/>significa extraño, como se ha dicho, raro o curioso, invertido, tarado, desviado. Era un término de estigmatización. Y, se usaba para referirse a “anormales”, pero, también, se aplicaba –y aplica– a transexuales, travestid@s o bisexuales, e incluso a heterosexuales con “conductas extrañas” fuera de la sexualidad normativa.</text:span><text:s/></text:p>
        </text:list-item>
      </text:list>
      <text:p text:style-name="Normal"><text:span text:style-name="T246"><text:line-break/></text:span><text:span text:style-name="T247">Las fuentes conceptuales de la teoría<text:s/></text:span><text:span text:style-name="T248">QUEER</text:span><text:span text:style-name="T249">: el papel de M. Foucault</text:span></text:p>
      <text:list text:style-name="LFO18" text:continue-numbering="true">
        <text:list-item>
          <text:p text:style-name="P250"><text:span text:style-name="T251">Dentro de los principios de la perspectiva postestructuralista podemos encontrar el libro<text:s/></text:span><text:span text:style-name="T252">Historia de la Sexualidad</text:span><text:span text:style-name="T253">, donde bajo el influjo de Foucault y, como característica distintiva, la propuesta teórica de Butler puede resumirse en que la noción de “naturaleza” no es descriptiva, sino prescriptiva.</text:span><text:s/></text:p>
        </text:list-item>
      </text:list>
      <text:p text:style-name="Normal"><text:span text:style-name="T254">Los juicios de Toni Negri</text:span><text:span text:style-name="T255"><text:s/></text:span><text:span text:style-name="T256">y Michael Hardt sobre los movimientos<text:s/></text:span><text:span text:style-name="T257">queer</text:span><text:span text:style-name="T258">.</text:span></text:p>
      <text:list text:style-name="LFO19" text:continue-numbering="true">
        <text:list-item>
          <text:p text:style-name="P259"><text:span text:style-name="T260">Negri y Hardt han sido particularmente lúcidos al ver en la proyección política de la queer theory un excelente ejemplo de un proyecto preformativo colectivo de rebelión y de creación que trasciende su aplicación a la crítica feminista y a las realidades gays y lesbianas. Admitiendo, que es un movimiento posfeminista y post gay considera lo ve como un proyecto singular de disidencia y resistencia en un momento de estancamiento, de retroceso general.</text:span><text:s/></text:p>
        </text:list-item>
      </text:list>
      <text:p text:style-name="Normal"><draw:g draw:name="Diagrama 4" draw:id="id44" draw:style-name="a48" text:anchor-type="as-char"><svg:title/><svg:desc/><draw:custom-shape svg:x="0in" svg:y="0in" svg:width="6.83333in" svg:height="0in" draw:id="id34" draw:style-name="a38" draw:name="Forma libre: forma 36"><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0in" svg:y="0in" svg:width="6.83333in" svg:height="0.51237in" draw:id="id35" draw:style-name="a39" draw:name="Forma libre: forma 37"><svg:title/><svg:desc/><text:p text:style-name="P261"><text:span text:style-name="T262">En resumen, la teoría</text:span><text:span text:style-name="T263"><text:s/>queer</text:span><text:span text:style-name="T264">, propone al menos cuatro cuestiones novedosas:</text:span></text:p><draw:enhanced-geometry draw:type="non-primitive" svg:viewBox="0 0 6248400 468515" draw:enhanced-path="M ?f0 ?f0 L ?f1 ?f0 ?f1 ?f2 ?f0 ?f2 ?f0 ?f0 Z N" draw:text-areas="?f15 ?f17 ?f16 ?f18" draw:glue-points="?f19 ?f20 ?f21 ?f20 ?f21 ?f22 ?f19 ?f22 ?f19 ?f20" draw:glue-point-leaving-directions="-90, -90, -90, -90, -90"><draw:equation draw:name="f0" draw:formula="0"/><draw:equation draw:name="f1" draw:formula="6248400"/><draw:equation draw:name="f2" draw:formula="468515"/><draw:equation draw:name="f3" draw:formula="?f2 - ?f0"/><draw:equation draw:name="f4" draw:formula="?f1 - ?f0"/><draw:equation draw:name="f5" draw:formula="?f4 / 6248400"/><draw:equation draw:name="f6" draw:formula="?f3 / 468515"/><draw:equation draw:name="f7" draw:formula="0 * ?f4"/><draw:equation draw:name="f8" draw:formula="0 * ?f3"/><draw:equation draw:name="f9" draw:formula="6248400 * ?f4"/><draw:equation draw:name="f10" draw:formula="468515 * ?f3"/><draw:equation draw:name="f11" draw:formula="?f7 / 6248400"/><draw:equation draw:name="f12" draw:formula="?f8 / 468515"/><draw:equation draw:name="f13" draw:formula="?f9 / 6248400"/><draw:equation draw:name="f14" draw:formula="?f10 / 46851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0.51238in" svg:width="6.83333in" svg:height="0in" draw:id="id36" draw:style-name="a40" draw:name="Forma libre: forma 38"><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0in" svg:y="0.51238in" svg:width="6.83333in" svg:height="0.51237in" draw:id="id37" draw:style-name="a41" draw:name="Forma libre: forma 39"><svg:title/><svg:desc/><text:p text:style-name="P265"><text:span text:style-name="T266">1) que las categorías sexuales son menos estables y unificadas de lo que pensamos,</text:span></text:p><draw:enhanced-geometry draw:type="non-primitive" svg:viewBox="0 0 6248400 468515" draw:enhanced-path="M ?f0 ?f0 L ?f1 ?f0 ?f1 ?f2 ?f0 ?f2 ?f0 ?f0 Z N" draw:text-areas="?f15 ?f17 ?f16 ?f18" draw:glue-points="?f19 ?f20 ?f21 ?f20 ?f21 ?f22 ?f19 ?f22 ?f19 ?f20" draw:glue-point-leaving-directions="-90, -90, -90, -90, -90"><draw:equation draw:name="f0" draw:formula="0"/><draw:equation draw:name="f1" draw:formula="6248400"/><draw:equation draw:name="f2" draw:formula="468515"/><draw:equation draw:name="f3" draw:formula="?f2 - ?f0"/><draw:equation draw:name="f4" draw:formula="?f1 - ?f0"/><draw:equation draw:name="f5" draw:formula="?f4 / 6248400"/><draw:equation draw:name="f6" draw:formula="?f3 / 468515"/><draw:equation draw:name="f7" draw:formula="0 * ?f4"/><draw:equation draw:name="f8" draw:formula="0 * ?f3"/><draw:equation draw:name="f9" draw:formula="6248400 * ?f4"/><draw:equation draw:name="f10" draw:formula="468515 * ?f3"/><draw:equation draw:name="f11" draw:formula="?f7 / 6248400"/><draw:equation draw:name="f12" draw:formula="?f8 / 468515"/><draw:equation draw:name="f13" draw:formula="?f9 / 6248400"/><draw:equation draw:name="f14" draw:formula="?f10 / 46851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1.02475in" svg:width="6.83333in" svg:height="0in" draw:id="id38" draw:style-name="a42" draw:name="Forma libre: forma 40"><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0in" svg:y="1.02475in" svg:width="6.83333in" svg:height="0.51237in" draw:id="id39" draw:style-name="a43" draw:name="Forma libre: forma 41"><svg:title/><svg:desc/><text:p text:style-name="P267"><text:span text:style-name="T268">2) que la identidad sexual puede ser experimentada como transitiva y discontinua,</text:span></text:p><draw:enhanced-geometry draw:type="non-primitive" svg:viewBox="0 0 6248400 468515" draw:enhanced-path="M ?f0 ?f0 L ?f1 ?f0 ?f1 ?f2 ?f0 ?f2 ?f0 ?f0 Z N" draw:text-areas="?f15 ?f17 ?f16 ?f18" draw:glue-points="?f19 ?f20 ?f21 ?f20 ?f21 ?f22 ?f19 ?f22 ?f19 ?f20" draw:glue-point-leaving-directions="-90, -90, -90, -90, -90"><draw:equation draw:name="f0" draw:formula="0"/><draw:equation draw:name="f1" draw:formula="6248400"/><draw:equation draw:name="f2" draw:formula="468515"/><draw:equation draw:name="f3" draw:formula="?f2 - ?f0"/><draw:equation draw:name="f4" draw:formula="?f1 - ?f0"/><draw:equation draw:name="f5" draw:formula="?f4 / 6248400"/><draw:equation draw:name="f6" draw:formula="?f3 / 468515"/><draw:equation draw:name="f7" draw:formula="0 * ?f4"/><draw:equation draw:name="f8" draw:formula="0 * ?f3"/><draw:equation draw:name="f9" draw:formula="6248400 * ?f4"/><draw:equation draw:name="f10" draw:formula="468515 * ?f3"/><draw:equation draw:name="f11" draw:formula="?f7 / 6248400"/><draw:equation draw:name="f12" draw:formula="?f8 / 468515"/><draw:equation draw:name="f13" draw:formula="?f9 / 6248400"/><draw:equation draw:name="f14" draw:formula="?f10 / 46851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1.53713in" svg:width="6.83333in" svg:height="0in" draw:id="id40" draw:style-name="a44" draw:name="Forma libre: forma 42"><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0in" svg:y="1.53713in" svg:width="6.83333in" svg:height="0.51237in" draw:id="id41" draw:style-name="a45" draw:name="Forma libre: forma 43"><svg:title/><svg:desc/><text:p text:style-name="P269"><text:span text:style-name="T270">3) que la supuesta estabilidad de la identidad sexual depende de contextos y prácticas sociales particulares. La identidad no es una esencia, sino un continuo. Estamos construyendo nuestra identidad constantemente.</text:span></text:p><draw:enhanced-geometry draw:type="non-primitive" svg:viewBox="0 0 6248400 468515" draw:enhanced-path="M ?f0 ?f0 L ?f1 ?f0 ?f1 ?f2 ?f0 ?f2 ?f0 ?f0 Z N" draw:text-areas="?f15 ?f17 ?f16 ?f18" draw:glue-points="?f19 ?f20 ?f21 ?f20 ?f21 ?f22 ?f19 ?f22 ?f19 ?f20" draw:glue-point-leaving-directions="-90, -90, -90, -90, -90"><draw:equation draw:name="f0" draw:formula="0"/><draw:equation draw:name="f1" draw:formula="6248400"/><draw:equation draw:name="f2" draw:formula="468515"/><draw:equation draw:name="f3" draw:formula="?f2 - ?f0"/><draw:equation draw:name="f4" draw:formula="?f1 - ?f0"/><draw:equation draw:name="f5" draw:formula="?f4 / 6248400"/><draw:equation draw:name="f6" draw:formula="?f3 / 468515"/><draw:equation draw:name="f7" draw:formula="0 * ?f4"/><draw:equation draw:name="f8" draw:formula="0 * ?f3"/><draw:equation draw:name="f9" draw:formula="6248400 * ?f4"/><draw:equation draw:name="f10" draw:formula="468515 * ?f3"/><draw:equation draw:name="f11" draw:formula="?f7 / 6248400"/><draw:equation draw:name="f12" draw:formula="?f8 / 468515"/><draw:equation draw:name="f13" draw:formula="?f9 / 6248400"/><draw:equation draw:name="f14" draw:formula="?f10 / 46851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svg:x="0in" svg:y="2.0495in" svg:width="6.83333in" svg:height="0in" draw:id="id42" draw:style-name="a46" draw:name="Forma libre: forma 44"><svg:title/><svg:desc/><draw:enhanced-geometry draw:path-stretchpoint-x="21600" draw:path-stretchpoint-y="21600" draw:type="non-primitive" svg:viewBox="0 0 21600 21600" draw:enhanced-path="M ?f7 ?f7 L ?f10 ?f11 N" draw:text-areas="?f7 ?f7 ?f10 ?f11" draw:glue-points="?f7 ?f7 ?f10 ?f11" draw:glue-point-leaving-directions="-180, -36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nhanced-geometry></draw:custom-shape><draw:custom-shape svg:x="0in" svg:y="2.0495in" svg:width="6.83333in" svg:height="0.51237in" draw:id="id43" draw:style-name="a47" draw:name="Forma libre: forma 45"><svg:title/><svg:desc/><text:p text:style-name="P271"><text:span text:style-name="T272">4) Que los criterios de pertinencia a las categorías sexuales pueden y deben ser debatidos.</text:span></text:p><draw:enhanced-geometry draw:type="non-primitive" svg:viewBox="0 0 6248400 468515" draw:enhanced-path="M ?f0 ?f0 L ?f1 ?f0 ?f1 ?f2 ?f0 ?f2 ?f0 ?f0 Z N" draw:text-areas="?f15 ?f17 ?f16 ?f18" draw:glue-points="?f19 ?f20 ?f21 ?f20 ?f21 ?f22 ?f19 ?f22 ?f19 ?f20" draw:glue-point-leaving-directions="-90, -90, -90, -90, -90"><draw:equation draw:name="f0" draw:formula="0"/><draw:equation draw:name="f1" draw:formula="6248400"/><draw:equation draw:name="f2" draw:formula="468515"/><draw:equation draw:name="f3" draw:formula="?f2 - ?f0"/><draw:equation draw:name="f4" draw:formula="?f1 - ?f0"/><draw:equation draw:name="f5" draw:formula="?f4 / 6248400"/><draw:equation draw:name="f6" draw:formula="?f3 / 468515"/><draw:equation draw:name="f7" draw:formula="0 * ?f4"/><draw:equation draw:name="f8" draw:formula="0 * ?f3"/><draw:equation draw:name="f9" draw:formula="6248400 * ?f4"/><draw:equation draw:name="f10" draw:formula="468515 * ?f3"/><draw:equation draw:name="f11" draw:formula="?f7 / 6248400"/><draw:equation draw:name="f12" draw:formula="?f8 / 468515"/><draw:equation draw:name="f13" draw:formula="?f9 / 6248400"/><draw:equation draw:name="f14" draw:formula="?f10 / 46851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p>
      <text:p text:style-name="P273">6. Ciberfeminismos</text:p>
      <text:p text:style-name="P274">CRONOLOGÍA</text:p>
      <text:list text:style-name="LFO20" text:continue-numbering="true">
        <text:list-item>
          <text:p text:style-name="P275">1983. Donna Haraway.-<text:s/><text:span text:style-name="T276">Manifesto feminista socialista para Cyborgs</text:span></text:p>
        </text:list-item>
        <text:list-item>
          <text:p text:style-name="P277">• Un cyborg es un organismo cibernético, un híbrido de máquina y organismo, una criatura de realidad social y también de ficción.<text:s/></text:p>
        </text:list-item>
        <text:list-item>
          <text:p text:style-name="P278">• El cyborg es una cuestión de ficción y experiencia de vida que cambia lo que importa como la experiencia de las mujeres en el cambio de siglo.<text:s/></text:p>
        </text:list-item>
        <text:list-item>
          <text:p text:style-name="P279">• Los cyborgs son criaturas que son simultáneamente animales y máquinas, que viven en mundos ambiguamente naturales y artificiales.<text:s/></text:p>
        </text:list-item>
        <text:list-item>
          <text:p text:style-name="P280">• Todos somos cyborgs.<text:s/></text:p>
        </text:list-item>
        <text:list-item>
          <text:p text:style-name="P281">• El cyborg es una criatura en un mundo post-genérico.</text:p>
        </text:list-item>
        <text:list-item>
          <text:p text:style-name="P282">El papel del cyborg en los roles de género (según el manifiesto):<text:s/></text:p>
        </text:list-item>
        <text:list-item>
          <text:p text:style-name="P283">• La confusión de fronteras entre organismos humanos y máquinas permite confrontar las tradiciones de un capitalismo racista y dominado por hombres.<text:s/></text:p>
        </text:list-item>
        <text:list-item>
          <text:p text:style-name="P284">• Contribuye a la cultura y teoría feminista socialista de una manera posthumana, no naturalista, dentro de la tradición utópica de imaginar un mundo sin género y sin génesis [el cyborg no tiene un padre creativo]<text:s/></text:p>
        </text:list-item>
        <text:list-item>
          <text:p text:style-name="P285">• La necesidad de unidad de las personas que intentan resistir la intensificación universal de la dominación nunca ha sido tan aguda como lo es ahora. Pero una desviación ligeramente perversa de perspectiva podría permitirnos luchar mejor por los significados, así como por otras formas de poder y placer en las sociedades tecnológicas.<text:s/></text:p>
        </text:list-item>
        <text:list-item>
          <text:p text:style-name="P286">• Abordar las realidades sociales y corporales vividas en las que las personas no temen su parentesco con animales y máquinas, o identidades permanentemente parciales o puntos de vista contradictorios.</text:p>
        </text:list-item>
      </text:list>
      <text:p text:style-name="P287">1991. Sadie Plant</text:p>
      <text:list text:style-name="LFO21" text:continue-numbering="true">
        <text:list-item>
          <text:p text:style-name="P288">“Plant parece muy interesada en lo femenino profundo, oscuro y tecnológico. Habla de los "unos" masculinos y sus opuestos binarios, los "ceros" femeninos; además, logra confiar en toda una historia de la tecnología desde el punto de vista único de la mujer [su-historia]. Sin embargo, Plant va más allá de estos límites y se adentra en la compleja relación entre mujer y máquina. Esta relación, junto con el problema de la identidad, está en el corazón del movimiento contemporáneo llamado ciberfeminismo. <text:s text:c="6"/>Alex Galloway</text:p>
        </text:list-item>
      </text:list>
      <text:p text:style-name="Normal"><text:span text:style-name="T289">1991. VNS (</text:span><text:span text:style-name="T290">VeNuS</text:span><text:span text:style-name="T291"><text:s/>) Matrix</text:span></text:p>
      <text:list text:style-name="LFO22" text:continue-numbering="true">
        <text:list-item>
          <text:p text:style-name="P292"><text:span text:style-name="T293">Manifesto ciberfeminista para el siglo XXI.</text:span></text:p>
        </text:list-item>
        <text:list-item>
          <text:p text:style-name="P294">Francesca da Rimini, Josephine Starrs, Julianne Pierce y Virginia Barrat. <text:s/></text:p>
        </text:list-item>
        <text:list-item>
          <text:p text:style-name="P295">"Como cualquier buen historial de coagulación, comienza con líquidos y tal vez termina con sangre. Vivo al borde del desierto australiano en un pequeño pueblo de corrillos y yace con un vientre palpable y palpitante ... Era el verano de 1991. Definitivamente no fue un verano para el amor. Éramos cuatro chicas, calientes, aburridas y pobres (en mi caso sigue igual, con la única diferencia de que ya no me aburro). Decidimos intentar romper el cartel porno de las chicas porno. Tomamos fotos con computadoras robadas: Beg, Bitch, Fallen, Snatch. Decidimos que era más divertido jugar con las computadoras que escanear nuestros coños una y otra vez, por lo que los Velvet de abajo se convirtieron en VNS Matrix. Nos inoculamos con el virus del desorden del Nuevo Mundo y llenamos el tanque con vino tinto y fluidos corporales (solo se podía rellenar mediante frecuentes ejercicios de placer)” Francesca da Rimini</text:p>
        </text:list-item>
      </text:list>
      <text:p text:style-name="Normal"><text:span text:style-name="T296">1996.<text:s/></text:span><text:span text:style-name="T297">Manifiesto de la Zorra Mutante</text:span></text:p>
      <text:p text:style-name="Normal">Somos el coño moderno<text:s/></text:p>
      <text:soft-page-break/>
      <text:p text:style-name="Normal">Antirazonamiento anti positivo<text:s/></text:p>
      <text:p text:style-name="Normal">Sin límites sueltos, sin perdón<text:s/></text:p>
      <text:p text:style-name="Normal">vemos arte con nuestro coño hacemos arte con nuestro coño<text:s/></text:p>
      <text:p text:style-name="Normal">Creemos en la feliz locura, la santidad y la poesía.<text:s/></text:p>
      <text:p text:style-name="Normal">somos el virus del nuevo desorden mundial<text:s/></text:p>
      <text:p text:style-name="Normal">reventando lo simbólico desde dentro<text:s/></text:p>
      <text:p text:style-name="Normal">saboteadoras de gran papá unidad central de computadora<text:s/></text:p>
      <text:p text:style-name="Normal">el clítoris es una línea directa al útero<text:s/></text:p>
      <text:p text:style-name="Normal">MATRIZ VNS<text:s/></text:p>
      <text:p text:style-name="Normal">terminators del código moral<text:s/></text:p>
      <text:p text:style-name="Normal">Mercenarias de suciedad</text:p>
      <text:p text:style-name="Normal">chupando el altar de la abyección<text:s/></text:p>
      <text:p text:style-name="Normal">investigando el templo visceral que hablamos con la lengua<text:s/></text:p>
      <text:p text:style-name="Normal">infiltrando perturbando diseminando<text:s/></text:p>
      <text:p text:style-name="Normal">corrompiendo el discurso<text:s/></text:p>
      <text:p text:style-name="Normal">somos el coño del futuro</text:p>
      <text:p text:style-name="P298"><text:line-break/>1997. Hybrid Work Space da Documenta X de Kassel alberga la Primera Internacional Ciberfeminista. Nacimento de Old Boys Network y subRosa.</text:p>
      <text:list text:style-name="LFO23" text:continue-numbering="true">
        <text:list-item>
          <text:p text:style-name="P299">En el campo de los manifiestos, este movimiento inspira las cien antítesis o modos de definición negativa que han sido uno de los decálogos - ¿cencálogos? - más exitosos del ciberfeminismo.</text:p>
        </text:list-item>
        <text:list-item>
          <text:p text:style-name="P300"><text:span text:style-name="T301">FAQ (Frequently Asked Questions) del sitio web de<text:s/></text:span><text:span text:style-name="T302">Old Boys Network</text:span><text:span text:style-name="T303">:</text:span></text:p>
        </text:list-item>
        <text:list-item>
          <text:p text:style-name="P304">•<text:s/><text:span text:style-name="T305">Old Boys Network (OBN)<text:s/></text:span>es una coalición real y virtual de ciberfeministas. Bajo el paraguas del término ciberfeminismo, OBN contribuye al discurso crítico en los nuevos medios, especialmente enfocado en aspectos específicos de género.<text:s/></text:p>
        </text:list-item>
        <text:list-item>
          <text:p text:style-name="P306">• Generalmente, el término<text:s/><text:span text:style-name="T307">Old Boys Network<text:s/></text:span>se utiliza como lenguaje, una metáfora para describir una interrelación informal del hombre (entendido aquí como sinónimo de humanos masculinos). En este caso, todos los<text:s/><text:span text:style-name="T308">Old Boys<text:s/></text:span>en una red van a la misma escuela / colegio / universidad de élite. La preocupación de<text:s/><text:span text:style-name="T309">Old Boys Network</text:span><text:s/>es apoyar y obtener apoyo para carreras individuales. Los Mayores en una posición de poder ayudan a los más jóvenes y estabilizan sus propias posiciones a este respecto. Intercambian información y cada<text:s/><text:span text:style-name="T310">Old Boy<text:s/></text:span>se beneficia del éxito de otro<text:s/><text:span text:style-name="T311">Old Boy</text:span>.</text:p>
        </text:list-item>
        <text:list-item>
          <text:p text:style-name="P312">• Las fundadoras son Cornelia Sollfrank, Ellen Nonnenmacher, Vali Djordjevic, Julianne Pierce. Desde el inicio de OBN en 1997, las contribuciones a Old Boys, así como su estructura organizativa, han fluctuado constantemente. Hasta ahora hay diferentes<text:s/><text:soft-page-break/>grupos de proyectos con diferentes equipos de personas. Si echas un vistazo a la sección Personas, puedes hacerte una idea de quién está en la red laboral.<text:s/></text:p>
        </text:list-item>
        <text:list-item>
          <text:p text:style-name="P313">• OBN se dedica al ciberfeminismo. La preocupación de OBN es construir espacios en los que el ciberfeminismo pueda investigar, experimentar, comunicarse y actuar. Estos espacios son por ejemplo: un servidor ciberfeminista, la lista de correo de los oldboys y los encuentros presenciales (las llamadas Ciberfeministas Internacionales) Todas estas actividades tienen como objetivo contextualizar la presencia de diferentes formulaciones y expresiones artísticas, teóricas y políticas bajo el paraguas del ciberfeminismo. A veces de manera misteriosa, otras de manera muy visible, OBN establece una agenda para la comunicación, la intervención y la producción.<text:s/></text:p>
        </text:list-item>
        <text:list-item>
          <text:p text:style-name="P314">• La Primera Ciberfeminista Internacional acordó no definir el término ciberfeminismo, se estableció la estrategia de dejar el término lo más abierto posible. Como sustituto de la definición, la Primera Internacional formuló las "100 antítesis"</text:p>
        </text:list-item>
        <text:list-item>
          <text:p text:style-name="P315">• A cada miembro de la OBN se le pide que se identifique como mujer (independientemente de la base biológica de esta forma de vida inteligente) Las funciones de organización, ejecución y responsabilidad del y para el trabajo son compartidas, aquí no hay jefe<text:s/></text:p>
        </text:list-item>
        <text:list-item>
          <text:p text:style-name="P316">• Se pueden establecer grupos de proyectos con diferentes equipos de personas a iniciativa de al menos tres miembros de OBN. Los proyectos deben enviarse y discutirse en la lista de correo de oldboys.<text:s/></text:p>
        </text:list-item>
        <text:list-item>
          <text:p text:style-name="P317">• Cada miembro tiene que estar de acuerdo para encontrar una posición personal en la respuesta a la pregunta: qué es el ciberfeminismo, en función de su trabajo científico o artístico. Todos deben estar de acuerdo en compartir y apoyar los esfuerzos, a los que contribuirán para promover este término a nivel internacional.<text:s/></text:p>
        </text:list-item>
        <text:list-item>
          <text:p text:style-name="P318">• Cualquiera que tenga un interés serio en el discurso ciberfeminista, que se llame a sí misma una “mujer”, puede suscribirse a la lista de correo de oldboys.</text:p>
        </text:list-item>
      </text:list>
      <text:p text:style-name="Normal"><text:span text:style-name="T319">Sub-rosa.<text:s/></text:span><text:a xlink:href="https://es.wikipedia.org/wiki/Faith_Wilding" office:target-frame-name="_top" xlink:show="replace"><text:span text:style-name="T320">Faith</text:span></text:a><text:a xlink:href="https://es.wikipedia.org/wiki/Faith_Wilding" office:target-frame-name="_top" xlink:show="replace"><text:span text:style-name="T321"><text:s/></text:span></text:a><text:a xlink:href="https://es.wikipedia.org/wiki/Faith_Wilding" office:target-frame-name="_top" xlink:show="replace"><text:span text:style-name="T322">Wilding</text:span></text:a><text:span text:style-name="T323"> y </text:span><text:a xlink:href="https://es.wikipedia.org/w/index.php?title=Hyla_Willis&amp;action=edit&amp;redlink=1" office:target-frame-name="_top" xlink:show="replace"><text:span text:style-name="T324">Hyla</text:span></text:a><text:a xlink:href="https://es.wikipedia.org/w/index.php?title=Hyla_Willis&amp;action=edit&amp;redlink=1" office:target-frame-name="_top" xlink:show="replace"><text:span text:style-name="T325"><text:s/>Willis</text:span></text:a><text:span text:style-name="T326"> </text:span></text:p>
      <text:list text:style-name="LFO24" text:continue-numbering="true">
        <text:list-item>
          <text:p text:style-name="P327">Manifiesto:<text:s/></text:p>
        </text:list-item>
        <text:list-item>
          <text:p text:style-name="P328">SubRosa honra a las pioneras feministas en arte, trabajo social, ciencia y política: Rosa Bonheur, Rosa Luxemburg, Rosie the Riveter, Rosa Parks y Rosie Franklin.<text:s/></text:p>
        </text:list-item>
        <text:list-item>
          <text:p text:style-name="P329">subRosa es una célula ciberfeminista reproducible de investigación cultural comprometida con combinar arte, activismo y política para explorar y criticar los efectos de la interacción de nuevas formas de información y biotecnología en la vida, el trabajo y la vida de las mujeres.<text:s/></text:p>
        </text:list-item>
        <text:list-item>
          <text:p text:style-name="P330">subRosa produce obras de arte, campañas y proyectos, publicaciones, intervenciones en medios y foros públicos que visibilizan los efectos de las interconexiones de tecnología, género y diferencia; feminismo y capital global; nuevas tecnologías biológicas y médicas y salud de la mujer; y el cambio en las condiciones laborales y reproductivas de las mujeres en un circuito integral.<text:s/></text:p>
        </text:list-item>
        <text:list-item>
          <text:p text:style-name="P331">SubRosa practica una política feminista corporal y situacional alimentada por la jovialidad, la determinación y el deseo de formar alianzas y coaliciones positivas.</text:p>
        </text:list-item>
      </text:list>
      <text:soft-page-break/>
      <text:p text:style-name="P332">7. Masculinidades</text:p>
      <text:list text:style-name="LFO25" text:continue-numbering="true">
        <text:list-item>
          <text:p text:style-name="P333">“La asociación del orden patriarcal al universo masculino tal vez influyó a que las preguntas en torno de las masculinidades y la publicación de estudios sobre los varones no sólo surgieran posteriormente, sino que aún se encuentran en una fase incipiente […]. Sus experiencias, conductas y prácticas se ven influidas por los imperativos de la heterosexualidad, para la cual la virilidad se define por la capacidad de dominar, controlar, penetrar” (Castro 114-115)</text:p>
        </text:list-item>
      </text:list>
      <text:p text:style-name="Normal">-Como se construyen las subjetividades de los varones? ¿Qué significa ser hombre?</text:p>
      <text:p text:style-name="Normal">-Identidades masculinas<text:s/><text:span text:style-name="T334"></text:span><text:s/>construcciones culturales que se reproducen socialmente y que por ello no pueden definirse fuera del contexto en el que se inscriben.<text:s/></text:p>
      <text:p text:style-name="Normal">-Estas instituciones disciplinan modos de pensar, sentir, actuar, de habitar el cuerpo en función de ese genero ligado a un sexo dado<text:s/><text:span text:style-name="T335"></text:span><text:s/>modos reduccionistas.</text:p>
      <text:p text:style-name="Normal">-Transición hacia modelos masculinos más conscientes de las desigualdades<text:s/><text:span text:style-name="T336"></text:span><text:s/>“nuevas masculinidade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style style:name="WW_CharLFO5LVL1" style:family="text">
      <style:text-properties style:font-name="Times New Roman"/>
    </style:style>
    <style:style style:name="WW_CharLFO5LVL2" style:family="text">
      <style:text-properties style:font-name="Times New Roman"/>
    </style:style>
    <style:style style:name="WW_CharLFO5LVL3" style:family="text">
      <style:text-properties style:font-name="Times New Roman"/>
    </style:style>
    <style:style style:name="WW_CharLFO5LVL4" style:family="text">
      <style:text-properties style:font-name="Times New Roman"/>
    </style:style>
    <style:style style:name="WW_CharLFO5LVL5" style:family="text">
      <style:text-properties style:font-name="Times New Roman"/>
    </style:style>
    <style:style style:name="WW_CharLFO5LVL6" style:family="text">
      <style:text-properties style:font-name="Times New Roman"/>
    </style:style>
    <style:style style:name="WW_CharLFO5LVL7" style:family="text">
      <style:text-properties style:font-name="Times New Roman"/>
    </style:style>
    <style:style style:name="WW_CharLFO5LVL8" style:family="text">
      <style:text-properties style:font-name="Times New Roman"/>
    </style:style>
    <style:style style:name="WW_CharLFO5LVL9" style:family="text">
      <style:text-properties style:font-name="Times New Roman"/>
    </style:style>
    <style:style style:name="WW_CharLFO6LVL1" style:family="text">
      <style:text-properties style:font-name="Times New Roman"/>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style:style style:name="WW_CharLFO7LVL1" style:family="text">
      <style:text-properties style:font-name="Times New Roman"/>
    </style:style>
    <style:style style:name="WW_CharLFO7LVL2" style:family="text">
      <style:text-properties style:font-name="Times New Roman"/>
    </style:style>
    <style:style style:name="WW_CharLFO7LVL3" style:family="text">
      <style:text-properties style:font-name="Times New Roman"/>
    </style:style>
    <style:style style:name="WW_CharLFO7LVL4" style:family="text">
      <style:text-properties style:font-name="Times New Roman"/>
    </style:style>
    <style:style style:name="WW_CharLFO7LVL5" style:family="text">
      <style:text-properties style:font-name="Times New Roman"/>
    </style:style>
    <style:style style:name="WW_CharLFO7LVL6" style:family="text">
      <style:text-properties style:font-name="Times New Roman"/>
    </style:style>
    <style:style style:name="WW_CharLFO7LVL7" style:family="text">
      <style:text-properties style:font-name="Times New Roman"/>
    </style:style>
    <style:style style:name="WW_CharLFO7LVL8" style:family="text">
      <style:text-properties style:font-name="Times New Roman"/>
    </style:style>
    <style:style style:name="WW_CharLFO7LVL9" style:family="text">
      <style:text-properties style:font-name="Times New Roman"/>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Arial"/>
    </style:style>
    <style:style style:name="WW_CharLFO9LVL2" style:family="text">
      <style:text-properties style:font-name="Arial"/>
    </style:style>
    <style:style style:name="WW_CharLFO9LVL3" style:family="text">
      <style:text-properties style:font-name="Arial"/>
    </style:style>
    <style:style style:name="WW_CharLFO9LVL4" style:family="text">
      <style:text-properties style:font-name="Arial"/>
    </style:style>
    <style:style style:name="WW_CharLFO9LVL5" style:family="text">
      <style:text-properties style:font-name="Arial"/>
    </style:style>
    <style:style style:name="WW_CharLFO9LVL6" style:family="text">
      <style:text-properties style:font-name="Arial"/>
    </style:style>
    <style:style style:name="WW_CharLFO9LVL7" style:family="text">
      <style:text-properties style:font-name="Arial"/>
    </style:style>
    <style:style style:name="WW_CharLFO9LVL8" style:family="text">
      <style:text-properties style:font-name="Arial"/>
    </style:style>
    <style:style style:name="WW_CharLFO9LVL9" style:family="text">
      <style:text-properties style:font-name="Arial"/>
    </style:style>
    <style:style style:name="WW_CharLFO10LVL1" style:family="text">
      <style:text-properties style:font-name="Arial"/>
    </style:style>
    <style:style style:name="WW_CharLFO10LVL2" style:family="text">
      <style:text-properties style:font-name="Arial"/>
    </style:style>
    <style:style style:name="WW_CharLFO10LVL3" style:family="text">
      <style:text-properties style:font-name="Arial"/>
    </style:style>
    <style:style style:name="WW_CharLFO10LVL4" style:family="text">
      <style:text-properties style:font-name="Arial"/>
    </style:style>
    <style:style style:name="WW_CharLFO10LVL5" style:family="text">
      <style:text-properties style:font-name="Arial"/>
    </style:style>
    <style:style style:name="WW_CharLFO10LVL6" style:family="text">
      <style:text-properties style:font-name="Arial"/>
    </style:style>
    <style:style style:name="WW_CharLFO10LVL7" style:family="text">
      <style:text-properties style:font-name="Arial"/>
    </style:style>
    <style:style style:name="WW_CharLFO10LVL8" style:family="text">
      <style:text-properties style:font-name="Arial"/>
    </style:style>
    <style:style style:name="WW_CharLFO10LVL9" style:family="text">
      <style:text-properties style:font-name="Arial"/>
    </style:style>
    <style:style style:name="WW_CharLFO11LVL1" style:family="text">
      <style:text-properties style:font-name="Arial"/>
    </style:style>
    <style:style style:name="WW_CharLFO11LVL2" style:family="text">
      <style:text-properties style:font-name="Arial"/>
    </style:style>
    <style:style style:name="WW_CharLFO11LVL3" style:family="text">
      <style:text-properties style:font-name="Arial"/>
    </style:style>
    <style:style style:name="WW_CharLFO11LVL4" style:family="text">
      <style:text-properties style:font-name="Arial"/>
    </style:style>
    <style:style style:name="WW_CharLFO11LVL5" style:family="text">
      <style:text-properties style:font-name="Arial"/>
    </style:style>
    <style:style style:name="WW_CharLFO11LVL6" style:family="text">
      <style:text-properties style:font-name="Arial"/>
    </style:style>
    <style:style style:name="WW_CharLFO11LVL7" style:family="text">
      <style:text-properties style:font-name="Arial"/>
    </style:style>
    <style:style style:name="WW_CharLFO11LVL8" style:family="text">
      <style:text-properties style:font-name="Arial"/>
    </style:style>
    <style:style style:name="WW_CharLFO11LVL9" style:family="text">
      <style:text-properties style:font-name="Arial"/>
    </style:style>
    <style:style style:name="WW_CharLFO12LVL1" style:family="text">
      <style:text-properties style:font-name="Arial"/>
    </style:style>
    <style:style style:name="WW_CharLFO12LVL2" style:family="text">
      <style:text-properties style:font-name="Arial"/>
    </style:style>
    <style:style style:name="WW_CharLFO12LVL3" style:family="text">
      <style:text-properties style:font-name="Arial"/>
    </style:style>
    <style:style style:name="WW_CharLFO12LVL4" style:family="text">
      <style:text-properties style:font-name="Arial"/>
    </style:style>
    <style:style style:name="WW_CharLFO12LVL5" style:family="text">
      <style:text-properties style:font-name="Arial"/>
    </style:style>
    <style:style style:name="WW_CharLFO12LVL6" style:family="text">
      <style:text-properties style:font-name="Arial"/>
    </style:style>
    <style:style style:name="WW_CharLFO12LVL7" style:family="text">
      <style:text-properties style:font-name="Arial"/>
    </style:style>
    <style:style style:name="WW_CharLFO12LVL8" style:family="text">
      <style:text-properties style:font-name="Arial"/>
    </style:style>
    <style:style style:name="WW_CharLFO12LVL9" style:family="text">
      <style:text-properties style:font-name="Arial"/>
    </style:style>
    <style:style style:name="WW_CharLFO13LVL1" style:family="text">
      <style:text-properties style:font-name="Arial"/>
    </style:style>
    <style:style style:name="WW_CharLFO13LVL2" style:family="text">
      <style:text-properties style:font-name="Arial"/>
    </style:style>
    <style:style style:name="WW_CharLFO13LVL3" style:family="text">
      <style:text-properties style:font-name="Arial"/>
    </style:style>
    <style:style style:name="WW_CharLFO13LVL4" style:family="text">
      <style:text-properties style:font-name="Arial"/>
    </style:style>
    <style:style style:name="WW_CharLFO13LVL5" style:family="text">
      <style:text-properties style:font-name="Arial"/>
    </style:style>
    <style:style style:name="WW_CharLFO13LVL6" style:family="text">
      <style:text-properties style:font-name="Arial"/>
    </style:style>
    <style:style style:name="WW_CharLFO13LVL7" style:family="text">
      <style:text-properties style:font-name="Arial"/>
    </style:style>
    <style:style style:name="WW_CharLFO13LVL8" style:family="text">
      <style:text-properties style:font-name="Arial"/>
    </style:style>
    <style:style style:name="WW_CharLFO13LVL9" style:family="text">
      <style:text-properties style:font-name="Arial"/>
    </style:style>
    <style:style style:name="WW_CharLFO14LVL1" style:family="text">
      <style:text-properties style:font-name="Arial"/>
    </style:style>
    <style:style style:name="WW_CharLFO14LVL2" style:family="text">
      <style:text-properties style:font-name="Arial"/>
    </style:style>
    <style:style style:name="WW_CharLFO14LVL3" style:family="text">
      <style:text-properties style:font-name="Arial"/>
    </style:style>
    <style:style style:name="WW_CharLFO14LVL4" style:family="text">
      <style:text-properties style:font-name="Arial"/>
    </style:style>
    <style:style style:name="WW_CharLFO14LVL5" style:family="text">
      <style:text-properties style:font-name="Arial"/>
    </style:style>
    <style:style style:name="WW_CharLFO14LVL6" style:family="text">
      <style:text-properties style:font-name="Arial"/>
    </style:style>
    <style:style style:name="WW_CharLFO14LVL7" style:family="text">
      <style:text-properties style:font-name="Arial"/>
    </style:style>
    <style:style style:name="WW_CharLFO14LVL8" style:family="text">
      <style:text-properties style:font-name="Arial"/>
    </style:style>
    <style:style style:name="WW_CharLFO14LVL9" style:family="text">
      <style:text-properties style:font-name="Arial"/>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style style:name="WW_CharLFO17LVL1" style:family="text">
      <style:text-properties style:font-name="Arial"/>
    </style:style>
    <style:style style:name="WW_CharLFO17LVL2" style:family="text">
      <style:text-properties style:font-name="Arial"/>
    </style:style>
    <style:style style:name="WW_CharLFO17LVL3" style:family="text">
      <style:text-properties style:font-name="Arial"/>
    </style:style>
    <style:style style:name="WW_CharLFO17LVL4" style:family="text">
      <style:text-properties style:font-name="Arial"/>
    </style:style>
    <style:style style:name="WW_CharLFO17LVL5" style:family="text">
      <style:text-properties style:font-name="Arial"/>
    </style:style>
    <style:style style:name="WW_CharLFO17LVL6" style:family="text">
      <style:text-properties style:font-name="Arial"/>
    </style:style>
    <style:style style:name="WW_CharLFO17LVL7" style:family="text">
      <style:text-properties style:font-name="Arial"/>
    </style:style>
    <style:style style:name="WW_CharLFO17LVL8" style:family="text">
      <style:text-properties style:font-name="Arial"/>
    </style:style>
    <style:style style:name="WW_CharLFO17LVL9" style:family="text">
      <style:text-properties style:font-name="Arial"/>
    </style:style>
    <style:style style:name="WW_CharLFO18LVL1" style:family="text">
      <style:text-properties style:font-name="Arial"/>
    </style:style>
    <style:style style:name="WW_CharLFO18LVL2" style:family="text">
      <style:text-properties style:font-name="Arial"/>
    </style:style>
    <style:style style:name="WW_CharLFO18LVL3" style:family="text">
      <style:text-properties style:font-name="Arial"/>
    </style:style>
    <style:style style:name="WW_CharLFO18LVL4" style:family="text">
      <style:text-properties style:font-name="Arial"/>
    </style:style>
    <style:style style:name="WW_CharLFO18LVL5" style:family="text">
      <style:text-properties style:font-name="Arial"/>
    </style:style>
    <style:style style:name="WW_CharLFO18LVL6" style:family="text">
      <style:text-properties style:font-name="Arial"/>
    </style:style>
    <style:style style:name="WW_CharLFO18LVL7" style:family="text">
      <style:text-properties style:font-name="Arial"/>
    </style:style>
    <style:style style:name="WW_CharLFO18LVL8" style:family="text">
      <style:text-properties style:font-name="Arial"/>
    </style:style>
    <style:style style:name="WW_CharLFO18LVL9" style:family="text">
      <style:text-properties style:font-name="Arial"/>
    </style:style>
    <style:style style:name="WW_CharLFO19LVL1" style:family="text">
      <style:text-properties style:font-name="Arial"/>
    </style:style>
    <style:style style:name="WW_CharLFO19LVL2" style:family="text">
      <style:text-properties style:font-name="Arial"/>
    </style:style>
    <style:style style:name="WW_CharLFO19LVL3" style:family="text">
      <style:text-properties style:font-name="Arial"/>
    </style:style>
    <style:style style:name="WW_CharLFO19LVL4" style:family="text">
      <style:text-properties style:font-name="Arial"/>
    </style:style>
    <style:style style:name="WW_CharLFO19LVL5" style:family="text">
      <style:text-properties style:font-name="Arial"/>
    </style:style>
    <style:style style:name="WW_CharLFO19LVL6" style:family="text">
      <style:text-properties style:font-name="Arial"/>
    </style:style>
    <style:style style:name="WW_CharLFO19LVL7" style:family="text">
      <style:text-properties style:font-name="Arial"/>
    </style:style>
    <style:style style:name="WW_CharLFO19LVL8" style:family="text">
      <style:text-properties style:font-name="Arial"/>
    </style:style>
    <style:style style:name="WW_CharLFO19LVL9" style:family="text">
      <style:text-properties style:font-name="Arial"/>
    </style:style>
    <style:style style:name="WW_CharLFO20LVL1" style:family="text">
      <style:text-properties style:font-name="Arial"/>
    </style:style>
    <style:style style:name="WW_CharLFO20LVL2" style:family="text">
      <style:text-properties style:font-name="Arial"/>
    </style:style>
    <style:style style:name="WW_CharLFO20LVL3" style:family="text">
      <style:text-properties style:font-name="Arial"/>
    </style:style>
    <style:style style:name="WW_CharLFO20LVL4" style:family="text">
      <style:text-properties style:font-name="Arial"/>
    </style:style>
    <style:style style:name="WW_CharLFO20LVL5" style:family="text">
      <style:text-properties style:font-name="Arial"/>
    </style:style>
    <style:style style:name="WW_CharLFO20LVL6" style:family="text">
      <style:text-properties style:font-name="Arial"/>
    </style:style>
    <style:style style:name="WW_CharLFO20LVL7" style:family="text">
      <style:text-properties style:font-name="Arial"/>
    </style:style>
    <style:style style:name="WW_CharLFO20LVL8" style:family="text">
      <style:text-properties style:font-name="Arial"/>
    </style:style>
    <style:style style:name="WW_CharLFO20LVL9" style:family="text">
      <style:text-properties style:font-name="Arial"/>
    </style:style>
    <style:style style:name="WW_CharLFO21LVL1" style:family="text">
      <style:text-properties style:font-name="Arial"/>
    </style:style>
    <style:style style:name="WW_CharLFO21LVL2" style:family="text">
      <style:text-properties style:font-name="Arial"/>
    </style:style>
    <style:style style:name="WW_CharLFO21LVL3" style:family="text">
      <style:text-properties style:font-name="Arial"/>
    </style:style>
    <style:style style:name="WW_CharLFO21LVL4" style:family="text">
      <style:text-properties style:font-name="Arial"/>
    </style:style>
    <style:style style:name="WW_CharLFO21LVL5" style:family="text">
      <style:text-properties style:font-name="Arial"/>
    </style:style>
    <style:style style:name="WW_CharLFO21LVL6" style:family="text">
      <style:text-properties style:font-name="Arial"/>
    </style:style>
    <style:style style:name="WW_CharLFO21LVL7" style:family="text">
      <style:text-properties style:font-name="Arial"/>
    </style:style>
    <style:style style:name="WW_CharLFO21LVL8" style:family="text">
      <style:text-properties style:font-name="Arial"/>
    </style:style>
    <style:style style:name="WW_CharLFO21LVL9" style:family="text">
      <style:text-properties style:font-name="Arial"/>
    </style:style>
    <style:style style:name="WW_CharLFO22LVL1" style:family="text">
      <style:text-properties style:font-name="Arial"/>
    </style:style>
    <style:style style:name="WW_CharLFO22LVL2" style:family="text">
      <style:text-properties style:font-name="Arial"/>
    </style:style>
    <style:style style:name="WW_CharLFO22LVL3" style:family="text">
      <style:text-properties style:font-name="Arial"/>
    </style:style>
    <style:style style:name="WW_CharLFO22LVL4" style:family="text">
      <style:text-properties style:font-name="Arial"/>
    </style:style>
    <style:style style:name="WW_CharLFO22LVL5" style:family="text">
      <style:text-properties style:font-name="Arial"/>
    </style:style>
    <style:style style:name="WW_CharLFO22LVL6" style:family="text">
      <style:text-properties style:font-name="Arial"/>
    </style:style>
    <style:style style:name="WW_CharLFO22LVL7" style:family="text">
      <style:text-properties style:font-name="Arial"/>
    </style:style>
    <style:style style:name="WW_CharLFO22LVL8" style:family="text">
      <style:text-properties style:font-name="Arial"/>
    </style:style>
    <style:style style:name="WW_CharLFO22LVL9" style:family="text">
      <style:text-properties style:font-name="Arial"/>
    </style:style>
    <style:style style:name="WW_CharLFO23LVL1" style:family="text">
      <style:text-properties style:font-name="Arial"/>
    </style:style>
    <style:style style:name="WW_CharLFO23LVL2" style:family="text">
      <style:text-properties style:font-name="Arial"/>
    </style:style>
    <style:style style:name="WW_CharLFO23LVL3" style:family="text">
      <style:text-properties style:font-name="Arial"/>
    </style:style>
    <style:style style:name="WW_CharLFO23LVL4" style:family="text">
      <style:text-properties style:font-name="Arial"/>
    </style:style>
    <style:style style:name="WW_CharLFO23LVL5" style:family="text">
      <style:text-properties style:font-name="Arial"/>
    </style:style>
    <style:style style:name="WW_CharLFO23LVL6" style:family="text">
      <style:text-properties style:font-name="Arial"/>
    </style:style>
    <style:style style:name="WW_CharLFO23LVL7" style:family="text">
      <style:text-properties style:font-name="Arial"/>
    </style:style>
    <style:style style:name="WW_CharLFO23LVL8" style:family="text">
      <style:text-properties style:font-name="Arial"/>
    </style:style>
    <style:style style:name="WW_CharLFO23LVL9" style:family="text">
      <style:text-properties style:font-name="Arial"/>
    </style:style>
    <style:style style:name="WW_CharLFO24LVL1" style:family="text">
      <style:text-properties style:font-name="Arial"/>
    </style:style>
    <style:style style:name="WW_CharLFO24LVL2" style:family="text">
      <style:text-properties style:font-name="Arial"/>
    </style:style>
    <style:style style:name="WW_CharLFO24LVL3" style:family="text">
      <style:text-properties style:font-name="Arial"/>
    </style:style>
    <style:style style:name="WW_CharLFO24LVL4" style:family="text">
      <style:text-properties style:font-name="Arial"/>
    </style:style>
    <style:style style:name="WW_CharLFO24LVL5" style:family="text">
      <style:text-properties style:font-name="Arial"/>
    </style:style>
    <style:style style:name="WW_CharLFO24LVL6" style:family="text">
      <style:text-properties style:font-name="Arial"/>
    </style:style>
    <style:style style:name="WW_CharLFO24LVL7" style:family="text">
      <style:text-properties style:font-name="Arial"/>
    </style:style>
    <style:style style:name="WW_CharLFO24LVL8" style:family="text">
      <style:text-properties style:font-name="Arial"/>
    </style:style>
    <style:style style:name="WW_CharLFO24LVL9" style:family="text">
      <style:text-properties style:font-name="Arial"/>
    </style:style>
    <style:style style:name="WW_CharLFO25LVL1" style:family="text">
      <style:text-properties style:font-name="Arial"/>
    </style:style>
    <style:style style:name="WW_CharLFO25LVL2" style:family="text">
      <style:text-properties style:font-name="Arial"/>
    </style:style>
    <style:style style:name="WW_CharLFO25LVL3" style:family="text">
      <style:text-properties style:font-name="Arial"/>
    </style:style>
    <style:style style:name="WW_CharLFO25LVL4" style:family="text">
      <style:text-properties style:font-name="Arial"/>
    </style:style>
    <style:style style:name="WW_CharLFO25LVL5" style:family="text">
      <style:text-properties style:font-name="Arial"/>
    </style:style>
    <style:style style:name="WW_CharLFO25LVL6" style:family="text">
      <style:text-properties style:font-name="Arial"/>
    </style:style>
    <style:style style:name="WW_CharLFO25LVL7" style:family="text">
      <style:text-properties style:font-name="Arial"/>
    </style:style>
    <style:style style:name="WW_CharLFO25LVL8" style:family="text">
      <style:text-properties style:font-name="Arial"/>
    </style:style>
    <style:style style:name="WW_CharLFO25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0" svg:viewBox="0 0 20 30" svg:d="m10 0-10 30h20z"/>
    <draw:stroke-dash draw:name="a6" draw:style="rect" draw:dots1="1" draw:dots1-length="0.04167in" draw:distance="0.04167in"/>
    <draw:stroke-dash draw:name="a20" draw:style="rect" draw:dots1="1" draw:dots1-length="0.04167in" draw:distance="0.04167in"/>
    <draw:stroke-dash draw:name="a13" draw:style="rect" draw:dots1="1" draw:dots1-length="0.04167in" draw:distance="0.04167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erónica Cochón Torrado</meta:initial-creator>
    <dc:creator>Verónica Cochón Torrado</dc:creator>
    <meta:creation-date>2021-04-29T15:08:00Z</meta:creation-date>
    <dc:date>2021-04-29T15:13:00Z</dc:date>
    <meta:template xlink:href="Normal" xlink:type="simple"/>
    <meta:editing-cycles>2</meta:editing-cycles>
    <meta:editing-duration>PT300S</meta:editing-duration>
    <meta:document-statistic meta:page-count="14" meta:paragraph-count="61" meta:word-count="4705" meta:character-count="30522" meta:row-count="215" meta:non-whitespace-character-count="25878"/>
  </office:meta>
</office:document-meta>
</file>